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0.91pt"/>
    </style:style>
    <style:style style:name="co2" style:family="table-column">
      <style:table-column-properties fo:break-before="auto" style:column-width="39.91pt"/>
    </style:style>
    <style:style style:name="co3" style:family="table-column">
      <style:table-column-properties fo:break-before="auto" style:column-width="153.75pt"/>
    </style:style>
    <style:style style:name="co4" style:family="table-column">
      <style:table-column-properties fo:break-before="auto" style:column-width="97.14pt"/>
    </style:style>
    <style:style style:name="co5" style:family="table-column">
      <style:table-column-properties fo:break-before="auto" style:column-width="98.19pt"/>
    </style:style>
    <style:style style:name="co6" style:family="table-column">
      <style:table-column-properties fo:break-before="auto" style:column-width="31.69pt"/>
    </style:style>
    <style:style style:name="co7" style:family="table-column">
      <style:table-column-properties fo:break-before="auto" style:column-width="35.55pt"/>
    </style:style>
    <style:style style:name="co8" style:family="table-column">
      <style:table-column-properties fo:break-before="auto" style:column-width="42.24pt"/>
    </style:style>
    <style:style style:name="co9" style:family="table-column">
      <style:table-column-properties fo:break-before="auto" style:column-width="51.9pt"/>
    </style:style>
    <style:style style:name="co10" style:family="table-column">
      <style:table-column-properties fo:break-before="auto" style:column-width="28.46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95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/>
    </style:style>
  </office:automatic-styles>
  <office:body>
    <office:spreadsheet>
      <table:table table:name="upp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2" table:default-cell-style-name="Default"/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SCRIBE</text:p>
          </table:table-cell>
          <table:table-cell table:style-name="ce1" office:value-type="string" calcext:value-type="string">
            <text:p>RECIPIENT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BIRTH</text:p>
          </table:table-cell>
          <table:table-cell table:style-name="ce1" office:value-type="string" calcext:value-type="string">
            <text:p>DEATH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ORIGIN</text:p>
          </table:table-cell>
          <table:table-cell table:style-name="ce1" office:value-type="string" calcext:value-type="string">
            <text:p>ORIGIN PART</text:p>
          </table:table-cell>
          <table:table-cell table:style-name="ce1" office:value-type="string" calcext:value-type="string">
            <text:p>ORIGIN COUNTY</text:p>
          </table:table-cell>
          <table:table-cell table:style-name="ce1" office:value-type="string" calcext:value-type="string">
            <text:p>PLACE WRITTEN</text:p>
          </table:table-cell>
          <table:table-cell table:style-name="ce1" office:value-type="string" calcext:value-type="string">
            <text:p>PLACE PART</text:p>
          </table:table-cell>
          <table:table-cell table:style-name="ce1" office:value-type="string" calcext:value-type="string">
            <text:p>PLACE COUNTY</text:p>
          </table:table-cell>
          <table:table-cell table:style-name="ce1" office:value-type="string" calcext:value-type="string">
            <text:p>REC. CAT.</text:p>
          </table:table-cell>
          <table:table-cell table:style-name="ce1" office:value-type="string" calcext:value-type="string">
            <text:p>REC</text:p>
          </table:table-cell>
          <table:table-cell table:style-name="ce1" table:number-columns-repeated="1006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11-08-22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11" calcext:value-type="float">
            <text:p>1811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Reynivellir</text:p>
          </table:table-cell>
          <table:table-cell office:value-type="string" calcext:value-type="string">
            <text:p>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13-08-22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13" calcext:value-type="float">
            <text:p>1813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Reynivellir</text:p>
          </table:table-cell>
          <table:table-cell office:value-type="string" calcext:value-type="string">
            <text:p>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14-08-20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14" calcext:value-type="float">
            <text:p>1814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16-04-30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16" calcext:value-type="float">
            <text:p>1816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Breiðholt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17-09-04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17" calcext:value-type="float">
            <text:p>1817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17-09-05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17" calcext:value-type="float">
            <text:p>1817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18-03-04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18" calcext:value-type="float">
            <text:p>1818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18-09-18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18" calcext:value-type="float">
            <text:p>1818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19-03-03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19" calcext:value-type="float">
            <text:p>1819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19-09-15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19" calcext:value-type="float">
            <text:p>1819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Breiðholt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20-03-04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20" calcext:value-type="float">
            <text:p>1820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Breiðholt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20-08-24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20" calcext:value-type="float">
            <text:p>1820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Breiðholt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20-10-11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20" calcext:value-type="float">
            <text:p>1820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Breiðholt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21-03-01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21" calcext:value-type="float">
            <text:p>1821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Breiðholt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21-08-29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21" calcext:value-type="float">
            <text:p>1821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Breiðholt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21-09-10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21" calcext:value-type="float">
            <text:p>1821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21-10-02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21" calcext:value-type="float">
            <text:p>1821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Breiðholt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21-11-11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21" calcext:value-type="float">
            <text:p>1821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21-12-09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21" calcext:value-type="float">
            <text:p>1821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Breiðholt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22-01-26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22" calcext:value-type="float">
            <text:p>1822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Breiðholt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22-03-05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22" calcext:value-type="float">
            <text:p>1822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Breiðholt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22-03-28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22" calcext:value-type="float">
            <text:p>1822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22-05-06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22" calcext:value-type="float">
            <text:p>1822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Breiðholt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22-06-11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22" calcext:value-type="float">
            <text:p>1822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Breiðholt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22-11-18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22" calcext:value-type="float">
            <text:p>1822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23-04-17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23" calcext:value-type="float">
            <text:p>1823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23-05-12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23" calcext:value-type="float">
            <text:p>1823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Breiðholt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23-08-25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23" calcext:value-type="float">
            <text:p>1823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Breiðholt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23-11-25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23" calcext:value-type="float">
            <text:p>1823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Breiðholt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24-05-24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24" calcext:value-type="float">
            <text:p>1824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24-06-15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24" calcext:value-type="float">
            <text:p>1824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24-06-19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24" calcext:value-type="float">
            <text:p>1824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26-07-07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26" calcext:value-type="float">
            <text:p>1826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26-07-19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26" calcext:value-type="float">
            <text:p>1826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26-07-31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26" calcext:value-type="float">
            <text:p>1826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26-08-14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26" calcext:value-type="float">
            <text:p>1826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26-09-22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26" calcext:value-type="float">
            <text:p>1826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26-11-15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26" calcext:value-type="float">
            <text:p>1826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26-11-21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26" calcext:value-type="float">
            <text:p>1826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27-03-02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27" calcext:value-type="float">
            <text:p>1827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27-03-08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27" calcext:value-type="float">
            <text:p>1827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27-05-23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27" calcext:value-type="float">
            <text:p>1827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27-06-12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27" calcext:value-type="float">
            <text:p>1827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27-11-07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27" calcext:value-type="float">
            <text:p>1827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27-11-22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27" calcext:value-type="float">
            <text:p>1827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28-01-30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28" calcext:value-type="float">
            <text:p>1828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28-03-13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28" calcext:value-type="float">
            <text:p>1828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28-05-31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28" calcext:value-type="float">
            <text:p>1828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28-09-01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28" calcext:value-type="float">
            <text:p>1828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28-09-27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28" calcext:value-type="float">
            <text:p>1828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28-12-11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28" calcext:value-type="float">
            <text:p>1828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29-03-04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29" calcext:value-type="float">
            <text:p>1829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29-05-25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29" calcext:value-type="float">
            <text:p>1829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29-06-28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29" calcext:value-type="float">
            <text:p>1829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29-08-23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29" calcext:value-type="float">
            <text:p>1829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29-11-18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29" calcext:value-type="float">
            <text:p>1829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29-12-07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29" calcext:value-type="float">
            <text:p>1829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31-03-03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31" calcext:value-type="float">
            <text:p>1831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31-06-28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31" calcext:value-type="float">
            <text:p>1831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31-10-28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31" calcext:value-type="float">
            <text:p>1831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31-12-14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31" calcext:value-type="float">
            <text:p>1831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32-05-30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32" calcext:value-type="float">
            <text:p>1832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32-08-13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32" calcext:value-type="float">
            <text:p>1832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32-11-17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32" calcext:value-type="float">
            <text:p>1832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33-03-07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33" calcext:value-type="float">
            <text:p>1833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33-06-12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33" calcext:value-type="float">
            <text:p>1833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33-11-05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33" calcext:value-type="float">
            <text:p>1833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34-03-01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34" calcext:value-type="float">
            <text:p>1834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34-05-20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34" calcext:value-type="float">
            <text:p>1834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34-08-31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34" calcext:value-type="float">
            <text:p>1834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34-09-30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34" calcext:value-type="float">
            <text:p>1834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35-03-01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35" calcext:value-type="float">
            <text:p>1835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35-08-29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35" calcext:value-type="float">
            <text:p>1835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35-10-08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35" calcext:value-type="float">
            <text:p>1835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35-11-16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35" calcext:value-type="float">
            <text:p>1835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35-12-19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35" calcext:value-type="float">
            <text:p>1835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36-02-29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36" calcext:value-type="float">
            <text:p>1836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36-07-05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36" calcext:value-type="float">
            <text:p>1836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36-07-29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36" calcext:value-type="float">
            <text:p>1836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36-11-08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36" calcext:value-type="float">
            <text:p>1836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37-03-07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37" calcext:value-type="float">
            <text:p>1837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37-06-15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37" calcext:value-type="float">
            <text:p>1837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37-10-03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37" calcext:value-type="float">
            <text:p>1837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37-12-09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37" calcext:value-type="float">
            <text:p>1837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38-03-02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38" calcext:value-type="float">
            <text:p>1838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38-05-28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38" calcext:value-type="float">
            <text:p>1838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38-06-20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38" calcext:value-type="float">
            <text:p>1838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Laugarnes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38-08-05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38" calcext:value-type="float">
            <text:p>1838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38-12-06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38" calcext:value-type="float">
            <text:p>1838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39-03-12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39" calcext:value-type="float">
            <text:p>1839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39-11-02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39" calcext:value-type="float">
            <text:p>1839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39-12-12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39" calcext:value-type="float">
            <text:p>1839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0-03-05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0" calcext:value-type="float">
            <text:p>1840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0-06-17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0" calcext:value-type="float">
            <text:p>1840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0-07-25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0" calcext:value-type="float">
            <text:p>1840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0-09-28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0" calcext:value-type="float">
            <text:p>1840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0-11-03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0" calcext:value-type="float">
            <text:p>1840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1-03-05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1" calcext:value-type="float">
            <text:p>1841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1-10-22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1" calcext:value-type="float">
            <text:p>1841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1-10-30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1" calcext:value-type="float">
            <text:p>1841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2-03-21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2" calcext:value-type="float">
            <text:p>1842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2-05-27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2" calcext:value-type="float">
            <text:p>1842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2-06-22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2" calcext:value-type="float">
            <text:p>1842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2-09-08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2" calcext:value-type="float">
            <text:p>1842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2-11-07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2" calcext:value-type="float">
            <text:p>1842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3-03-04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3" calcext:value-type="float">
            <text:p>1843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3-03-08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3" calcext:value-type="float">
            <text:p>1843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3-03-18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3" calcext:value-type="float">
            <text:p>1843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3-08-05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3" calcext:value-type="float">
            <text:p>1843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3-11-01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3" calcext:value-type="float">
            <text:p>1843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3-11-04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3" calcext:value-type="float">
            <text:p>1843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3-11-06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3" calcext:value-type="float">
            <text:p>1843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4-03-06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4" calcext:value-type="float">
            <text:p>1844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4-05-25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4" calcext:value-type="float">
            <text:p>1844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4-07-13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4" calcext:value-type="float">
            <text:p>1844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Laugarnes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4-09-25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4" calcext:value-type="float">
            <text:p>1844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4-11-01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4" calcext:value-type="float">
            <text:p>1844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5-01-14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5" calcext:value-type="float">
            <text:p>1845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5-03-05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5" calcext:value-type="float">
            <text:p>1845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5-05-09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5" calcext:value-type="float">
            <text:p>1845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5-09-28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5" calcext:value-type="float">
            <text:p>1845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5-11-04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5" calcext:value-type="float">
            <text:p>1845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5-11-05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5" calcext:value-type="float">
            <text:p>1845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5-11-10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5" calcext:value-type="float">
            <text:p>1845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Laugarnes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6-02-25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6" calcext:value-type="float">
            <text:p>1846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Laugarnes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6-02-27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6" calcext:value-type="float">
            <text:p>1846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6-03-17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6" calcext:value-type="float">
            <text:p>1846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6-05-14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6" calcext:value-type="float">
            <text:p>1846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6-05-22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6" calcext:value-type="float">
            <text:p>1846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6-05-27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6" calcext:value-type="float">
            <text:p>1846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6-06-12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6" calcext:value-type="float">
            <text:p>1846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6-06-14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6" calcext:value-type="float">
            <text:p>1846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Laugarnes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6-07-31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6" calcext:value-type="float">
            <text:p>1846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6-09-29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6" calcext:value-type="float">
            <text:p>1846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6-10-21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6" calcext:value-type="float">
            <text:p>1846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7-02-27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7" calcext:value-type="float">
            <text:p>1847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7-05-06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7" calcext:value-type="float">
            <text:p>1847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7-05-26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7" calcext:value-type="float">
            <text:p>1847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7-06-12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7" calcext:value-type="float">
            <text:p>1847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7-06-14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7" calcext:value-type="float">
            <text:p>1847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7-06-26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7" calcext:value-type="float">
            <text:p>1847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7-07-04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7" calcext:value-type="float">
            <text:p>1847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7-08-03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7" calcext:value-type="float">
            <text:p>1847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7-08-24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7" calcext:value-type="float">
            <text:p>1847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8-02-25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8" calcext:value-type="float">
            <text:p>1848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8-06-18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8" calcext:value-type="float">
            <text:p>1848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8-06-22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8" calcext:value-type="float">
            <text:p>1848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8-07-12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8" calcext:value-type="float">
            <text:p>1848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8-08-07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8" calcext:value-type="float">
            <text:p>1848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8-10-26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8" calcext:value-type="float">
            <text:p>1848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8-10-27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8" calcext:value-type="float">
            <text:p>1848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8-10-30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8" calcext:value-type="float">
            <text:p>1848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9-02-06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9" calcext:value-type="float">
            <text:p>1849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9-02-20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9" calcext:value-type="float">
            <text:p>1849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9-04-11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9" calcext:value-type="float">
            <text:p>1849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9-06-02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9" calcext:value-type="float">
            <text:p>1849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9-06-25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9" calcext:value-type="float">
            <text:p>1849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9-07-21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9" calcext:value-type="float">
            <text:p>1849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9-07-26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9" calcext:value-type="float">
            <text:p>1849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9-08-01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9" calcext:value-type="float">
            <text:p>1849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9-08-06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9" calcext:value-type="float">
            <text:p>1849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9-08-17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9" calcext:value-type="float">
            <text:p>1849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9-08-17(2)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9" calcext:value-type="float">
            <text:p>1849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9-09-29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9" calcext:value-type="float">
            <text:p>1849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9-10-16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9" calcext:value-type="float">
            <text:p>1849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49-11-03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49" calcext:value-type="float">
            <text:p>1849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50-03-06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50" calcext:value-type="float">
            <text:p>1850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50-05-31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50" calcext:value-type="float">
            <text:p>1850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50-06-30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50" calcext:value-type="float">
            <text:p>1850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50-08-13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50" calcext:value-type="float">
            <text:p>1850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50-09-14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50" calcext:value-type="float">
            <text:p>1850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50-09-21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50" calcext:value-type="float">
            <text:p>1850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50-09-27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50" calcext:value-type="float">
            <text:p>1850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50-10-28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50" calcext:value-type="float">
            <text:p>1850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51-05-20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51" calcext:value-type="float">
            <text:p>1851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51-07-05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51" calcext:value-type="float">
            <text:p>1851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51-08-07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51" calcext:value-type="float">
            <text:p>1851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51-08-11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51" calcext:value-type="float">
            <text:p>1851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51-10-27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51" calcext:value-type="float">
            <text:p>1851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51-10-30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51" calcext:value-type="float">
            <text:p>1851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52-03-07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52" calcext:value-type="float">
            <text:p>1852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52-08-27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52" calcext:value-type="float">
            <text:p>1852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52-10-28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52" calcext:value-type="float">
            <text:p>1852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53-02-26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53" calcext:value-type="float">
            <text:p>1853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53-06-16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53" calcext:value-type="float">
            <text:p>1853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Garða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53-08-19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53" calcext:value-type="float">
            <text:p>1853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BskGrd-VAR-1853-10-15.txt</text:p>
          </table:table-cell>
          <table:table-cell office:value-type="string" calcext:value-type="string">
            <text:p>Árni Helgason</text:p>
          </table:table-cell>
          <table:table-cell office:value-type="string" calcext:value-type="string">
            <text:p>Bjarni Þorsteinsson</text:p>
          </table:table-cell>
          <table:table-cell office:value-type="float" office:value="1853" calcext:value-type="float">
            <text:p>1853</text:p>
          </table:table-cell>
          <table:table-cell office:value-type="float" office:value="1777" calcext:value-type="float">
            <text:p>1777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taður, Aðalvík</text:p>
          </table:table-cell>
          <table:table-cell office:value-type="string" calcext:value-type="string">
            <text:p>Wf.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 close friend, school mate</text:p>
          </table:table-cell>
          <table:table-cell table:number-columns-repeated="1006"/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BB-1820-10-05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ogi Benediktsson</text:p>
          </table:table-cell>
          <table:table-cell office:value-type="float" office:value="1820" calcext:value-type="float">
            <text:p>1820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ather-in-law</text:p>
          </table:table-cell>
          <table:table-cell table:number-columns-repeated="1006"/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BB-1820-12-30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ogi Benediktsson</text:p>
          </table:table-cell>
          <table:table-cell office:value-type="float" office:value="1820" calcext:value-type="float">
            <text:p>1820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ather-in-law</text:p>
          </table:table-cell>
          <table:table-cell table:number-columns-repeated="1006"/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BB-1821-02-14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ogi Benediktsson</text:p>
          </table:table-cell>
          <table:table-cell office:value-type="float" office:value="1821" calcext:value-type="float">
            <text:p>1821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ather-in-law</text:p>
          </table:table-cell>
          <table:table-cell table:number-columns-repeated="1006"/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BB-1821-02-23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ogi Benediktsson</text:p>
          </table:table-cell>
          <table:table-cell office:value-type="float" office:value="1821" calcext:value-type="float">
            <text:p>1821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ather-in-law</text:p>
          </table:table-cell>
          <table:table-cell table:number-columns-repeated="1006"/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BB-1824-15-08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ogi Benediktsson</text:p>
          </table:table-cell>
          <table:table-cell office:value-type="float" office:value="1824" calcext:value-type="float">
            <text:p>1824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ather-in-law</text:p>
          </table:table-cell>
          <table:table-cell table:number-columns-repeated="1006"/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BÞ-1811-10-18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jarni Þorsteinsson</text:p>
          </table:table-cell>
          <table:table-cell office:value-type="float" office:value="1811" calcext:value-type="float">
            <text:p>1811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BÞ-1812-08-01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jarni Þorsteinsson</text:p>
          </table:table-cell>
          <table:table-cell office:value-type="float" office:value="1812" calcext:value-type="float">
            <text:p>1812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BÞ-1812-08-28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jarni Þorsteinsson</text:p>
          </table:table-cell>
          <table:table-cell office:value-type="float" office:value="1812" calcext:value-type="float">
            <text:p>1812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BÞ-1813-08-21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jarni Þorsteinsson</text:p>
          </table:table-cell>
          <table:table-cell office:value-type="float" office:value="1813" calcext:value-type="float">
            <text:p>1813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BÞ-1814-08-26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jarni Þorsteinsson</text:p>
          </table:table-cell>
          <table:table-cell office:value-type="float" office:value="1814" calcext:value-type="float">
            <text:p>1814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BÞ-1816-08-24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jarni Þorsteinsson</text:p>
          </table:table-cell>
          <table:table-cell office:value-type="float" office:value="1816" calcext:value-type="float">
            <text:p>1816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BÞ-1817-09-10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jarni Þorsteinsson</text:p>
          </table:table-cell>
          <table:table-cell office:value-type="float" office:value="1817" calcext:value-type="float">
            <text:p>1817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BÞ-1818-03-06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jarni Þorsteinsson</text:p>
          </table:table-cell>
          <table:table-cell office:value-type="float" office:value="1818" calcext:value-type="float">
            <text:p>1818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BÞ-1818-08-28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jarni Þorsteinsson</text:p>
          </table:table-cell>
          <table:table-cell office:value-type="float" office:value="1818" calcext:value-type="float">
            <text:p>1818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BÞ-1818-10-17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jarni Þorsteinsson</text:p>
          </table:table-cell>
          <table:table-cell office:value-type="float" office:value="1818" calcext:value-type="float">
            <text:p>1818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BÞ-1819-03-07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jarni Þorsteinsson</text:p>
          </table:table-cell>
          <table:table-cell office:value-type="float" office:value="1819" calcext:value-type="float">
            <text:p>1819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BÞ-1820-03-05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jarni Þorsteinsson</text:p>
          </table:table-cell>
          <table:table-cell office:value-type="float" office:value="1820" calcext:value-type="float">
            <text:p>1820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BÞ-1820-07-23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jarni Þorsteinsson</text:p>
          </table:table-cell>
          <table:table-cell office:value-type="float" office:value="1820" calcext:value-type="float">
            <text:p>1820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BÞ-1820-08-15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jarni Þorsteinsson</text:p>
          </table:table-cell>
          <table:table-cell office:value-type="float" office:value="1820" calcext:value-type="float">
            <text:p>1820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BÞ-1820-09-16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jarni Þorsteinsson</text:p>
          </table:table-cell>
          <table:table-cell office:value-type="float" office:value="1820" calcext:value-type="float">
            <text:p>1820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Stykkishólmi</text:p>
          </table:table-cell>
          <table:table-cell office:value-type="string" calcext:value-type="string">
            <text:p>W</text:p>
          </table:table-cell>
          <table:table-cell table:number-columns-repeated="1009"/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BÞ-1821-03-04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jarni Þorsteinsson</text:p>
          </table:table-cell>
          <table:table-cell office:value-type="float" office:value="1821" calcext:value-type="float">
            <text:p>1821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BÞ-1821-10-21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jarni Þorsteinsson</text:p>
          </table:table-cell>
          <table:table-cell office:value-type="float" office:value="1821" calcext:value-type="float">
            <text:p>1821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BÞ-1821-10-31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jarni Þorsteinsson</text:p>
          </table:table-cell>
          <table:table-cell office:value-type="float" office:value="1821" calcext:value-type="float">
            <text:p>1821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BÞ-1822-11-29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jarni Þorsteinsson</text:p>
          </table:table-cell>
          <table:table-cell office:value-type="float" office:value="1822" calcext:value-type="float">
            <text:p>1822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BÞ-1823-01-21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jarni Þorsteinsson</text:p>
          </table:table-cell>
          <table:table-cell office:value-type="float" office:value="1823" calcext:value-type="float">
            <text:p>1823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BÞ-1823-03-25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jarni Þorsteinsson</text:p>
          </table:table-cell>
          <table:table-cell office:value-type="float" office:value="1823" calcext:value-type="float">
            <text:p>1823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BÞ-1824-01-22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jarni Þorsteinsson</text:p>
          </table:table-cell>
          <table:table-cell office:value-type="float" office:value="1824" calcext:value-type="float">
            <text:p>1824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FM-1818-09-13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Finnur Magnússon</text:p>
          </table:table-cell>
          <table:table-cell office:value-type="float" office:value="1818" calcext:value-type="float">
            <text:p>1818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FM-1819-09-15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Finnur Magnússon</text:p>
          </table:table-cell>
          <table:table-cell office:value-type="float" office:value="1819" calcext:value-type="float">
            <text:p>1819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FM-1823-08-08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Finnur Magnússon</text:p>
          </table:table-cell>
          <table:table-cell office:value-type="float" office:value="1823" calcext:value-type="float">
            <text:p>1823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FM-1824-03-03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Finnur Magnússon</text:p>
          </table:table-cell>
          <table:table-cell office:value-type="float" office:value="1824" calcext:value-type="float">
            <text:p>1824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FM-1824-09-09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Finnur Magnússon</text:p>
          </table:table-cell>
          <table:table-cell office:value-type="float" office:value="1824" calcext:value-type="float">
            <text:p>1824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GJ-1812-08-29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Grímur Jónsson</text:p>
          </table:table-cell>
          <table:table-cell office:value-type="float" office:value="1812" calcext:value-type="float">
            <text:p>1812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GJ-1813-09-09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Grímur Jónsson</text:p>
          </table:table-cell>
          <table:table-cell office:value-type="float" office:value="1813" calcext:value-type="float">
            <text:p>1813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GJ-1814-08-26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Grímur Jónsson</text:p>
          </table:table-cell>
          <table:table-cell office:value-type="float" office:value="1814" calcext:value-type="float">
            <text:p>1814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GJ-1815-08-30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Grímur Jónsson</text:p>
          </table:table-cell>
          <table:table-cell office:value-type="float" office:value="1815" calcext:value-type="float">
            <text:p>1815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GJ-1818-03-06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Grímur Jónsson</text:p>
          </table:table-cell>
          <table:table-cell office:value-type="float" office:value="1818" calcext:value-type="float">
            <text:p>1818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GJ-1818-09-12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Grímur Jónsson</text:p>
          </table:table-cell>
          <table:table-cell office:value-type="float" office:value="1818" calcext:value-type="float">
            <text:p>1818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GJ-1819-03-07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Grímur Jónsson</text:p>
          </table:table-cell>
          <table:table-cell office:value-type="float" office:value="1819" calcext:value-type="float">
            <text:p>1819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GJ-1819-09-14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Grímur Jónsson</text:p>
          </table:table-cell>
          <table:table-cell office:value-type="float" office:value="1819" calcext:value-type="float">
            <text:p>1819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GJ-1820-03-05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Grímur Jónsson</text:p>
          </table:table-cell>
          <table:table-cell office:value-type="float" office:value="1820" calcext:value-type="float">
            <text:p>1820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FM-1825-03-04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FM</text:p>
          </table:table-cell>
          <table:table-cell office:value-type="float" office:value="1825" calcext:value-type="float">
            <text:p>1825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FM-1825-09-07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FM</text:p>
          </table:table-cell>
          <table:table-cell office:value-type="float" office:value="1825" calcext:value-type="float">
            <text:p>1825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FM-1826-03-05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FM</text:p>
          </table:table-cell>
          <table:table-cell office:value-type="float" office:value="1826" calcext:value-type="float">
            <text:p>1826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FM-1826-08-19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FM</text:p>
          </table:table-cell>
          <table:table-cell office:value-type="float" office:value="1826" calcext:value-type="float">
            <text:p>1826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FM-1826-11-11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FM</text:p>
          </table:table-cell>
          <table:table-cell office:value-type="float" office:value="1826" calcext:value-type="float">
            <text:p>1826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FM-1827-03-04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FM</text:p>
          </table:table-cell>
          <table:table-cell office:value-type="float" office:value="1827" calcext:value-type="float">
            <text:p>1827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FM-1827-08-24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FM</text:p>
          </table:table-cell>
          <table:table-cell office:value-type="float" office:value="1827" calcext:value-type="float">
            <text:p>1827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FM-1828-02-20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FM</text:p>
          </table:table-cell>
          <table:table-cell office:value-type="float" office:value="1828" calcext:value-type="float">
            <text:p>1828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FM-1828-08-18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FM</text:p>
          </table:table-cell>
          <table:table-cell office:value-type="float" office:value="1828" calcext:value-type="float">
            <text:p>1828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FM-1828-09-18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FM</text:p>
          </table:table-cell>
          <table:table-cell office:value-type="float" office:value="1828" calcext:value-type="float">
            <text:p>1828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FM-1829-03-03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FM</text:p>
          </table:table-cell>
          <table:table-cell office:value-type="float" office:value="1829" calcext:value-type="float">
            <text:p>1829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FM-1829-08-12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FM</text:p>
          </table:table-cell>
          <table:table-cell office:value-type="float" office:value="1829" calcext:value-type="float">
            <text:p>1829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FM-1830-03-02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FM</text:p>
          </table:table-cell>
          <table:table-cell office:value-type="float" office:value="1830" calcext:value-type="float">
            <text:p>1830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FM-1830-08-20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FM</text:p>
          </table:table-cell>
          <table:table-cell office:value-type="float" office:value="1830" calcext:value-type="float">
            <text:p>1830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FM-1831-03-01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FM</text:p>
          </table:table-cell>
          <table:table-cell office:value-type="float" office:value="1831" calcext:value-type="float">
            <text:p>1831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FM-1831-07-27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FM</text:p>
          </table:table-cell>
          <table:table-cell office:value-type="float" office:value="1831" calcext:value-type="float">
            <text:p>1831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FM-1831-08-06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FM</text:p>
          </table:table-cell>
          <table:table-cell office:value-type="float" office:value="1831" calcext:value-type="float">
            <text:p>1831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FM-1832-03-02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FM</text:p>
          </table:table-cell>
          <table:table-cell office:value-type="float" office:value="1832" calcext:value-type="float">
            <text:p>1832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FM-1832-08-07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FM</text:p>
          </table:table-cell>
          <table:table-cell office:value-type="float" office:value="1832" calcext:value-type="float">
            <text:p>1832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FM-1832-08-23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FM</text:p>
          </table:table-cell>
          <table:table-cell office:value-type="float" office:value="1832" calcext:value-type="float">
            <text:p>1832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FM-1832-08-25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FM</text:p>
          </table:table-cell>
          <table:table-cell office:value-type="float" office:value="1832" calcext:value-type="float">
            <text:p>1832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FM-1832-09-18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FM</text:p>
          </table:table-cell>
          <table:table-cell office:value-type="float" office:value="1832" calcext:value-type="float">
            <text:p>1832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FM-1833-02-28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FM</text:p>
          </table:table-cell>
          <table:table-cell office:value-type="float" office:value="1833" calcext:value-type="float">
            <text:p>1833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FM-1833-08-01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FM</text:p>
          </table:table-cell>
          <table:table-cell office:value-type="float" office:value="1833" calcext:value-type="float">
            <text:p>1833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FM-1833-09-12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FM</text:p>
          </table:table-cell>
          <table:table-cell office:value-type="float" office:value="1833" calcext:value-type="float">
            <text:p>1833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FM-1834-02-11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FM</text:p>
          </table:table-cell>
          <table:table-cell office:value-type="float" office:value="1834" calcext:value-type="float">
            <text:p>1834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FM-1834-08-25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FM</text:p>
          </table:table-cell>
          <table:table-cell office:value-type="float" office:value="1834" calcext:value-type="float">
            <text:p>1834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FM-1834-09-25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FM</text:p>
          </table:table-cell>
          <table:table-cell office:value-type="float" office:value="1834" calcext:value-type="float">
            <text:p>1834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FM-1834-10-15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FM</text:p>
          </table:table-cell>
          <table:table-cell office:value-type="float" office:value="1834" calcext:value-type="float">
            <text:p>1834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FM-1835-02-15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FM</text:p>
          </table:table-cell>
          <table:table-cell office:value-type="float" office:value="1835" calcext:value-type="float">
            <text:p>1835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FM-1835-08-30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FM</text:p>
          </table:table-cell>
          <table:table-cell office:value-type="float" office:value="1835" calcext:value-type="float">
            <text:p>1835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FM-1835-09-18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FM</text:p>
          </table:table-cell>
          <table:table-cell office:value-type="float" office:value="1835" calcext:value-type="float">
            <text:p>1835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FM-1835-09-30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FM</text:p>
          </table:table-cell>
          <table:table-cell office:value-type="float" office:value="1835" calcext:value-type="float">
            <text:p>1835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FM-1836-02-14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FM</text:p>
          </table:table-cell>
          <table:table-cell office:value-type="float" office:value="1836" calcext:value-type="float">
            <text:p>1836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FM-1836-07-28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FM</text:p>
          </table:table-cell>
          <table:table-cell office:value-type="float" office:value="1836" calcext:value-type="float">
            <text:p>1836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FM-1836-08-31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FM</text:p>
          </table:table-cell>
          <table:table-cell office:value-type="float" office:value="1836" calcext:value-type="float">
            <text:p>1836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FM-1836-10-02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FM</text:p>
          </table:table-cell>
          <table:table-cell office:value-type="float" office:value="1836" calcext:value-type="float">
            <text:p>1836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FM-1837-02-13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FM</text:p>
          </table:table-cell>
          <table:table-cell office:value-type="float" office:value="1837" calcext:value-type="float">
            <text:p>1837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FM-1837-07-28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FM</text:p>
          </table:table-cell>
          <table:table-cell office:value-type="float" office:value="1837" calcext:value-type="float">
            <text:p>1837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FM-1837-08-18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FM</text:p>
          </table:table-cell>
          <table:table-cell office:value-type="float" office:value="1837" calcext:value-type="float">
            <text:p>1837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269" calcext:value-type="float">
            <text:p>269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FM-1838-10-06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FM</text:p>
          </table:table-cell>
          <table:table-cell office:value-type="float" office:value="1838" calcext:value-type="float">
            <text:p>1838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FM-1839-02-14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FM</text:p>
          </table:table-cell>
          <table:table-cell office:value-type="float" office:value="1839" calcext:value-type="float">
            <text:p>1839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FM-1839-09-02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FM</text:p>
          </table:table-cell>
          <table:table-cell office:value-type="float" office:value="1839" calcext:value-type="float">
            <text:p>1839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FM-1840-02-13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FM</text:p>
          </table:table-cell>
          <table:table-cell office:value-type="float" office:value="1840" calcext:value-type="float">
            <text:p>1840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FM-1840-07-18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FM</text:p>
          </table:table-cell>
          <table:table-cell office:value-type="float" office:value="1840" calcext:value-type="float">
            <text:p>1840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FM-1840-10-07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FM</text:p>
          </table:table-cell>
          <table:table-cell office:value-type="float" office:value="1840" calcext:value-type="float">
            <text:p>1840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FM-1841-02-15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FM</text:p>
          </table:table-cell>
          <table:table-cell office:value-type="float" office:value="1841" calcext:value-type="float">
            <text:p>1841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FM-1841-08-23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FM</text:p>
          </table:table-cell>
          <table:table-cell office:value-type="float" office:value="1841" calcext:value-type="float">
            <text:p>1841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GJ-1825-11-29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GJ</text:p>
          </table:table-cell>
          <table:table-cell office:value-type="float" office:value="1825" calcext:value-type="float">
            <text:p>1825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GJ-1826-03-11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GJ</text:p>
          </table:table-cell>
          <table:table-cell office:value-type="float" office:value="1826" calcext:value-type="float">
            <text:p>1826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GJ-1826-05-14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GJ</text:p>
          </table:table-cell>
          <table:table-cell office:value-type="float" office:value="1826" calcext:value-type="float">
            <text:p>1826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GJ-1826-11-11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GJ</text:p>
          </table:table-cell>
          <table:table-cell office:value-type="float" office:value="1826" calcext:value-type="float">
            <text:p>1826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GJ-1827-04-04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GJ</text:p>
          </table:table-cell>
          <table:table-cell office:value-type="float" office:value="1827" calcext:value-type="float">
            <text:p>1827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GJ-1827-08-05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GJ</text:p>
          </table:table-cell>
          <table:table-cell office:value-type="float" office:value="1827" calcext:value-type="float">
            <text:p>1827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83" calcext:value-type="float">
            <text:p>283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GJ-1827-08-08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GJ</text:p>
          </table:table-cell>
          <table:table-cell office:value-type="float" office:value="1827" calcext:value-type="float">
            <text:p>1827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GJ-1827-11-18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GJ</text:p>
          </table:table-cell>
          <table:table-cell office:value-type="float" office:value="1827" calcext:value-type="float">
            <text:p>1827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GJ-1828-07-03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GJ</text:p>
          </table:table-cell>
          <table:table-cell office:value-type="float" office:value="1828" calcext:value-type="float">
            <text:p>1828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GJ-1835-08-30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GJ</text:p>
          </table:table-cell>
          <table:table-cell office:value-type="float" office:value="1835" calcext:value-type="float">
            <text:p>1835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GJ-1835-09-30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GJ</text:p>
          </table:table-cell>
          <table:table-cell office:value-type="float" office:value="1835" calcext:value-type="float">
            <text:p>1835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GJ-1836-02-14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GJ</text:p>
          </table:table-cell>
          <table:table-cell office:value-type="float" office:value="1836" calcext:value-type="float">
            <text:p>1836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GJ-1836-07-06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GJ</text:p>
          </table:table-cell>
          <table:table-cell office:value-type="float" office:value="1836" calcext:value-type="float">
            <text:p>1836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Ketilsstaðir á Völlu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-Múl.</text:p>
          </table:table-cell>
          <table:table-cell table:number-columns-repeated="1008"/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GJ-1836-09-10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GJ</text:p>
          </table:table-cell>
          <table:table-cell office:value-type="float" office:value="1836" calcext:value-type="float">
            <text:p>1836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GJ-1837-02-15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GJ</text:p>
          </table:table-cell>
          <table:table-cell office:value-type="float" office:value="1837" calcext:value-type="float">
            <text:p>1837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GJ-1837-08-19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GJ</text:p>
          </table:table-cell>
          <table:table-cell office:value-type="float" office:value="1837" calcext:value-type="float">
            <text:p>1837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GJ-1837-09-20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GJ</text:p>
          </table:table-cell>
          <table:table-cell office:value-type="float" office:value="1837" calcext:value-type="float">
            <text:p>1837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GJ-1838-10-06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GJ</text:p>
          </table:table-cell>
          <table:table-cell office:value-type="float" office:value="1838" calcext:value-type="float">
            <text:p>1838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GJ-1839-02-14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GJ</text:p>
          </table:table-cell>
          <table:table-cell office:value-type="float" office:value="1839" calcext:value-type="float">
            <text:p>1839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GJ-1839-09-07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GJ</text:p>
          </table:table-cell>
          <table:table-cell office:value-type="float" office:value="1839" calcext:value-type="float">
            <text:p>1839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GJ-1839-10-10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GJ</text:p>
          </table:table-cell>
          <table:table-cell office:value-type="float" office:value="1839" calcext:value-type="float">
            <text:p>1839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GJ-1840-02-15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GJ</text:p>
          </table:table-cell>
          <table:table-cell office:value-type="float" office:value="1840" calcext:value-type="float">
            <text:p>1840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GJ-1840-09-11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GJ</text:p>
          </table:table-cell>
          <table:table-cell office:value-type="float" office:value="1840" calcext:value-type="float">
            <text:p>1840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GJ-1840-10-08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GJ</text:p>
          </table:table-cell>
          <table:table-cell office:value-type="float" office:value="1840" calcext:value-type="float">
            <text:p>1840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-GJ-1841-02-15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GJ</text:p>
          </table:table-cell>
          <table:table-cell office:value-type="float" office:value="1841" calcext:value-type="float">
            <text:p>1841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BB-1827-10-02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B</text:p>
          </table:table-cell>
          <table:table-cell office:value-type="float" office:value="1827" calcext:value-type="float">
            <text:p>1827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father-in-law</text:p>
          </table:table-cell>
          <table:table-cell table:number-columns-repeated="1006"/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BB-1828-03-20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B</text:p>
          </table:table-cell>
          <table:table-cell office:value-type="float" office:value="1828" calcext:value-type="float">
            <text:p>1828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father-in-law</text:p>
          </table:table-cell>
          <table:table-cell table:number-columns-repeated="1006"/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BB-1829-09-11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B</text:p>
          </table:table-cell>
          <table:table-cell office:value-type="float" office:value="1829" calcext:value-type="float">
            <text:p>1829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father-in-law</text:p>
          </table:table-cell>
          <table:table-cell table:number-columns-repeated="1006"/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BB-1829-11-21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B</text:p>
          </table:table-cell>
          <table:table-cell office:value-type="float" office:value="1829" calcext:value-type="float">
            <text:p>1829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father-in-law</text:p>
          </table:table-cell>
          <table:table-cell table:number-columns-repeated="1006"/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BB-1833-03-23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B</text:p>
          </table:table-cell>
          <table:table-cell office:value-type="float" office:value="1833" calcext:value-type="float">
            <text:p>1833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father-in-law</text:p>
          </table:table-cell>
          <table:table-cell table:number-columns-repeated="1006"/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BÞ-1826-03-17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Þ</text:p>
          </table:table-cell>
          <table:table-cell office:value-type="float" office:value="1826" calcext:value-type="float">
            <text:p>1826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Domi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BÞ-1826-10-28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Þ</text:p>
          </table:table-cell>
          <table:table-cell office:value-type="float" office:value="1826" calcext:value-type="float">
            <text:p>1826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BÞ-1827-03-22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Þ</text:p>
          </table:table-cell>
          <table:table-cell office:value-type="float" office:value="1827" calcext:value-type="float">
            <text:p>1827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BÞ-1827-11-13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Þ</text:p>
          </table:table-cell>
          <table:table-cell office:value-type="float" office:value="1827" calcext:value-type="float">
            <text:p>1827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BÞ-1828-03-20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Þ</text:p>
          </table:table-cell>
          <table:table-cell office:value-type="float" office:value="1828" calcext:value-type="float">
            <text:p>1828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BÞ-1828-12-13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Þ</text:p>
          </table:table-cell>
          <table:table-cell office:value-type="float" office:value="1828" calcext:value-type="float">
            <text:p>1828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313" calcext:value-type="float">
            <text:p>313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BÞ-1829-03-30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Þ</text:p>
          </table:table-cell>
          <table:table-cell office:value-type="float" office:value="1829" calcext:value-type="float">
            <text:p>1829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BÞ-1829-09-07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Þ</text:p>
          </table:table-cell>
          <table:table-cell office:value-type="float" office:value="1829" calcext:value-type="float">
            <text:p>1829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Staðarfell</text:p>
          </table:table-cell>
          <table:table-cell office:value-type="string" calcext:value-type="string">
            <text:p>W</text:p>
          </table:table-cell>
          <table:table-cell table:number-columns-repeated="1009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BÞ-1829-11-26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Þ</text:p>
          </table:table-cell>
          <table:table-cell office:value-type="float" office:value="1829" calcext:value-type="float">
            <text:p>1829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BÞ-1829-12-10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Þ</text:p>
          </table:table-cell>
          <table:table-cell office:value-type="float" office:value="1829" calcext:value-type="float">
            <text:p>1829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BÞ-1830-01-01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Þ</text:p>
          </table:table-cell>
          <table:table-cell office:value-type="float" office:value="1830" calcext:value-type="float">
            <text:p>1830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BÞ-1830-03-12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Þ</text:p>
          </table:table-cell>
          <table:table-cell office:value-type="float" office:value="1830" calcext:value-type="float">
            <text:p>1830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BÞ-1830-12-05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Þ</text:p>
          </table:table-cell>
          <table:table-cell office:value-type="float" office:value="1830" calcext:value-type="float">
            <text:p>1830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BÞ-1830-12-15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Þ</text:p>
          </table:table-cell>
          <table:table-cell office:value-type="float" office:value="1830" calcext:value-type="float">
            <text:p>1830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BÞ-1831-03-13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Þ</text:p>
          </table:table-cell>
          <table:table-cell office:value-type="float" office:value="1831" calcext:value-type="float">
            <text:p>1831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BÞ-1832-03-12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Þ</text:p>
          </table:table-cell>
          <table:table-cell office:value-type="float" office:value="1832" calcext:value-type="float">
            <text:p>1832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BÞ-1832-11-22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Þ</text:p>
          </table:table-cell>
          <table:table-cell office:value-type="float" office:value="1832" calcext:value-type="float">
            <text:p>1832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BÞ-1833-03-09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Þ</text:p>
          </table:table-cell>
          <table:table-cell office:value-type="float" office:value="1833" calcext:value-type="float">
            <text:p>1833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BÞ-1833-10-11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Þ</text:p>
          </table:table-cell>
          <table:table-cell office:value-type="float" office:value="1833" calcext:value-type="float">
            <text:p>1833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BÞ-1834-10-15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Þ</text:p>
          </table:table-cell>
          <table:table-cell office:value-type="float" office:value="1834" calcext:value-type="float">
            <text:p>1834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BÞ-1835-02-15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Þ</text:p>
          </table:table-cell>
          <table:table-cell office:value-type="float" office:value="1835" calcext:value-type="float">
            <text:p>1835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BÞ-1835-07-24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Þ</text:p>
          </table:table-cell>
          <table:table-cell office:value-type="float" office:value="1835" calcext:value-type="float">
            <text:p>1835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BÞ-1835-10-22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Þ</text:p>
          </table:table-cell>
          <table:table-cell office:value-type="float" office:value="1835" calcext:value-type="float">
            <text:p>1835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BÞ-1836-04-22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Þ</text:p>
          </table:table-cell>
          <table:table-cell office:value-type="float" office:value="1836" calcext:value-type="float">
            <text:p>1836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BÞ-1836-10-20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Þ</text:p>
          </table:table-cell>
          <table:table-cell office:value-type="float" office:value="1836" calcext:value-type="float">
            <text:p>1836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BÞ-1837-02-15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Þ</text:p>
          </table:table-cell>
          <table:table-cell office:value-type="float" office:value="1837" calcext:value-type="float">
            <text:p>1837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BÞ-1837-04-16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Þ</text:p>
          </table:table-cell>
          <table:table-cell office:value-type="float" office:value="1837" calcext:value-type="float">
            <text:p>1837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334" calcext:value-type="float">
            <text:p>334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BÞ-1837-07-24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Þ</text:p>
          </table:table-cell>
          <table:table-cell office:value-type="float" office:value="1837" calcext:value-type="float">
            <text:p>1837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BÞ-1837-10-20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Þ</text:p>
          </table:table-cell>
          <table:table-cell office:value-type="float" office:value="1837" calcext:value-type="float">
            <text:p>1837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BÞ-1838-03-19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Þ</text:p>
          </table:table-cell>
          <table:table-cell office:value-type="float" office:value="1838" calcext:value-type="float">
            <text:p>1838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BÞ-1838-05-05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Þ</text:p>
          </table:table-cell>
          <table:table-cell office:value-type="float" office:value="1838" calcext:value-type="float">
            <text:p>1838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BÞ-1838-07-26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Þ</text:p>
          </table:table-cell>
          <table:table-cell office:value-type="float" office:value="1838" calcext:value-type="float">
            <text:p>1838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339" calcext:value-type="float">
            <text:p>339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BÞ-1838-10-24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Þ</text:p>
          </table:table-cell>
          <table:table-cell office:value-type="float" office:value="1838" calcext:value-type="float">
            <text:p>1838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BÞ-1839-04-18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Þ</text:p>
          </table:table-cell>
          <table:table-cell office:value-type="float" office:value="1839" calcext:value-type="float">
            <text:p>1839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BÞ-1839-07-24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Þ</text:p>
          </table:table-cell>
          <table:table-cell office:value-type="float" office:value="1839" calcext:value-type="float">
            <text:p>1839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BÞ-1839-07-28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Þ</text:p>
          </table:table-cell>
          <table:table-cell office:value-type="float" office:value="1839" calcext:value-type="float">
            <text:p>1839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343" calcext:value-type="float">
            <text:p>343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BÞ-1840-02-16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Þ</text:p>
          </table:table-cell>
          <table:table-cell office:value-type="float" office:value="1840" calcext:value-type="float">
            <text:p>1840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BÞ-1840-04-23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Þ</text:p>
          </table:table-cell>
          <table:table-cell office:value-type="float" office:value="1840" calcext:value-type="float">
            <text:p>1840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BÞ-1840-10-22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Þ</text:p>
          </table:table-cell>
          <table:table-cell office:value-type="float" office:value="1840" calcext:value-type="float">
            <text:p>1840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346" calcext:value-type="float">
            <text:p>346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BÞ-1840-12-29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Þ</text:p>
          </table:table-cell>
          <table:table-cell office:value-type="float" office:value="1840" calcext:value-type="float">
            <text:p>1840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347" calcext:value-type="float">
            <text:p>347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BÞ-1841-03-23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Þ</text:p>
          </table:table-cell>
          <table:table-cell office:value-type="float" office:value="1841" calcext:value-type="float">
            <text:p>1841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348" calcext:value-type="float">
            <text:p>348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BÞ-1841-04-22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BÞ</text:p>
          </table:table-cell>
          <table:table-cell office:value-type="float" office:value="1841" calcext:value-type="float">
            <text:p>1841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349" calcext:value-type="float">
            <text:p>349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Rest-1826-08-23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Rest</text:p>
          </table:table-cell>
          <table:table-cell office:value-type="float" office:value="1826" calcext:value-type="float">
            <text:p>1826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Rest-1827-08-25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Rest</text:p>
          </table:table-cell>
          <table:table-cell office:value-type="float" office:value="1827" calcext:value-type="float">
            <text:p>1827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351" calcext:value-type="float">
            <text:p>351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Rest-1827-08-25(2)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Rest</text:p>
          </table:table-cell>
          <table:table-cell office:value-type="float" office:value="1827" calcext:value-type="float">
            <text:p>1827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352" calcext:value-type="float">
            <text:p>352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Rest-1828-09-15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Rest</text:p>
          </table:table-cell>
          <table:table-cell office:value-type="float" office:value="1828" calcext:value-type="float">
            <text:p>1828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353" calcext:value-type="float">
            <text:p>353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Rest-1828-09-18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Rest</text:p>
          </table:table-cell>
          <table:table-cell office:value-type="float" office:value="1828" calcext:value-type="float">
            <text:p>1828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354" calcext:value-type="float">
            <text:p>354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Rest-1830-03-2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Rest</text:p>
          </table:table-cell>
          <table:table-cell office:value-type="float" office:value="1830" calcext:value-type="float">
            <text:p>1830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355" calcext:value-type="float">
            <text:p>355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Rest-1831-08-25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Rest</text:p>
          </table:table-cell>
          <table:table-cell office:value-type="float" office:value="1831" calcext:value-type="float">
            <text:p>1831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356" calcext:value-type="float">
            <text:p>356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Rest-1831-11-03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Rest</text:p>
          </table:table-cell>
          <table:table-cell office:value-type="float" office:value="1831" calcext:value-type="float">
            <text:p>1831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357" calcext:value-type="float">
            <text:p>357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Rest-1831-11-29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Rest</text:p>
          </table:table-cell>
          <table:table-cell office:value-type="float" office:value="1831" calcext:value-type="float">
            <text:p>1831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358" calcext:value-type="float">
            <text:p>358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Rest-1833-02-19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Rest</text:p>
          </table:table-cell>
          <table:table-cell office:value-type="float" office:value="1833" calcext:value-type="float">
            <text:p>1833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359" calcext:value-type="float">
            <text:p>359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Rest-1833-03-04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Rest</text:p>
          </table:table-cell>
          <table:table-cell office:value-type="float" office:value="1833" calcext:value-type="float">
            <text:p>1833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360" calcext:value-type="float">
            <text:p>360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Rest-1834-12-08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Rest</text:p>
          </table:table-cell>
          <table:table-cell office:value-type="float" office:value="1834" calcext:value-type="float">
            <text:p>1834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361" calcext:value-type="float">
            <text:p>361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Rest-1835-05-03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Rest</text:p>
          </table:table-cell>
          <table:table-cell office:value-type="float" office:value="1835" calcext:value-type="float">
            <text:p>1835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/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362" calcext:value-type="float">
            <text:p>362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Rest-1835-11-04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Rest</text:p>
          </table:table-cell>
          <table:table-cell office:value-type="float" office:value="1835" calcext:value-type="float">
            <text:p>1835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/>
          <table:table-cell office:value-type="string" calcext:value-type="string">
            <text:p>[prófastur]</text:p>
          </table:table-cell>
          <table:table-cell table:number-columns-repeated="1006"/>
        </table:table-row>
        <table:table-row table:style-name="ro1" table:visibility="filter">
          <table:table-cell office:value-type="float" office:value="363" calcext:value-type="float">
            <text:p>363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Rest-1835-12-03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Þórður Jónasson</text:p>
          </table:table-cell>
          <table:table-cell office:value-type="float" office:value="1835" calcext:value-type="float">
            <text:p>1835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364" calcext:value-type="float">
            <text:p>364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Rest-1836-02-15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Rest</text:p>
          </table:table-cell>
          <table:table-cell office:value-type="float" office:value="1836" calcext:value-type="float">
            <text:p>1836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365" calcext:value-type="float">
            <text:p>365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Rest-1836-02-15(02)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Rest</text:p>
          </table:table-cell>
          <table:table-cell office:value-type="float" office:value="1836" calcext:value-type="float">
            <text:p>1836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/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366" calcext:value-type="float">
            <text:p>366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Rest-1836-04-10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Rest</text:p>
          </table:table-cell>
          <table:table-cell office:value-type="float" office:value="1836" calcext:value-type="float">
            <text:p>1836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367" calcext:value-type="float">
            <text:p>367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Rest-1836-07-22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Rest</text:p>
          </table:table-cell>
          <table:table-cell office:value-type="float" office:value="1836" calcext:value-type="float">
            <text:p>1836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/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368" calcext:value-type="float">
            <text:p>368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Rest-1836-09-15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Sigríður Gísladóttir</text:p>
          </table:table-cell>
          <table:table-cell office:value-type="float" office:value="1836" calcext:value-type="float">
            <text:p>1836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/>
          <table:table-cell office:value-type="string" calcext:value-type="string">
            <text:p>sister</text:p>
          </table:table-cell>
          <table:table-cell table:number-columns-repeated="1006"/>
        </table:table-row>
        <table:table-row table:style-name="ro1" table:visibility="filter">
          <table:table-cell office:value-type="float" office:value="369" calcext:value-type="float">
            <text:p>369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Rest-1836-09-16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Árni Helgason</text:p>
          </table:table-cell>
          <table:table-cell office:value-type="float" office:value="1836" calcext:value-type="float">
            <text:p>1836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370" calcext:value-type="float">
            <text:p>370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Rest-1836-10-01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Rest</text:p>
          </table:table-cell>
          <table:table-cell office:value-type="float" office:value="1836" calcext:value-type="float">
            <text:p>1836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371" calcext:value-type="float">
            <text:p>371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Rest-1836-11-12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Rest</text:p>
          </table:table-cell>
          <table:table-cell office:value-type="float" office:value="1836" calcext:value-type="float">
            <text:p>1836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372" calcext:value-type="float">
            <text:p>372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Rest-1836-12-22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Rest</text:p>
          </table:table-cell>
          <table:table-cell office:value-type="float" office:value="1836" calcext:value-type="float">
            <text:p>1836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373" calcext:value-type="float">
            <text:p>373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Rest-1836-12-27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Rest</text:p>
          </table:table-cell>
          <table:table-cell office:value-type="float" office:value="1836" calcext:value-type="float">
            <text:p>1836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374" calcext:value-type="float">
            <text:p>374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Rest-1837-05-28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Rest</text:p>
          </table:table-cell>
          <table:table-cell office:value-type="float" office:value="1837" calcext:value-type="float">
            <text:p>1837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375" calcext:value-type="float">
            <text:p>375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Rest-1838-05-04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Rest</text:p>
          </table:table-cell>
          <table:table-cell office:value-type="float" office:value="1838" calcext:value-type="float">
            <text:p>1838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376" calcext:value-type="float">
            <text:p>376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Rest-1838-05-05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Rest</text:p>
          </table:table-cell>
          <table:table-cell office:value-type="float" office:value="1838" calcext:value-type="float">
            <text:p>1838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377" calcext:value-type="float">
            <text:p>377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Rest-1838-10-09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Rest</text:p>
          </table:table-cell>
          <table:table-cell office:value-type="float" office:value="1838" calcext:value-type="float">
            <text:p>1838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378" calcext:value-type="float">
            <text:p>378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Rest-1840-04-08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Rest</text:p>
          </table:table-cell>
          <table:table-cell office:value-type="float" office:value="1840" calcext:value-type="float">
            <text:p>1840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379" calcext:value-type="float">
            <text:p>379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Rest-1840-05-06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Rest</text:p>
          </table:table-cell>
          <table:table-cell office:value-type="float" office:value="1840" calcext:value-type="float">
            <text:p>1840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380" calcext:value-type="float">
            <text:p>380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Rest-1840-06-15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Rest</text:p>
          </table:table-cell>
          <table:table-cell office:value-type="float" office:value="1840" calcext:value-type="float">
            <text:p>1840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381" calcext:value-type="float">
            <text:p>381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Rest-1840-10-13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Rest</text:p>
          </table:table-cell>
          <table:table-cell office:value-type="float" office:value="1840" calcext:value-type="float">
            <text:p>1840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382" calcext:value-type="float">
            <text:p>382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Rest-1840-12-20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Rest</text:p>
          </table:table-cell>
          <table:table-cell office:value-type="float" office:value="1840" calcext:value-type="float">
            <text:p>1840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383" calcext:value-type="float">
            <text:p>383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Rest-1841-02-15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Rest</text:p>
          </table:table-cell>
          <table:table-cell office:value-type="float" office:value="1841" calcext:value-type="float">
            <text:p>1841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384" calcext:value-type="float">
            <text:p>384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Rest-1841-04-20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Rest</text:p>
          </table:table-cell>
          <table:table-cell office:value-type="float" office:value="1841" calcext:value-type="float">
            <text:p>1841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385" calcext:value-type="float">
            <text:p>385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Rest-1841-04-20(2)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Rest</text:p>
          </table:table-cell>
          <table:table-cell office:value-type="float" office:value="1841" calcext:value-type="float">
            <text:p>1841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386" calcext:value-type="float">
            <text:p>386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Rest-1841-04-24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Rest</text:p>
          </table:table-cell>
          <table:table-cell office:value-type="float" office:value="1841" calcext:value-type="float">
            <text:p>1841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Friðriksgáf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387" calcext:value-type="float">
            <text:p>387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II-Rest-1841-08-07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Rest</text:p>
          </table:table-cell>
          <table:table-cell office:value-type="float" office:value="1841" calcext:value-type="float">
            <text:p>1841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388" calcext:value-type="float">
            <text:p>388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JJ-1824-10-27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Jarþrúður Jónsdóttir</text:p>
          </table:table-cell>
          <table:table-cell office:value-type="float" office:value="1824" calcext:value-type="float">
            <text:p>1824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mother-in-law</text:p>
          </table:table-cell>
          <table:table-cell table:number-columns-repeated="1006"/>
        </table:table-row>
        <table:table-row table:style-name="ro1" table:visibility="filter">
          <table:table-cell office:value-type="float" office:value="389" calcext:value-type="float">
            <text:p>389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JK-1818-05-27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Jón Konráðsson</text:p>
          </table:table-cell>
          <table:table-cell office:value-type="float" office:value="1818" calcext:value-type="float">
            <text:p>1818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prófastur]</text:p>
          </table:table-cell>
          <table:table-cell table:number-columns-repeated="1006"/>
        </table:table-row>
        <table:table-row table:style-name="ro1" table:visibility="filter">
          <table:table-cell office:value-type="float" office:value="390" calcext:value-type="float">
            <text:p>390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BTh-StB-1820-05-11.txt</text:p>
          </table:table-cell>
          <table:table-cell office:value-type="string" calcext:value-type="string">
            <text:p>Bjarni Thorarensen</text:p>
          </table:table-cell>
          <table:table-cell office:value-type="string" calcext:value-type="string">
            <text:p>Steinunn Bjarnadóttir</text:p>
          </table:table-cell>
          <table:table-cell office:value-type="float" office:value="1820" calcext:value-type="float">
            <text:p>1820</text:p>
          </table:table-cell>
          <table:table-cell office:value-type="float" office:value="1786" calcext:value-type="float">
            <text:p>178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káld, yfirdómari, amtaður</text:p>
          </table:table-cell>
          <table:table-cell office:value-type="string" calcext:value-type="string">
            <text:p>Brautarholt, Kjalarnesi (raised in Hlíðarendi, Fljótshlíð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391" calcext:value-type="float">
            <text:p>391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790-02-17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Sveinn Pálsson</text:p>
          </table:table-cell>
          <table:table-cell office:value-type="float" office:value="1790" calcext:value-type="float">
            <text:p>1790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Viðey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]</text:p>
          </table:table-cell>
          <table:table-cell table:number-columns-repeated="1006"/>
        </table:table-row>
        <table:table-row table:style-name="ro2" table:visibility="filter">
          <table:table-cell office:value-type="float" office:value="392" calcext:value-type="float">
            <text:p>392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790-08-23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Sveinn Pálsson</text:p>
          </table:table-cell>
          <table:table-cell office:value-type="float" office:value="1790" calcext:value-type="float">
            <text:p>1790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Viðey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]</text:p>
          </table:table-cell>
          <table:table-cell table:number-columns-repeated="1006"/>
        </table:table-row>
        <table:table-row table:style-name="ro2" table:visibility="filter">
          <table:table-cell office:value-type="float" office:value="393" calcext:value-type="float">
            <text:p>393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795-12-11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Hannes Finsson</text:p>
          </table:table-cell>
          <table:table-cell office:value-type="float" office:value="1795" calcext:value-type="float">
            <text:p>1795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Lambastöðum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biskup, tengdabróðir]</text:p>
          </table:table-cell>
          <table:table-cell table:number-columns-repeated="1006"/>
        </table:table-row>
        <table:table-row table:style-name="ro2" table:visibility="filter">
          <table:table-cell office:value-type="float" office:value="394" calcext:value-type="float">
            <text:p>394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795-12-12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Hannes Finsson</text:p>
          </table:table-cell>
          <table:table-cell office:value-type="float" office:value="1795" calcext:value-type="float">
            <text:p>1795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Lambastöðum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biskup, tengdabróðir]</text:p>
          </table:table-cell>
          <table:table-cell table:number-columns-repeated="1006"/>
        </table:table-row>
        <table:table-row table:style-name="ro2" table:visibility="filter">
          <table:table-cell office:value-type="float" office:value="395" calcext:value-type="float">
            <text:p>395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796-02-01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Hannes Finsson</text:p>
          </table:table-cell>
          <table:table-cell office:value-type="float" office:value="1796" calcext:value-type="float">
            <text:p>1796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Lambastöðum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biskup, tengdabróðir]</text:p>
          </table:table-cell>
          <table:table-cell table:number-columns-repeated="1006"/>
        </table:table-row>
        <table:table-row table:style-name="ro2" table:visibility="filter">
          <table:table-cell office:value-type="float" office:value="396" calcext:value-type="float">
            <text:p>396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796-06-13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Hannes Finsson</text:p>
          </table:table-cell>
          <table:table-cell office:value-type="float" office:value="1796" calcext:value-type="float">
            <text:p>1796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Lambastöðum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biskup, tengdabróðir]</text:p>
          </table:table-cell>
          <table:table-cell table:number-columns-repeated="1006"/>
        </table:table-row>
        <table:table-row table:style-name="ro2" table:visibility="filter">
          <table:table-cell office:value-type="float" office:value="397" calcext:value-type="float">
            <text:p>397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796-09-25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Valgerður Jónsdóttir</text:p>
          </table:table-cell>
          <table:table-cell office:value-type="float" office:value="1796" calcext:value-type="float">
            <text:p>1796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Lambastöðum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sister-in-law</text:p>
          </table:table-cell>
          <table:table-cell table:number-columns-repeated="1006"/>
        </table:table-row>
        <table:table-row table:style-name="ro2" table:visibility="filter">
          <table:table-cell office:value-type="float" office:value="398" calcext:value-type="float">
            <text:p>398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00-10-12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Steingrímur Jónsson</text:p>
          </table:table-cell>
          <table:table-cell office:value-type="float" office:value="1800" calcext:value-type="float">
            <text:p>1800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Lambastöðum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]</text:p>
          </table:table-cell>
          <table:table-cell table:number-columns-repeated="1006"/>
        </table:table-row>
        <table:table-row table:style-name="ro2" table:visibility="filter">
          <table:table-cell office:value-type="float" office:value="399" calcext:value-type="float">
            <text:p>399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01-10-12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Steingrímur Jónsson</text:p>
          </table:table-cell>
          <table:table-cell office:value-type="float" office:value="1801" calcext:value-type="float">
            <text:p>1801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Lambastöðum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]</text:p>
          </table:table-cell>
          <table:table-cell table:number-columns-repeated="1006"/>
        </table:table-row>
        <table:table-row table:style-name="ro2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02-03-16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Steingrímur Jónsson</text:p>
          </table:table-cell>
          <table:table-cell office:value-type="float" office:value="1802" calcext:value-type="float">
            <text:p>1802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Lambastöðum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]</text:p>
          </table:table-cell>
          <table:table-cell table:number-columns-repeated="1006"/>
        </table:table-row>
        <table:table-row table:style-name="ro2" table:visibility="filter">
          <table:table-cell office:value-type="float" office:value="401" calcext:value-type="float">
            <text:p>401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02-09-30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Steingrímur Jónsson</text:p>
          </table:table-cell>
          <table:table-cell office:value-type="float" office:value="1802" calcext:value-type="float">
            <text:p>1802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Lambastöðum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]</text:p>
          </table:table-cell>
          <table:table-cell table:number-columns-repeated="1006"/>
        </table:table-row>
        <table:table-row table:style-name="ro2" table:visibility="filter">
          <table:table-cell office:value-type="float" office:value="402" calcext:value-type="float">
            <text:p>402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03-04-01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Steingrímur Jónsson</text:p>
          </table:table-cell>
          <table:table-cell office:value-type="float" office:value="1803" calcext:value-type="float">
            <text:p>1803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Lambastöðum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]</text:p>
          </table:table-cell>
          <table:table-cell table:number-columns-repeated="1006"/>
        </table:table-row>
        <table:table-row table:style-name="ro2" table:visibility="filter">
          <table:table-cell office:value-type="float" office:value="403" calcext:value-type="float">
            <text:p>403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05-03-19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Bjarni Þorsteinsson</text:p>
          </table:table-cell>
          <table:table-cell office:value-type="float" office:value="1805" calcext:value-type="float">
            <text:p>1805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Lambastöðum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, skrifari bréfritara]</text:p>
          </table:table-cell>
          <table:table-cell table:number-columns-repeated="1006"/>
        </table:table-row>
        <table:table-row table:style-name="ro2" table:visibility="filter">
          <table:table-cell office:value-type="float" office:value="404" calcext:value-type="float">
            <text:p>404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05-03-29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Bjarni Þorsteinsson</text:p>
          </table:table-cell>
          <table:table-cell office:value-type="float" office:value="1805" calcext:value-type="float">
            <text:p>1805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Lambastöðum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, skrifari bréfritara]</text:p>
          </table:table-cell>
          <table:table-cell table:number-columns-repeated="1006"/>
        </table:table-row>
        <table:table-row table:style-name="ro2" table:visibility="filter">
          <table:table-cell office:value-type="float" office:value="405" calcext:value-type="float">
            <text:p>405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05-09-04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Bjarni Þorsteinsson</text:p>
          </table:table-cell>
          <table:table-cell office:value-type="float" office:value="1805" calcext:value-type="float">
            <text:p>1805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Lambastöðum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, skrifari bréfritara]</text:p>
          </table:table-cell>
          <table:table-cell table:number-columns-repeated="1006"/>
        </table:table-row>
        <table:table-row table:style-name="ro2" table:visibility="filter">
          <table:table-cell office:value-type="float" office:value="406" calcext:value-type="float">
            <text:p>406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05-09-11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Bjarni Þorsteinsson</text:p>
          </table:table-cell>
          <table:table-cell office:value-type="float" office:value="1805" calcext:value-type="float">
            <text:p>1805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Lambastöðum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, skrifari bréfritara]</text:p>
          </table:table-cell>
          <table:table-cell table:number-columns-repeated="1006"/>
        </table:table-row>
        <table:table-row table:style-name="ro2" table:visibility="filter">
          <table:table-cell office:value-type="float" office:value="407" calcext:value-type="float">
            <text:p>407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05-09-22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Bjarni Þorsteinsson</text:p>
          </table:table-cell>
          <table:table-cell office:value-type="float" office:value="1805" calcext:value-type="float">
            <text:p>1805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Lambastöðum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, skrifari bréfritara]</text:p>
          </table:table-cell>
          <table:table-cell table:number-columns-repeated="1006"/>
        </table:table-row>
        <table:table-row table:style-name="ro2" table:visibility="filter">
          <table:table-cell office:value-type="float" office:value="408" calcext:value-type="float">
            <text:p>408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06-04-07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Bjarni Þorsteinsson</text:p>
          </table:table-cell>
          <table:table-cell office:value-type="float" office:value="1806" calcext:value-type="float">
            <text:p>1806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, skrifari bréfritara]</text:p>
          </table:table-cell>
          <table:table-cell table:number-columns-repeated="1006"/>
        </table:table-row>
        <table:table-row table:style-name="ro2" table:visibility="filter">
          <table:table-cell office:value-type="float" office:value="409" calcext:value-type="float">
            <text:p>409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06-08-23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Bjarni Þorsteinsson</text:p>
          </table:table-cell>
          <table:table-cell office:value-type="float" office:value="1806" calcext:value-type="float">
            <text:p>1806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Lambastöðum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, skrifari bréfritara]</text:p>
          </table:table-cell>
          <table:table-cell table:number-columns-repeated="1006"/>
        </table:table-row>
        <table:table-row table:style-name="ro2" table:visibility="filter">
          <table:table-cell office:value-type="float" office:value="410" calcext:value-type="float">
            <text:p>410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07-04-17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Bjarni Þorsteinsson</text:p>
          </table:table-cell>
          <table:table-cell office:value-type="float" office:value="1807" calcext:value-type="float">
            <text:p>1807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, skrifari bréfritara]</text:p>
          </table:table-cell>
          <table:table-cell table:number-columns-repeated="1006"/>
        </table:table-row>
        <table:table-row table:style-name="ro2" table:visibility="filter">
          <table:table-cell office:value-type="float" office:value="411" calcext:value-type="float">
            <text:p>411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07-04-19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Bjarni Þorsteinsson</text:p>
          </table:table-cell>
          <table:table-cell office:value-type="float" office:value="1807" calcext:value-type="float">
            <text:p>1807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[Reykjavík]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, skrifari bréfritara]</text:p>
          </table:table-cell>
          <table:table-cell table:number-columns-repeated="1006"/>
        </table:table-row>
        <table:table-row table:style-name="ro2" table:visibility="filter">
          <table:table-cell office:value-type="float" office:value="412" calcext:value-type="float">
            <text:p>412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07-07-27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Bjarni Þorsteinsson</text:p>
          </table:table-cell>
          <table:table-cell office:value-type="float" office:value="1807" calcext:value-type="float">
            <text:p>1807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, skrifari bréfritara]</text:p>
          </table:table-cell>
          <table:table-cell table:number-columns-repeated="1006"/>
        </table:table-row>
        <table:table-row table:style-name="ro2" table:visibility="filter">
          <table:table-cell office:value-type="float" office:value="413" calcext:value-type="float">
            <text:p>413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07-08-28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Bjarni Þorsteinsson</text:p>
          </table:table-cell>
          <table:table-cell office:value-type="float" office:value="1807" calcext:value-type="float">
            <text:p>1807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, skrifari bréfritara]</text:p>
          </table:table-cell>
          <table:table-cell table:number-columns-repeated="1006"/>
        </table:table-row>
        <table:table-row table:style-name="ro2" table:visibility="filter">
          <table:table-cell office:value-type="float" office:value="414" calcext:value-type="float">
            <text:p>414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07-09-14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Bjarni Þorsteinsson</text:p>
          </table:table-cell>
          <table:table-cell office:value-type="float" office:value="1807" calcext:value-type="float">
            <text:p>1807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, skrifari bréfritara]</text:p>
          </table:table-cell>
          <table:table-cell table:number-columns-repeated="1006"/>
        </table:table-row>
        <table:table-row table:style-name="ro2" table:visibility="filter">
          <table:table-cell office:value-type="float" office:value="415" calcext:value-type="float">
            <text:p>415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09-03-26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Bjarni Þorsteinsson</text:p>
          </table:table-cell>
          <table:table-cell office:value-type="float" office:value="1809" calcext:value-type="float">
            <text:p>1809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, skrifari bréfritara]</text:p>
          </table:table-cell>
          <table:table-cell table:number-columns-repeated="1006"/>
        </table:table-row>
        <table:table-row table:style-name="ro2" table:visibility="filter">
          <table:table-cell office:value-type="float" office:value="416" calcext:value-type="float">
            <text:p>416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10-08-14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Bjarni Þorsteinsson</text:p>
          </table:table-cell>
          <table:table-cell office:value-type="float" office:value="1810" calcext:value-type="float">
            <text:p>1810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, skrifari bréfritara]</text:p>
          </table:table-cell>
          <table:table-cell table:number-columns-repeated="1006"/>
        </table:table-row>
        <table:table-row table:style-name="ro2" table:visibility="filter">
          <table:table-cell office:value-type="float" office:value="417" calcext:value-type="float">
            <text:p>417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10-XX-XX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Bjarni Þorsteinsson</text:p>
          </table:table-cell>
          <table:table-cell office:value-type="float" office:value="1810" calcext:value-type="float">
            <text:p>1810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, skrifari bréfritara]</text:p>
          </table:table-cell>
          <table:table-cell table:number-columns-repeated="1006"/>
        </table:table-row>
        <table:table-row table:style-name="ro2" table:visibility="filter">
          <table:table-cell office:value-type="float" office:value="418" calcext:value-type="float">
            <text:p>418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11-07-10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Bjarni Þorsteinsson</text:p>
          </table:table-cell>
          <table:table-cell office:value-type="float" office:value="1811" calcext:value-type="float">
            <text:p>1811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, skrifari bréfritara]</text:p>
          </table:table-cell>
          <table:table-cell table:number-columns-repeated="1006"/>
        </table:table-row>
        <table:table-row table:style-name="ro2" table:visibility="filter">
          <table:table-cell office:value-type="float" office:value="419" calcext:value-type="float">
            <text:p>419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11-09-05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Bjarni Þorsteinsson</text:p>
          </table:table-cell>
          <table:table-cell office:value-type="float" office:value="1811" calcext:value-type="float">
            <text:p>1811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, skrifari bréfritara]</text:p>
          </table:table-cell>
          <table:table-cell table:number-columns-repeated="1006"/>
        </table:table-row>
        <table:table-row table:style-name="ro2" table:visibility="filter">
          <table:table-cell office:value-type="float" office:value="420" calcext:value-type="float">
            <text:p>420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11-10-19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Bjarni Þorsteinsson</text:p>
          </table:table-cell>
          <table:table-cell office:value-type="float" office:value="1811" calcext:value-type="float">
            <text:p>1811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, skrifari bréfritara]</text:p>
          </table:table-cell>
          <table:table-cell table:number-columns-repeated="1006"/>
        </table:table-row>
        <table:table-row table:style-name="ro2" table:visibility="filter">
          <table:table-cell office:value-type="float" office:value="421" calcext:value-type="float">
            <text:p>421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12-08-26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Bjarni Þorsteinsson</text:p>
          </table:table-cell>
          <table:table-cell office:value-type="float" office:value="1812" calcext:value-type="float">
            <text:p>1812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, skrifari bréfritara]</text:p>
          </table:table-cell>
          <table:table-cell table:number-columns-repeated="1006"/>
        </table:table-row>
        <table:table-row table:style-name="ro2" table:visibility="filter">
          <table:table-cell office:value-type="float" office:value="422" calcext:value-type="float">
            <text:p>422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12-09-27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Bjarni Þorsteinsson</text:p>
          </table:table-cell>
          <table:table-cell office:value-type="float" office:value="1812" calcext:value-type="float">
            <text:p>1812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, skrifari bréfritara]</text:p>
          </table:table-cell>
          <table:table-cell table:number-columns-repeated="1006"/>
        </table:table-row>
        <table:table-row table:style-name="ro2" table:visibility="filter">
          <table:table-cell office:value-type="float" office:value="423" calcext:value-type="float">
            <text:p>423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13-08-22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Bjarni Þorsteinsson</text:p>
          </table:table-cell>
          <table:table-cell office:value-type="float" office:value="1813" calcext:value-type="float">
            <text:p>1813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, skrifari bréfritara]</text:p>
          </table:table-cell>
          <table:table-cell table:number-columns-repeated="1006"/>
        </table:table-row>
        <table:table-row table:style-name="ro2" table:visibility="filter">
          <table:table-cell office:value-type="float" office:value="424" calcext:value-type="float">
            <text:p>424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13-09-06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Bjarni Þorsteinsson</text:p>
          </table:table-cell>
          <table:table-cell office:value-type="float" office:value="1813" calcext:value-type="float">
            <text:p>1813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, skrifari bréfritara]</text:p>
          </table:table-cell>
          <table:table-cell table:number-columns-repeated="1006"/>
        </table:table-row>
        <table:table-row table:style-name="ro2" table:visibility="filter">
          <table:table-cell office:value-type="float" office:value="425" calcext:value-type="float">
            <text:p>425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13-10-27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Bjarni Þorsteinsson</text:p>
          </table:table-cell>
          <table:table-cell office:value-type="float" office:value="1813" calcext:value-type="float">
            <text:p>1813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, skrifari bréfritara]</text:p>
          </table:table-cell>
          <table:table-cell table:number-columns-repeated="1006"/>
        </table:table-row>
        <table:table-row table:style-name="ro2" table:visibility="filter">
          <table:table-cell office:value-type="float" office:value="426" calcext:value-type="float">
            <text:p>426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14-08-24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Bjarni Þorsteinsson</text:p>
          </table:table-cell>
          <table:table-cell office:value-type="float" office:value="1814" calcext:value-type="float">
            <text:p>1814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, skrifari bréfritara]</text:p>
          </table:table-cell>
          <table:table-cell table:number-columns-repeated="1006"/>
        </table:table-row>
        <table:table-row table:style-name="ro2" table:visibility="filter">
          <table:table-cell office:value-type="float" office:value="427" calcext:value-type="float">
            <text:p>427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14-09-03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Bjarni Þorsteinsson</text:p>
          </table:table-cell>
          <table:table-cell office:value-type="float" office:value="1814" calcext:value-type="float">
            <text:p>1814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, skrifari bréfritara]</text:p>
          </table:table-cell>
          <table:table-cell table:number-columns-repeated="1006"/>
        </table:table-row>
        <table:table-row table:style-name="ro2" table:visibility="filter">
          <table:table-cell office:value-type="float" office:value="428" calcext:value-type="float">
            <text:p>428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14-09-08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Bjarni Þorsteinsson</text:p>
          </table:table-cell>
          <table:table-cell office:value-type="float" office:value="1805" calcext:value-type="float">
            <text:p>1805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, skrifari bréfritara]</text:p>
          </table:table-cell>
          <table:table-cell table:number-columns-repeated="1006"/>
        </table:table-row>
        <table:table-row table:style-name="ro2" table:visibility="filter">
          <table:table-cell office:value-type="float" office:value="429" calcext:value-type="float">
            <text:p>429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14-09-14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Bjarni Þorsteinsson</text:p>
          </table:table-cell>
          <table:table-cell office:value-type="float" office:value="1814" calcext:value-type="float">
            <text:p>1814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, skrifari bréfritara]</text:p>
          </table:table-cell>
          <table:table-cell table:number-columns-repeated="1006"/>
        </table:table-row>
        <table:table-row table:style-name="ro2" table:visibility="filter">
          <table:table-cell office:value-type="float" office:value="430" calcext:value-type="float">
            <text:p>430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16-05-07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Bjarni Þorsteinsson</text:p>
          </table:table-cell>
          <table:table-cell office:value-type="float" office:value="1816" calcext:value-type="float">
            <text:p>1816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, skrifari bréfritara]</text:p>
          </table:table-cell>
          <table:table-cell table:number-columns-repeated="1006"/>
        </table:table-row>
        <table:table-row table:style-name="ro2" table:visibility="filter">
          <table:table-cell office:value-type="float" office:value="431" calcext:value-type="float">
            <text:p>431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16-08-18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Bjarni Þorsteinsson</text:p>
          </table:table-cell>
          <table:table-cell office:value-type="float" office:value="1816" calcext:value-type="float">
            <text:p>1816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, skrifari bréfritara]</text:p>
          </table:table-cell>
          <table:table-cell table:number-columns-repeated="1006"/>
        </table:table-row>
        <table:table-row table:style-name="ro2" table:visibility="filter">
          <table:table-cell office:value-type="float" office:value="432" calcext:value-type="float">
            <text:p>432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16-09-01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Bjarni Þorsteinsson</text:p>
          </table:table-cell>
          <table:table-cell office:value-type="float" office:value="1816" calcext:value-type="float">
            <text:p>1816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, skrifari bréfritara]</text:p>
          </table:table-cell>
          <table:table-cell table:number-columns-repeated="1006"/>
        </table:table-row>
        <table:table-row table:style-name="ro2" table:visibility="filter">
          <table:table-cell office:value-type="float" office:value="433" calcext:value-type="float">
            <text:p>433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16-09-13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Bjarni Þorsteinsson</text:p>
          </table:table-cell>
          <table:table-cell office:value-type="float" office:value="1816" calcext:value-type="float">
            <text:p>1816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, skrifari bréfritara]</text:p>
          </table:table-cell>
          <table:table-cell table:number-columns-repeated="1006"/>
        </table:table-row>
        <table:table-row table:style-name="ro2" table:visibility="filter">
          <table:table-cell office:value-type="float" office:value="434" calcext:value-type="float">
            <text:p>434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17-10-06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Bjarni Þorsteinsson</text:p>
          </table:table-cell>
          <table:table-cell office:value-type="float" office:value="1817" calcext:value-type="float">
            <text:p>1817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, skrifari bréfritara]</text:p>
          </table:table-cell>
          <table:table-cell table:number-columns-repeated="1006"/>
        </table:table-row>
        <table:table-row table:style-name="ro2" table:visibility="filter">
          <table:table-cell office:value-type="float" office:value="435" calcext:value-type="float">
            <text:p>435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18-03-06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Bjarni Þorsteinsson</text:p>
          </table:table-cell>
          <table:table-cell office:value-type="float" office:value="1818" calcext:value-type="float">
            <text:p>1818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, skrifari bréfritara]</text:p>
          </table:table-cell>
          <table:table-cell table:number-columns-repeated="1006"/>
        </table:table-row>
        <table:table-row table:style-name="ro2" table:visibility="filter">
          <table:table-cell office:value-type="float" office:value="436" calcext:value-type="float">
            <text:p>436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18-09-13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Bjarni Þorsteinsson</text:p>
          </table:table-cell>
          <table:table-cell office:value-type="float" office:value="1818" calcext:value-type="float">
            <text:p>1818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, skrifari bréfritara]</text:p>
          </table:table-cell>
          <table:table-cell table:number-columns-repeated="1006"/>
        </table:table-row>
        <table:table-row table:style-name="ro2" table:visibility="filter">
          <table:table-cell office:value-type="float" office:value="437" calcext:value-type="float">
            <text:p>437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18-10-16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Bjarni Þorsteinsson</text:p>
          </table:table-cell>
          <table:table-cell office:value-type="float" office:value="1818" calcext:value-type="float">
            <text:p>1818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, skrifari bréfritara]</text:p>
          </table:table-cell>
          <table:table-cell table:number-columns-repeated="1006"/>
        </table:table-row>
        <table:table-row table:style-name="ro2" table:visibility="filter">
          <table:table-cell office:value-type="float" office:value="438" calcext:value-type="float">
            <text:p>438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18-XX-XX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Bjarni Þorsteinsson</text:p>
          </table:table-cell>
          <table:table-cell office:value-type="float" office:value="1818" calcext:value-type="float">
            <text:p>1818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, skrifari bréfritara]</text:p>
          </table:table-cell>
          <table:table-cell table:number-columns-repeated="1006"/>
        </table:table-row>
        <table:table-row table:style-name="ro2" table:visibility="filter">
          <table:table-cell office:value-type="float" office:value="439" calcext:value-type="float">
            <text:p>439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20-03-03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Bjarni Þorsteinsson</text:p>
          </table:table-cell>
          <table:table-cell office:value-type="float" office:value="1820" calcext:value-type="float">
            <text:p>1820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, skrifari bréfritara]</text:p>
          </table:table-cell>
          <table:table-cell table:number-columns-repeated="1006"/>
        </table:table-row>
        <table:table-row table:style-name="ro2" table:visibility="filter">
          <table:table-cell office:value-type="float" office:value="440" calcext:value-type="float">
            <text:p>440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20-08-23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Bjarni Þorsteinsson</text:p>
          </table:table-cell>
          <table:table-cell office:value-type="float" office:value="1820" calcext:value-type="float">
            <text:p>1820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, skrifari bréfritara]</text:p>
          </table:table-cell>
          <table:table-cell table:number-columns-repeated="1006"/>
        </table:table-row>
        <table:table-row table:style-name="ro2" table:visibility="filter">
          <table:table-cell office:value-type="float" office:value="441" calcext:value-type="float">
            <text:p>441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20-08-30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Bjarni Þorsteinsson</text:p>
          </table:table-cell>
          <table:table-cell office:value-type="float" office:value="1820" calcext:value-type="float">
            <text:p>1820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, skrifari bréfritara]</text:p>
          </table:table-cell>
          <table:table-cell table:number-columns-repeated="1006"/>
        </table:table-row>
        <table:table-row table:style-name="ro2" table:visibility="filter">
          <table:table-cell office:value-type="float" office:value="442" calcext:value-type="float">
            <text:p>442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20-09-09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Bjarni Þorsteinsson</text:p>
          </table:table-cell>
          <table:table-cell office:value-type="float" office:value="1820" calcext:value-type="float">
            <text:p>1820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, skrifari bréfritara]</text:p>
          </table:table-cell>
          <table:table-cell table:number-columns-repeated="1006"/>
        </table:table-row>
        <table:table-row table:style-name="ro2" table:visibility="filter">
          <table:table-cell office:value-type="float" office:value="443" calcext:value-type="float">
            <text:p>443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21-03-05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Bjarni Þorsteinsson</text:p>
          </table:table-cell>
          <table:table-cell office:value-type="float" office:value="1821" calcext:value-type="float">
            <text:p>1821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, skrifari bréfritara]</text:p>
          </table:table-cell>
          <table:table-cell table:number-columns-repeated="1006"/>
        </table:table-row>
        <table:table-row table:style-name="ro2" table:visibility="filter">
          <table:table-cell office:value-type="float" office:value="444" calcext:value-type="float">
            <text:p>444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21-11-11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Bjarni Þorsteinsson</text:p>
          </table:table-cell>
          <table:table-cell office:value-type="float" office:value="1821" calcext:value-type="float">
            <text:p>1821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, skrifari bréfritara]</text:p>
          </table:table-cell>
          <table:table-cell table:number-columns-repeated="1006"/>
        </table:table-row>
        <table:table-row table:style-name="ro2" table:visibility="filter">
          <table:table-cell office:value-type="float" office:value="445" calcext:value-type="float">
            <text:p>445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21-11-30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Bjarni Þorsteinsson</text:p>
          </table:table-cell>
          <table:table-cell office:value-type="float" office:value="1821" calcext:value-type="float">
            <text:p>1821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, skrifari bréfritara]</text:p>
          </table:table-cell>
          <table:table-cell table:number-columns-repeated="1006"/>
        </table:table-row>
        <table:table-row table:style-name="ro2" table:visibility="filter">
          <table:table-cell office:value-type="float" office:value="446" calcext:value-type="float">
            <text:p>446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22-05-07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Bjarni Þorsteinsson</text:p>
          </table:table-cell>
          <table:table-cell office:value-type="float" office:value="1822" calcext:value-type="float">
            <text:p>1822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, skrifari bréfritara]</text:p>
          </table:table-cell>
          <table:table-cell table:number-columns-repeated="1006"/>
        </table:table-row>
        <table:table-row table:style-name="ro2" table:visibility="filter">
          <table:table-cell office:value-type="float" office:value="447" calcext:value-type="float">
            <text:p>447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22-07-18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Bjarni Þorsteinsson</text:p>
          </table:table-cell>
          <table:table-cell office:value-type="float" office:value="1822" calcext:value-type="float">
            <text:p>1822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, skrifari bréfritara]</text:p>
          </table:table-cell>
          <table:table-cell table:number-columns-repeated="1006"/>
        </table:table-row>
        <table:table-row table:style-name="ro2" table:visibility="filter">
          <table:table-cell office:value-type="float" office:value="448" calcext:value-type="float">
            <text:p>448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22-08-XX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Bjarni Þorsteinsson</text:p>
          </table:table-cell>
          <table:table-cell office:value-type="float" office:value="1822" calcext:value-type="float">
            <text:p>1822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, skrifari bréfritara]</text:p>
          </table:table-cell>
          <table:table-cell table:number-columns-repeated="1006"/>
        </table:table-row>
        <table:table-row table:style-name="ro2" table:visibility="filter">
          <table:table-cell office:value-type="float" office:value="449" calcext:value-type="float">
            <text:p>449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22-10-07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Bjarni Þorsteinsson</text:p>
          </table:table-cell>
          <table:table-cell office:value-type="float" office:value="1822" calcext:value-type="float">
            <text:p>1822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, skrifari bréfritara]</text:p>
          </table:table-cell>
          <table:table-cell table:number-columns-repeated="1006"/>
        </table:table-row>
        <table:table-row table:style-name="ro2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22-12-02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Bjarni Þorsteinsson</text:p>
          </table:table-cell>
          <table:table-cell office:value-type="float" office:value="1822" calcext:value-type="float">
            <text:p>1822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, skrifari bréfritara]</text:p>
          </table:table-cell>
          <table:table-cell table:number-columns-repeated="1006"/>
        </table:table-row>
        <table:table-row table:style-name="ro2" table:visibility="filter">
          <table:table-cell office:value-type="float" office:value="451" calcext:value-type="float">
            <text:p>451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23-01-21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Bjarni Þorsteinsson</text:p>
          </table:table-cell>
          <table:table-cell office:value-type="float" office:value="1823" calcext:value-type="float">
            <text:p>1823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, skrifari bréfritara]</text:p>
          </table:table-cell>
          <table:table-cell table:number-columns-repeated="1006"/>
        </table:table-row>
        <table:table-row table:style-name="ro2" table:visibility="filter">
          <table:table-cell office:value-type="float" office:value="452" calcext:value-type="float">
            <text:p>452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23-03-16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Bjarni Þorsteinsson</text:p>
          </table:table-cell>
          <table:table-cell office:value-type="float" office:value="1823" calcext:value-type="float">
            <text:p>1823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, skrifari bréfritara]</text:p>
          </table:table-cell>
          <table:table-cell table:number-columns-repeated="1006"/>
        </table:table-row>
        <table:table-row table:style-name="ro2" table:visibility="filter">
          <table:table-cell office:value-type="float" office:value="453" calcext:value-type="float">
            <text:p>453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XX-XX-XX-2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Bjarni Þorsteinsson</text:p>
          </table:table-cell>
          <table:table-cell office:value-type="string" calcext:value-type="string">
            <text:p>18XX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, skrifari bréfritara]</text:p>
          </table:table-cell>
          <table:table-cell table:number-columns-repeated="1006"/>
        </table:table-row>
        <table:table-row table:style-name="ro2" table:visibility="filter">
          <table:table-cell office:value-type="float" office:value="454" calcext:value-type="float">
            <text:p>454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GeirBskG-VAR-18XX-XX-XX.txt</text:p>
          </table:table-cell>
          <table:table-cell office:value-type="string" calcext:value-type="string">
            <text:p>Geir Vídalín biskup</text:p>
          </table:table-cell>
          <table:table-cell office:value-type="string" calcext:value-type="string">
            <text:p>Bjarni Þorsteinsson</text:p>
          </table:table-cell>
          <table:table-cell office:value-type="string" calcext:value-type="string">
            <text:p>18XX</text:p>
          </table:table-cell>
          <table:table-cell office:value-type="float" office:value="1761" calcext:value-type="float">
            <text:p>1761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Laufás (Þingey., NE), prestsonur (elst upp í Fnjóskadal, S-Þing., NE, strax eftir fæðingu, hjá Árna Bjarnasyni, prófasti) + Seltjarnarnes frá 1791-1807, Rvík 1807 og áfr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-Þing.</text:p>
          </table:table-cell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[vinur, skrifari bréfritara]</text:p>
          </table:table-cell>
          <table:table-cell table:number-columns-repeated="1006"/>
        </table:table-row>
        <table:table-row table:style-name="ro1" table:visibility="filter">
          <table:table-cell office:value-type="float" office:value="455" calcext:value-type="float">
            <text:p>455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09-01-01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09" calcext:value-type="float">
            <text:p>1809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Viðey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456" calcext:value-type="float">
            <text:p>456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09-09-05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09" calcext:value-type="float">
            <text:p>1809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Viðey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457" calcext:value-type="float">
            <text:p>457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10-08-08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10" calcext:value-type="float">
            <text:p>1810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Viðey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458" calcext:value-type="float">
            <text:p>458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10-09-18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10" calcext:value-type="float">
            <text:p>1810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Viðey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459" calcext:value-type="float">
            <text:p>459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10-10-18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10" calcext:value-type="float">
            <text:p>1810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Viðey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460" calcext:value-type="float">
            <text:p>460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11-07-08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11" calcext:value-type="float">
            <text:p>1811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Viðey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461" calcext:value-type="float">
            <text:p>461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11-08-31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11" calcext:value-type="float">
            <text:p>1811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Klaustrið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462" calcext:value-type="float">
            <text:p>462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11-09-05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11" calcext:value-type="float">
            <text:p>1811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Viðey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463" calcext:value-type="float">
            <text:p>463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11-10-12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11" calcext:value-type="float">
            <text:p>1811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Viðey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464" calcext:value-type="float">
            <text:p>464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12-08-15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12" calcext:value-type="float">
            <text:p>1812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Viðey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465" calcext:value-type="float">
            <text:p>465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12-08-23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12" calcext:value-type="float">
            <text:p>1812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Viðey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466" calcext:value-type="float">
            <text:p>466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12-09-01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12" calcext:value-type="float">
            <text:p>1812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Viðey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467" calcext:value-type="float">
            <text:p>467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12-09-28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12" calcext:value-type="float">
            <text:p>1812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Viðey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468" calcext:value-type="float">
            <text:p>468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13-09-05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13" calcext:value-type="float">
            <text:p>1813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Viðey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469" calcext:value-type="float">
            <text:p>469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14-08-12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14" calcext:value-type="float">
            <text:p>1814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470" calcext:value-type="float">
            <text:p>470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14-08-28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14" calcext:value-type="float">
            <text:p>1814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471" calcext:value-type="float">
            <text:p>471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15-08-15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15" calcext:value-type="float">
            <text:p>1815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472" calcext:value-type="float">
            <text:p>472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15-09-02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15" calcext:value-type="float">
            <text:p>1815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473" calcext:value-type="float">
            <text:p>473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15-09-10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15" calcext:value-type="float">
            <text:p>1815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Gufunes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474" calcext:value-type="float">
            <text:p>474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17-08-17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17" calcext:value-type="float">
            <text:p>1817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475" calcext:value-type="float">
            <text:p>475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17-08-25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17" calcext:value-type="float">
            <text:p>1817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476" calcext:value-type="float">
            <text:p>476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18-03-05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18" calcext:value-type="float">
            <text:p>1818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477" calcext:value-type="float">
            <text:p>477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18-08-23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18" calcext:value-type="float">
            <text:p>1818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18-08-25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18" calcext:value-type="float">
            <text:p>1818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479" calcext:value-type="float">
            <text:p>479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18-28-08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18" calcext:value-type="float">
            <text:p>1818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480" calcext:value-type="float">
            <text:p>480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19-03-03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19" calcext:value-type="float">
            <text:p>1819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481" calcext:value-type="float">
            <text:p>481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19-07-25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19" calcext:value-type="float">
            <text:p>1819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482" calcext:value-type="float">
            <text:p>482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19-08-31_2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19" calcext:value-type="float">
            <text:p>1819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483" calcext:value-type="float">
            <text:p>483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19-08-31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19" calcext:value-type="float">
            <text:p>1819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484" calcext:value-type="float">
            <text:p>484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20-03-03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20" calcext:value-type="float">
            <text:p>1820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485" calcext:value-type="float">
            <text:p>485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20-08-12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20" calcext:value-type="float">
            <text:p>1820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486" calcext:value-type="float">
            <text:p>486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20-08-30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20" calcext:value-type="float">
            <text:p>1820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487" calcext:value-type="float">
            <text:p>487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20-10-01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20" calcext:value-type="float">
            <text:p>1820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488" calcext:value-type="float">
            <text:p>488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21-03-03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21" calcext:value-type="float">
            <text:p>1821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489" calcext:value-type="float">
            <text:p>489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21-07-28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21" calcext:value-type="float">
            <text:p>1821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490" calcext:value-type="float">
            <text:p>490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22-01-28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22" calcext:value-type="float">
            <text:p>1822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491" calcext:value-type="float">
            <text:p>491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22-03-01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22" calcext:value-type="float">
            <text:p>1822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492" calcext:value-type="float">
            <text:p>492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22-08-03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22" calcext:value-type="float">
            <text:p>1822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493" calcext:value-type="float">
            <text:p>493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25-11-28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25" calcext:value-type="float">
            <text:p>1825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494" calcext:value-type="float">
            <text:p>494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26-03-12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26" calcext:value-type="float">
            <text:p>1826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495" calcext:value-type="float">
            <text:p>495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26-05-15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26" calcext:value-type="float">
            <text:p>1826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496" calcext:value-type="float">
            <text:p>496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27-03-02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27" calcext:value-type="float">
            <text:p>1827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497" calcext:value-type="float">
            <text:p>497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27-07-12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27" calcext:value-type="float">
            <text:p>1827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498" calcext:value-type="float">
            <text:p>498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27-11-12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27" calcext:value-type="float">
            <text:p>1827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499" calcext:value-type="float">
            <text:p>499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28-03-28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28" calcext:value-type="float">
            <text:p>1828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28-08-18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28" calcext:value-type="float">
            <text:p>1828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01" calcext:value-type="float">
            <text:p>501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28-11-15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28" calcext:value-type="float">
            <text:p>1828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29-03-12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29" calcext:value-type="float">
            <text:p>1829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03" calcext:value-type="float">
            <text:p>503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29-08-02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29" calcext:value-type="float">
            <text:p>1829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04" calcext:value-type="float">
            <text:p>504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29-11-18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29" calcext:value-type="float">
            <text:p>1829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05" calcext:value-type="float">
            <text:p>505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30-03-13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30" calcext:value-type="float">
            <text:p>1830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06" calcext:value-type="float">
            <text:p>506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30-06-02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30" calcext:value-type="float">
            <text:p>1830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07" calcext:value-type="float">
            <text:p>507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30-08-05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30" calcext:value-type="float">
            <text:p>1830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08" calcext:value-type="float">
            <text:p>508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30-08-28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30" calcext:value-type="float">
            <text:p>1830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09" calcext:value-type="float">
            <text:p>509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30-11-10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30" calcext:value-type="float">
            <text:p>1830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10" calcext:value-type="float">
            <text:p>510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31-04-22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31" calcext:value-type="float">
            <text:p>1831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11" calcext:value-type="float">
            <text:p>511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31-09-15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31" calcext:value-type="float">
            <text:p>1831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12" calcext:value-type="float">
            <text:p>512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31-11-15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31" calcext:value-type="float">
            <text:p>1831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13" calcext:value-type="float">
            <text:p>513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32-03-25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32" calcext:value-type="float">
            <text:p>1832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14" calcext:value-type="float">
            <text:p>514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32-05-13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32" calcext:value-type="float">
            <text:p>1832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15" calcext:value-type="float">
            <text:p>515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32-08-15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32" calcext:value-type="float">
            <text:p>1832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16" calcext:value-type="float">
            <text:p>516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32-09-01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32" calcext:value-type="float">
            <text:p>1832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17" calcext:value-type="float">
            <text:p>517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32-11-23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32" calcext:value-type="float">
            <text:p>1832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18" calcext:value-type="float">
            <text:p>518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33-03-12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33" calcext:value-type="float">
            <text:p>1833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19" calcext:value-type="float">
            <text:p>519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33-05-01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33" calcext:value-type="float">
            <text:p>1833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20" calcext:value-type="float">
            <text:p>520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33-05-03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33" calcext:value-type="float">
            <text:p>1833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21" calcext:value-type="float">
            <text:p>521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34-03-05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34" calcext:value-type="float">
            <text:p>1834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22" calcext:value-type="float">
            <text:p>522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34-07-13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34" calcext:value-type="float">
            <text:p>1834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23" calcext:value-type="float">
            <text:p>523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34-10-05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34" calcext:value-type="float">
            <text:p>1834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24" calcext:value-type="float">
            <text:p>524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35-03-05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35" calcext:value-type="float">
            <text:p>1835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25" calcext:value-type="float">
            <text:p>525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35-08-08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35" calcext:value-type="float">
            <text:p>1835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26" calcext:value-type="float">
            <text:p>526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35-08-23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35" calcext:value-type="float">
            <text:p>1835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27" calcext:value-type="float">
            <text:p>527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35-09-18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35" calcext:value-type="float">
            <text:p>1835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28" calcext:value-type="float">
            <text:p>528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36-03-03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36" calcext:value-type="float">
            <text:p>1836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29" calcext:value-type="float">
            <text:p>529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36-07-24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36" calcext:value-type="float">
            <text:p>1836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30" calcext:value-type="float">
            <text:p>530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36-08-18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36" calcext:value-type="float">
            <text:p>1836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31" calcext:value-type="float">
            <text:p>531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37-03-03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37" calcext:value-type="float">
            <text:p>1837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32" calcext:value-type="float">
            <text:p>532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38-04-03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38" calcext:value-type="float">
            <text:p>1838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33" calcext:value-type="float">
            <text:p>533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38-09-01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38" calcext:value-type="float">
            <text:p>1838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34" calcext:value-type="float">
            <text:p>534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39-03-03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39" calcext:value-type="float">
            <text:p>1839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35" calcext:value-type="float">
            <text:p>535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39-08-05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39" calcext:value-type="float">
            <text:p>1839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36" calcext:value-type="float">
            <text:p>536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39-09-25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39" calcext:value-type="float">
            <text:p>1839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37" calcext:value-type="float">
            <text:p>537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39-10-28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39" calcext:value-type="float">
            <text:p>1839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38" calcext:value-type="float">
            <text:p>538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40-02-28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40" calcext:value-type="float">
            <text:p>1840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39" calcext:value-type="float">
            <text:p>539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40-08-15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40" calcext:value-type="float">
            <text:p>1840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40" calcext:value-type="float">
            <text:p>540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40-09-20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40" calcext:value-type="float">
            <text:p>1840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41" calcext:value-type="float">
            <text:p>541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41-03-03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41" calcext:value-type="float">
            <text:p>1841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42" calcext:value-type="float">
            <text:p>542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41-07-30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41" calcext:value-type="float">
            <text:p>1841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43" calcext:value-type="float">
            <text:p>543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41-09-22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41" calcext:value-type="float">
            <text:p>1841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44" calcext:value-type="float">
            <text:p>544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42-03-05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42" calcext:value-type="float">
            <text:p>1842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45" calcext:value-type="float">
            <text:p>545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42-07-31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42" calcext:value-type="float">
            <text:p>1842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46" calcext:value-type="float">
            <text:p>546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42-09-25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42" calcext:value-type="float">
            <text:p>1842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47" calcext:value-type="float">
            <text:p>547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43-03-02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43" calcext:value-type="float">
            <text:p>1843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48" calcext:value-type="float">
            <text:p>548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43-03-03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43" calcext:value-type="float">
            <text:p>1843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49" calcext:value-type="float">
            <text:p>549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43-06-08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43" calcext:value-type="float">
            <text:p>1843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43-08-08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43" calcext:value-type="float">
            <text:p>1843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51" calcext:value-type="float">
            <text:p>551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43-11-13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43" calcext:value-type="float">
            <text:p>1843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52" calcext:value-type="float">
            <text:p>552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44-03-13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44" calcext:value-type="float">
            <text:p>1844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53" calcext:value-type="float">
            <text:p>553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44-07-08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44" calcext:value-type="float">
            <text:p>1844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54" calcext:value-type="float">
            <text:p>554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44-08-08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44" calcext:value-type="float">
            <text:p>1844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55" calcext:value-type="float">
            <text:p>555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44-11-10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44" calcext:value-type="float">
            <text:p>1844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56" calcext:value-type="float">
            <text:p>556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45-03-15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45" calcext:value-type="float">
            <text:p>1845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57" calcext:value-type="float">
            <text:p>557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45-11-10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45" calcext:value-type="float">
            <text:p>1845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58" calcext:value-type="float">
            <text:p>558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46-03-10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46" calcext:value-type="float">
            <text:p>1846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59" calcext:value-type="float">
            <text:p>559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46-07-31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46" calcext:value-type="float">
            <text:p>1846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60" calcext:value-type="float">
            <text:p>560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46-11-12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46" calcext:value-type="float">
            <text:p>1846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61" calcext:value-type="float">
            <text:p>561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46-11-18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46" calcext:value-type="float">
            <text:p>1846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62" calcext:value-type="float">
            <text:p>562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46-12-18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46" calcext:value-type="float">
            <text:p>1846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63" calcext:value-type="float">
            <text:p>563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47-03-08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47" calcext:value-type="float">
            <text:p>1847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64" calcext:value-type="float">
            <text:p>564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47-07-05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47" calcext:value-type="float">
            <text:p>1847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65" calcext:value-type="float">
            <text:p>565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47-11-08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47" calcext:value-type="float">
            <text:p>1847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66" calcext:value-type="float">
            <text:p>566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48-03-03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48" calcext:value-type="float">
            <text:p>1848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67" calcext:value-type="float">
            <text:p>567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48-08-03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48" calcext:value-type="float">
            <text:p>1848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68" calcext:value-type="float">
            <text:p>568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48-11-18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48" calcext:value-type="float">
            <text:p>1848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69" calcext:value-type="float">
            <text:p>569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HB-VAR-1849-03-07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49" calcext:value-type="float">
            <text:p>1849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70" calcext:value-type="float">
            <text:p>570</text:p>
          </table:table-cell>
          <table:table-cell office:value-type="string" calcext:value-type="string">
            <text:p>Students (Copenhagen University)</text:p>
          </table:table-cell>
          <table:table-cell office:value-type="string" calcext:value-type="string">
            <text:p>Hst-BaldvEinars-1826-08-14.txt</text:p>
          </table:table-cell>
          <table:table-cell office:value-type="string" calcext:value-type="string">
            <text:p>Baldvin Einarsson</text:p>
          </table:table-cell>
          <table:table-cell office:value-type="string" calcext:value-type="string">
            <text:p>Kristrún Jónsdóttir</text:p>
          </table:table-cell>
          <table:table-cell office:value-type="float" office:value="1826" calcext:value-type="float">
            <text:p>1826</text:p>
          </table:table-cell>
          <table:table-cell office:value-type="float" office:value="1801" calcext:value-type="float">
            <text:p>1801</text:p>
          </table:table-cell>
          <table:table-cell office:value-type="float" office:value="1833" calcext:value-type="float">
            <text:p>1833</text:p>
          </table:table-cell>
          <table:table-cell office:value-type="string" calcext:value-type="string">
            <text:p>Hafnarstúdent; sonur hreppstjóra og umboðsmans Reynistaðarklaustursjarða, vinnumaður áður en hann giftir sig, smíðaði skip sjálfur, í útgerð, efnast</text:p>
          </table:table-cell>
          <table:table-cell office:value-type="string" calcext:value-type="string">
            <text:p>Molastaðir í Fljótum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kag.</text:p>
          </table:table-cell>
          <table:table-cell office:value-type="string" calcext:value-type="string">
            <text:p>Copenhagen</text:p>
          </table:table-cell>
          <table:table-cell table:number-columns-repeated="3"/>
          <table:table-cell office:value-type="string" calcext:value-type="string">
            <text:p>fiancé</text:p>
          </table:table-cell>
          <table:table-cell table:number-columns-repeated="1006"/>
        </table:table-row>
        <table:table-row table:style-name="ro1" table:visibility="filter">
          <table:table-cell office:value-type="float" office:value="571" calcext:value-type="float">
            <text:p>571</text:p>
          </table:table-cell>
          <table:table-cell office:value-type="string" calcext:value-type="string">
            <text:p>Students (Copenhagen University)</text:p>
          </table:table-cell>
          <table:table-cell office:value-type="string" calcext:value-type="string">
            <text:p>Hst-BaldvEinars-1831-03-21.txt</text:p>
          </table:table-cell>
          <table:table-cell office:value-type="string" calcext:value-type="string">
            <text:p>Baldvin Einarsson</text:p>
          </table:table-cell>
          <table:table-cell office:value-type="string" calcext:value-type="string">
            <text:p>Einar Guðmundsson</text:p>
          </table:table-cell>
          <table:table-cell office:value-type="float" office:value="1831" calcext:value-type="float">
            <text:p>1831</text:p>
          </table:table-cell>
          <table:table-cell office:value-type="float" office:value="1801" calcext:value-type="float">
            <text:p>1801</text:p>
          </table:table-cell>
          <table:table-cell office:value-type="float" office:value="1833" calcext:value-type="float">
            <text:p>1833</text:p>
          </table:table-cell>
          <table:table-cell office:value-type="string" calcext:value-type="string">
            <text:p>Hafnarstúdent; sonur hreppstjóra og umboðsmans Reynistaðarklaustursjarða, vinnumaður áður en hann giftir sig, smíðaði skip sjálfur, í útgerð, efnast</text:p>
          </table:table-cell>
          <table:table-cell office:value-type="string" calcext:value-type="string">
            <text:p>Molastaðir í Fljótum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kag.</text:p>
          </table:table-cell>
          <table:table-cell office:value-type="string" calcext:value-type="string">
            <text:p>Copenhagen</text:p>
          </table:table-cell>
          <table:table-cell table:number-columns-repeated="3"/>
          <table:table-cell office:value-type="string" calcext:value-type="string">
            <text:p>fa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72" calcext:value-type="float">
            <text:p>572</text:p>
          </table:table-cell>
          <table:table-cell office:value-type="string" calcext:value-type="string">
            <text:p>Students (Copenhagen University)</text:p>
          </table:table-cell>
          <table:table-cell office:value-type="string" calcext:value-type="string">
            <text:p>Hst-BaldvEinars-18XX-XX-XX.txt</text:p>
          </table:table-cell>
          <table:table-cell office:value-type="string" calcext:value-type="string">
            <text:p>Baldvin Einarsson</text:p>
          </table:table-cell>
          <table:table-cell office:value-type="string" calcext:value-type="string">
            <text:p>Einar Guðmundsson</text:p>
          </table:table-cell>
          <table:table-cell office:value-type="string" calcext:value-type="string">
            <text:p>18XX</text:p>
          </table:table-cell>
          <table:table-cell office:value-type="float" office:value="1801" calcext:value-type="float">
            <text:p>1801</text:p>
          </table:table-cell>
          <table:table-cell office:value-type="float" office:value="1833" calcext:value-type="float">
            <text:p>1833</text:p>
          </table:table-cell>
          <table:table-cell office:value-type="string" calcext:value-type="string">
            <text:p>Hafnarstúdent; sonur hreppstjóra og umboðsmans Reynistaðarklaustursjarða, vinnumaður áður en hann giftir sig, smíðaði skip sjálfur, í útgerð, efnast</text:p>
          </table:table-cell>
          <table:table-cell office:value-type="string" calcext:value-type="string">
            <text:p>Molastaðir í Fljótum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kag.</text:p>
          </table:table-cell>
          <table:table-cell office:value-type="string" calcext:value-type="string">
            <text:p>Copenhagen</text:p>
          </table:table-cell>
          <table:table-cell table:number-columns-repeated="3"/>
          <table:table-cell office:value-type="string" calcext:value-type="string">
            <text:p>father</text:p>
          </table:table-cell>
          <table:table-cell table:number-columns-repeated="1006"/>
        </table:table-row>
        <table:table-row table:style-name="ro2" table:visibility="filter">
          <table:table-cell office:value-type="float" office:value="573" calcext:value-type="float">
            <text:p>573</text:p>
          </table:table-cell>
          <table:table-cell office:value-type="string" calcext:value-type="string">
            <text:p>Students (Copenhagen University)</text:p>
          </table:table-cell>
          <table:table-cell office:value-type="string" calcext:value-type="string">
            <text:p>Hst-FinnMagnus-1832-03-31.txt</text:p>
          </table:table-cell>
          <table:table-cell office:value-type="string" calcext:value-type="string">
            <text:p>Finnur Magnússon</text:p>
          </table:table-cell>
          <table:table-cell office:value-type="string" calcext:value-type="string">
            <text:p>Bjarni Þorsteinsson</text:p>
          </table:table-cell>
          <table:table-cell office:value-type="float" office:value="1832" calcext:value-type="float">
            <text:p>1832</text:p>
          </table:table-cell>
          <table:table-cell office:value-type="float" office:value="1781" calcext:value-type="float">
            <text:p>1781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Hafnarstúdent</text:p>
          </table:table-cell>
          <table:table-cell table:number-columns-repeated="3"/>
          <table:table-cell office:value-type="string" calcext:value-type="string">
            <text:p>Copenhagen</text:p>
          </table:table-cell>
          <table:table-cell table:number-columns-repeated="2"/>
          <table:table-cell office:value-type="string" calcext:value-type="string">
            <text:p>[distant]</text:p>
          </table:table-cell>
          <table:table-cell office:value-type="string" calcext:value-type="string">
            <text:p>[hr. amtmaður]</text:p>
          </table:table-cell>
          <table:table-cell table:number-columns-repeated="1006"/>
        </table:table-row>
        <table:table-row table:style-name="ro2" table:visibility="filter">
          <table:table-cell office:value-type="float" office:value="574" calcext:value-type="float">
            <text:p>574</text:p>
          </table:table-cell>
          <table:table-cell office:value-type="string" calcext:value-type="string">
            <text:p>Students (Copenhagen University)</text:p>
          </table:table-cell>
          <table:table-cell office:value-type="string" calcext:value-type="string">
            <text:p>Hst-FinnMagnus-1832-09-30.txt</text:p>
          </table:table-cell>
          <table:table-cell office:value-type="string" calcext:value-type="string">
            <text:p>Finnur Magnússon</text:p>
          </table:table-cell>
          <table:table-cell office:value-type="string" calcext:value-type="string">
            <text:p>Bjarni Þorsteinsson</text:p>
          </table:table-cell>
          <table:table-cell office:value-type="float" office:value="1832" calcext:value-type="float">
            <text:p>1832</text:p>
          </table:table-cell>
          <table:table-cell office:value-type="float" office:value="1781" calcext:value-type="float">
            <text:p>1781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Hafnarstúdent</text:p>
          </table:table-cell>
          <table:table-cell table:number-columns-repeated="3"/>
          <table:table-cell office:value-type="string" calcext:value-type="string">
            <text:p>Copenhagen</text:p>
          </table:table-cell>
          <table:table-cell table:number-columns-repeated="2"/>
          <table:table-cell office:value-type="string" calcext:value-type="string">
            <text:p>[distant]</text:p>
          </table:table-cell>
          <table:table-cell office:value-type="string" calcext:value-type="string">
            <text:p>[hr. amtmaður]</text:p>
          </table:table-cell>
          <table:table-cell table:number-columns-repeated="1006"/>
        </table:table-row>
        <table:table-row table:style-name="ro2" table:visibility="filter">
          <table:table-cell office:value-type="float" office:value="575" calcext:value-type="float">
            <text:p>575</text:p>
          </table:table-cell>
          <table:table-cell office:value-type="string" calcext:value-type="string">
            <text:p>Students (Copenhagen University)</text:p>
          </table:table-cell>
          <table:table-cell office:value-type="string" calcext:value-type="string">
            <text:p>Hst-FinnMagnus-1833-03-17.txt</text:p>
          </table:table-cell>
          <table:table-cell office:value-type="string" calcext:value-type="string">
            <text:p>Finnur Magnússon</text:p>
          </table:table-cell>
          <table:table-cell office:value-type="string" calcext:value-type="string">
            <text:p>Bjarni Þorsteinsson</text:p>
          </table:table-cell>
          <table:table-cell office:value-type="float" office:value="1833" calcext:value-type="float">
            <text:p>1833</text:p>
          </table:table-cell>
          <table:table-cell office:value-type="float" office:value="1781" calcext:value-type="float">
            <text:p>1781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Hafnarstúdent</text:p>
          </table:table-cell>
          <table:table-cell table:number-columns-repeated="3"/>
          <table:table-cell office:value-type="string" calcext:value-type="string">
            <text:p>Copenhagen</text:p>
          </table:table-cell>
          <table:table-cell table:number-columns-repeated="2"/>
          <table:table-cell office:value-type="string" calcext:value-type="string">
            <text:p>[distant]</text:p>
          </table:table-cell>
          <table:table-cell office:value-type="string" calcext:value-type="string">
            <text:p>[hr. amtmaður]</text:p>
          </table:table-cell>
          <table:table-cell table:number-columns-repeated="1006"/>
        </table:table-row>
        <table:table-row table:style-name="ro2" table:visibility="filter">
          <table:table-cell office:value-type="float" office:value="576" calcext:value-type="float">
            <text:p>576</text:p>
          </table:table-cell>
          <table:table-cell office:value-type="string" calcext:value-type="string">
            <text:p>Students (Copenhagen University)</text:p>
          </table:table-cell>
          <table:table-cell office:value-type="string" calcext:value-type="string">
            <text:p>Hst-GislHjalmars-1836-03-19.txt</text:p>
          </table:table-cell>
          <table:table-cell office:value-type="string" calcext:value-type="string">
            <text:p>Gísli Hjálmarsson</text:p>
          </table:table-cell>
          <table:table-cell office:value-type="string" calcext:value-type="string">
            <text:p>Friðrik Eggerz</text:p>
          </table:table-cell>
          <table:table-cell office:value-type="float" office:value="1836" calcext:value-type="float">
            <text:p>1836</text:p>
          </table:table-cell>
          <table:table-cell office:value-type="float" office:value="1807" calcext:value-type="float">
            <text:p>1807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Hafnarstúdent</text:p>
          </table:table-cell>
          <table:table-cell table:number-columns-repeated="3"/>
          <table:table-cell office:value-type="string" calcext:value-type="string">
            <text:p>Copenhagen</text:p>
          </table:table-cell>
          <table:table-cell table:number-columns-repeated="2"/>
          <table:table-cell office:value-type="string" calcext:value-type="string">
            <text:p>[distant]</text:p>
          </table:table-cell>
          <table:table-cell office:value-type="string" calcext:value-type="string">
            <text:p>[hr. pastor]</text:p>
          </table:table-cell>
          <table:table-cell table:number-columns-repeated="1006"/>
        </table:table-row>
        <table:table-row table:style-name="ro2" table:visibility="filter">
          <table:table-cell office:value-type="float" office:value="577" calcext:value-type="float">
            <text:p>577</text:p>
          </table:table-cell>
          <table:table-cell office:value-type="string" calcext:value-type="string">
            <text:p>Students (Copenhagen University)</text:p>
          </table:table-cell>
          <table:table-cell office:value-type="string" calcext:value-type="string">
            <text:p>Hst-GislHjalmars-1836-04-24.txt</text:p>
          </table:table-cell>
          <table:table-cell office:value-type="string" calcext:value-type="string">
            <text:p>Gísli Hjálmarsson</text:p>
          </table:table-cell>
          <table:table-cell office:value-type="string" calcext:value-type="string">
            <text:p>Guðrún Magnúsdóttir</text:p>
          </table:table-cell>
          <table:table-cell office:value-type="float" office:value="1836" calcext:value-type="float">
            <text:p>1836</text:p>
          </table:table-cell>
          <table:table-cell office:value-type="float" office:value="1807" calcext:value-type="float">
            <text:p>1807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Hafnarstúdent</text:p>
          </table:table-cell>
          <table:table-cell table:number-columns-repeated="3"/>
          <table:table-cell office:value-type="string" calcext:value-type="string">
            <text:p>Copenhagen</text:p>
          </table:table-cell>
          <table:table-cell table:number-columns-repeated="2"/>
          <table:table-cell office:value-type="string" calcext:value-type="string">
            <text:p>[distant]</text:p>
          </table:table-cell>
          <table:table-cell office:value-type="string" calcext:value-type="string">
            <text:p>[elskulega, góða madame]</text:p>
          </table:table-cell>
          <table:table-cell table:number-columns-repeated="1006"/>
        </table:table-row>
        <table:table-row table:style-name="ro2" table:visibility="filter">
          <table:table-cell office:value-type="float" office:value="578" calcext:value-type="float">
            <text:p>578</text:p>
          </table:table-cell>
          <table:table-cell office:value-type="string" calcext:value-type="string">
            <text:p>Students (Copenhagen University)</text:p>
          </table:table-cell>
          <table:table-cell office:value-type="string" calcext:value-type="string">
            <text:p>Hst-GislHjalmars-1836-10-03.txt</text:p>
          </table:table-cell>
          <table:table-cell office:value-type="string" calcext:value-type="string">
            <text:p>Gísli Hjálmarsson</text:p>
          </table:table-cell>
          <table:table-cell office:value-type="string" calcext:value-type="string">
            <text:p>Friðrik Eggerz</text:p>
          </table:table-cell>
          <table:table-cell office:value-type="float" office:value="1836" calcext:value-type="float">
            <text:p>1836</text:p>
          </table:table-cell>
          <table:table-cell office:value-type="float" office:value="1807" calcext:value-type="float">
            <text:p>1807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Hafnarstúdent</text:p>
          </table:table-cell>
          <table:table-cell table:number-columns-repeated="3"/>
          <table:table-cell office:value-type="string" calcext:value-type="string">
            <text:p>Copenhagen</text:p>
          </table:table-cell>
          <table:table-cell table:number-columns-repeated="2"/>
          <table:table-cell office:value-type="string" calcext:value-type="string">
            <text:p>[distant]</text:p>
          </table:table-cell>
          <table:table-cell office:value-type="string" calcext:value-type="string">
            <text:p>[hr. pastor]</text:p>
          </table:table-cell>
          <table:table-cell table:number-columns-repeated="1006"/>
        </table:table-row>
        <table:table-row table:style-name="ro1" table:visibility="filter">
          <table:table-cell office:value-type="float" office:value="579" calcext:value-type="float">
            <text:p>579</text:p>
          </table:table-cell>
          <table:table-cell office:value-type="string" calcext:value-type="string">
            <text:p>Students (Copenhagen University)</text:p>
          </table:table-cell>
          <table:table-cell office:value-type="string" calcext:value-type="string">
            <text:p>Hst-HognEinars-1828-08-26.txt</text:p>
          </table:table-cell>
          <table:table-cell office:value-type="string" calcext:value-type="string">
            <text:p>Högni Einarsson</text:p>
          </table:table-cell>
          <table:table-cell office:value-type="string" calcext:value-type="string">
            <text:p>Páll Pálsson</text:p>
          </table:table-cell>
          <table:table-cell office:value-type="float" office:value="1828" calcext:value-type="float">
            <text:p>1828</text:p>
          </table:table-cell>
          <table:table-cell office:value-type="float" office:value="1805" calcext:value-type="float">
            <text:p>1805</text:p>
          </table:table-cell>
          <table:table-cell office:value-type="float" office:value="1833" calcext:value-type="float">
            <text:p>1833</text:p>
          </table:table-cell>
          <table:table-cell office:value-type="string" calcext:value-type="string">
            <text:p>Hafnarstúdent; bóndasonur (stúdents)</text:p>
          </table:table-cell>
          <table:table-cell office:value-type="string" calcext:value-type="string">
            <text:p>Eystri-Skógar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Eyf.</text:p>
          </table:table-cell>
          <table:table-cell office:value-type="string" calcext:value-type="string">
            <text:p>Copenhagen</text:p>
          </table:table-cell>
          <table:table-cell table:number-columns-repeated="3"/>
          <table:table-cell office:value-type="string" calcext:value-type="string">
            <text:p>friend</text:p>
          </table:table-cell>
          <table:table-cell table:number-columns-repeated="1006"/>
        </table:table-row>
        <table:table-row table:style-name="ro2" table:visibility="filter">
          <table:table-cell office:value-type="float" office:value="580" calcext:value-type="float">
            <text:p>580</text:p>
          </table:table-cell>
          <table:table-cell office:value-type="string" calcext:value-type="string">
            <text:p>Students (Copenhagen University)</text:p>
          </table:table-cell>
          <table:table-cell office:value-type="string" calcext:value-type="string">
            <text:p>Hst-HognEinars-1831-04-15.txt</text:p>
          </table:table-cell>
          <table:table-cell office:value-type="string" calcext:value-type="string">
            <text:p>Högni Einarsson</text:p>
          </table:table-cell>
          <table:table-cell office:value-type="string" calcext:value-type="string">
            <text:p>Páll Pálsson</text:p>
          </table:table-cell>
          <table:table-cell office:value-type="float" office:value="1831" calcext:value-type="float">
            <text:p>1831</text:p>
          </table:table-cell>
          <table:table-cell office:value-type="float" office:value="1805" calcext:value-type="float">
            <text:p>1805</text:p>
          </table:table-cell>
          <table:table-cell office:value-type="float" office:value="1833" calcext:value-type="float">
            <text:p>1833</text:p>
          </table:table-cell>
          <table:table-cell office:value-type="string" calcext:value-type="string">
            <text:p>Hafnarstúdent; bóndasonur (stúdents)</text:p>
          </table:table-cell>
          <table:table-cell office:value-type="string" calcext:value-type="string">
            <text:p>Eystri-Skógar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Eyf.</text:p>
          </table:table-cell>
          <table:table-cell office:value-type="string" calcext:value-type="string">
            <text:p>Copenhagen</text:p>
          </table:table-cell>
          <table:table-cell table:number-columns-repeated="3"/>
          <table:table-cell office:value-type="string" calcext:value-type="string">
            <text:p>friend</text:p>
          </table:table-cell>
          <table:table-cell table:number-columns-repeated="1006"/>
        </table:table-row>
        <table:table-row table:style-name="ro1" table:visibility="filter">
          <table:table-cell office:value-type="float" office:value="581" calcext:value-type="float">
            <text:p>581</text:p>
          </table:table-cell>
          <table:table-cell office:value-type="string" calcext:value-type="string">
            <text:p>Students (Copenhagen University)</text:p>
          </table:table-cell>
          <table:table-cell office:value-type="string" calcext:value-type="string">
            <text:p>Hst-ThorgGudmunds-1836-04-07.txt</text:p>
          </table:table-cell>
          <table:table-cell office:value-type="string" calcext:value-type="string">
            <text:p>Þorgeir Guðmundsson</text:p>
          </table:table-cell>
          <table:table-cell office:value-type="string" calcext:value-type="string">
            <text:p>Eggert Jónsson</text:p>
          </table:table-cell>
          <table:table-cell office:value-type="float" office:value="1836" calcext:value-type="float">
            <text:p>1836</text:p>
          </table:table-cell>
          <table:table-cell office:value-type="float" office:value="1794" calcext:value-type="float">
            <text:p>1794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Hafnarstúdent</text:p>
          </table:table-cell>
          <table:table-cell table:number-columns-repeated="3"/>
          <table:table-cell office:value-type="string" calcext:value-type="string">
            <text:p>Copenhagen</text:p>
          </table:table-cell>
          <table:table-cell table:number-columns-repeated="2"/>
          <table:table-cell office:value-type="string" calcext:value-type="string">
            <text:p>[distant]</text:p>
          </table:table-cell>
          <table:table-cell office:value-type="string" calcext:value-type="string">
            <text:p>[hr. pastor]</text:p>
          </table:table-cell>
          <table:table-cell table:number-columns-repeated="1006"/>
        </table:table-row>
        <table:table-row table:style-name="ro1" table:visibility="filter">
          <table:table-cell office:value-type="float" office:value="582" calcext:value-type="float">
            <text:p>582</text:p>
          </table:table-cell>
          <table:table-cell office:value-type="string" calcext:value-type="string">
            <text:p>Students (Copenhagen University)</text:p>
          </table:table-cell>
          <table:table-cell office:value-type="string" calcext:value-type="string">
            <text:p>Hst-ThorstHelga-1825-04-14.txt</text:p>
          </table:table-cell>
          <table:table-cell office:value-type="string" calcext:value-type="string">
            <text:p>Þorsteinn Helgason</text:p>
          </table:table-cell>
          <table:table-cell office:value-type="string" calcext:value-type="string">
            <text:p>Páll Pálsson</text:p>
          </table:table-cell>
          <table:table-cell office:value-type="float" office:value="1825" calcext:value-type="float">
            <text:p>1825</text:p>
          </table:table-cell>
          <table:table-cell office:value-type="float" office:value="1806" calcext:value-type="float">
            <text:p>1806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Hafnarstúdent; sonur konrektors</text:p>
          </table:table-cell>
          <table:table-cell office:value-type="string" calcext:value-type="string">
            <text:p>Móeiðarhvol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Copenhagen</text:p>
          </table:table-cell>
          <table:table-cell table:number-columns-repeated="3"/>
          <table:table-cell office:value-type="string" calcext:value-type="string">
            <text:p>friend</text:p>
          </table:table-cell>
          <table:table-cell table:number-columns-repeated="1006"/>
        </table:table-row>
        <table:table-row table:style-name="ro2" table:visibility="filter">
          <table:table-cell office:value-type="float" office:value="583" calcext:value-type="float">
            <text:p>583</text:p>
          </table:table-cell>
          <table:table-cell office:value-type="string" calcext:value-type="string">
            <text:p>Students (Copenhagen University)</text:p>
          </table:table-cell>
          <table:table-cell office:value-type="string" calcext:value-type="string">
            <text:p>Hst-ThorstHelga-1826-05-02.txt</text:p>
          </table:table-cell>
          <table:table-cell office:value-type="string" calcext:value-type="string">
            <text:p>Þorsteinn Helgason</text:p>
          </table:table-cell>
          <table:table-cell office:value-type="string" calcext:value-type="string">
            <text:p>Páll Pálsson</text:p>
          </table:table-cell>
          <table:table-cell office:value-type="float" office:value="1826" calcext:value-type="float">
            <text:p>1826</text:p>
          </table:table-cell>
          <table:table-cell office:value-type="float" office:value="1806" calcext:value-type="float">
            <text:p>1806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Hafnarstúdent; sonur konrektors</text:p>
          </table:table-cell>
          <table:table-cell office:value-type="string" calcext:value-type="string">
            <text:p>Móeiðarhvol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 office:value-type="string" calcext:value-type="string">
            <text:p>Copenhagen</text:p>
          </table:table-cell>
          <table:table-cell table:number-columns-repeated="3"/>
          <table:table-cell office:value-type="string" calcext:value-type="string">
            <text:p>friend</text:p>
          </table:table-cell>
          <table:table-cell table:number-columns-repeated="1006"/>
        </table:table-row>
        <table:table-row table:style-name="ro1" table:visibility="filter">
          <table:table-cell office:value-type="float" office:value="584" calcext:value-type="float">
            <text:p>584</text:p>
          </table:table-cell>
          <table:table-cell office:value-type="string" calcext:value-type="string">
            <text:p>Students (Copenhagen University)</text:p>
          </table:table-cell>
          <table:table-cell office:value-type="string" calcext:value-type="string">
            <text:p>Hst-TorfEggerz-1831-03-21.txt</text:p>
          </table:table-cell>
          <table:table-cell office:value-type="string" calcext:value-type="string">
            <text:p>Torfi Eggerz</text:p>
          </table:table-cell>
          <table:table-cell office:value-type="string" calcext:value-type="string">
            <text:p>Friðrik Eggerz</text:p>
          </table:table-cell>
          <table:table-cell office:value-type="float" office:value="1831" calcext:value-type="float">
            <text:p>1831</text:p>
          </table:table-cell>
          <table:table-cell office:value-type="float" office:value="1809" calcext:value-type="float">
            <text:p>1809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Hafnarstúdent; prestsonur</text:p>
          </table:table-cell>
          <table:table-cell office:value-type="string" calcext:value-type="string">
            <text:p>Skarðsþing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Copenhagen</text:p>
          </table:table-cell>
          <table:table-cell table:number-columns-repeated="3"/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85" calcext:value-type="float">
            <text:p>585</text:p>
          </table:table-cell>
          <table:table-cell office:value-type="string" calcext:value-type="string">
            <text:p>Students (Copenhagen University)</text:p>
          </table:table-cell>
          <table:table-cell office:value-type="string" calcext:value-type="string">
            <text:p>Hst-TorfEggerz-1831-08-06.txt</text:p>
          </table:table-cell>
          <table:table-cell office:value-type="string" calcext:value-type="string">
            <text:p>Torfi Eggerz</text:p>
          </table:table-cell>
          <table:table-cell office:value-type="string" calcext:value-type="string">
            <text:p>Friðrik Eggerz</text:p>
          </table:table-cell>
          <table:table-cell office:value-type="float" office:value="1831" calcext:value-type="float">
            <text:p>1831</text:p>
          </table:table-cell>
          <table:table-cell office:value-type="float" office:value="1809" calcext:value-type="float">
            <text:p>1809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Hafnarstúdent</text:p>
          </table:table-cell>
          <table:table-cell office:value-type="string" calcext:value-type="string">
            <text:p>Skarðsþing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Copenhagen</text:p>
          </table:table-cell>
          <table:table-cell table:number-columns-repeated="3"/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86" calcext:value-type="float">
            <text:p>586</text:p>
          </table:table-cell>
          <table:table-cell office:value-type="string" calcext:value-type="string">
            <text:p>Students (Copenhagen University)</text:p>
          </table:table-cell>
          <table:table-cell office:value-type="string" calcext:value-type="string">
            <text:p>Hst-TorfEggerz-1834-09-28.txt</text:p>
          </table:table-cell>
          <table:table-cell office:value-type="string" calcext:value-type="string">
            <text:p>Torfi Eggerz</text:p>
          </table:table-cell>
          <table:table-cell office:value-type="string" calcext:value-type="string">
            <text:p>Friðrik Eggerz</text:p>
          </table:table-cell>
          <table:table-cell office:value-type="float" office:value="1834" calcext:value-type="float">
            <text:p>1834</text:p>
          </table:table-cell>
          <table:table-cell office:value-type="float" office:value="1809" calcext:value-type="float">
            <text:p>1809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Hafnarstúdent</text:p>
          </table:table-cell>
          <table:table-cell office:value-type="string" calcext:value-type="string">
            <text:p>Skarðsþing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Copenhagen</text:p>
          </table:table-cell>
          <table:table-cell table:number-columns-repeated="3"/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87" calcext:value-type="float">
            <text:p>587</text:p>
          </table:table-cell>
          <table:table-cell office:value-type="string" calcext:value-type="string">
            <text:p>Students (Copenhagen University)</text:p>
          </table:table-cell>
          <table:table-cell office:value-type="string" calcext:value-type="string">
            <text:p>Hst-TorfEggerz-1834-09-30.txt</text:p>
          </table:table-cell>
          <table:table-cell office:value-type="string" calcext:value-type="string">
            <text:p>Torfi Eggerz</text:p>
          </table:table-cell>
          <table:table-cell office:value-type="string" calcext:value-type="string">
            <text:p>Eggert Jónsson</text:p>
          </table:table-cell>
          <table:table-cell office:value-type="float" office:value="1834" calcext:value-type="float">
            <text:p>1834</text:p>
          </table:table-cell>
          <table:table-cell office:value-type="float" office:value="1809" calcext:value-type="float">
            <text:p>1809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Hafnarstúdent</text:p>
          </table:table-cell>
          <table:table-cell office:value-type="string" calcext:value-type="string">
            <text:p>Skarðsþing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Copenhagen</text:p>
          </table:table-cell>
          <table:table-cell table:number-columns-repeated="3"/>
          <table:table-cell office:value-type="string" calcext:value-type="string">
            <text:p>fa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88" calcext:value-type="float">
            <text:p>588</text:p>
          </table:table-cell>
          <table:table-cell office:value-type="string" calcext:value-type="string">
            <text:p>Students (Copenhagen University)</text:p>
          </table:table-cell>
          <table:table-cell office:value-type="string" calcext:value-type="string">
            <text:p>Hst-TorfEggerz-1835-03-20.txt</text:p>
          </table:table-cell>
          <table:table-cell office:value-type="string" calcext:value-type="string">
            <text:p>Torfi Eggerz</text:p>
          </table:table-cell>
          <table:table-cell office:value-type="string" calcext:value-type="string">
            <text:p>Eggert Jónsson</text:p>
          </table:table-cell>
          <table:table-cell office:value-type="float" office:value="1835" calcext:value-type="float">
            <text:p>1835</text:p>
          </table:table-cell>
          <table:table-cell office:value-type="float" office:value="1809" calcext:value-type="float">
            <text:p>1809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Hafnarstúdent</text:p>
          </table:table-cell>
          <table:table-cell office:value-type="string" calcext:value-type="string">
            <text:p>Skarðsþing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Copenhagen</text:p>
          </table:table-cell>
          <table:table-cell table:number-columns-repeated="3"/>
          <table:table-cell office:value-type="string" calcext:value-type="string">
            <text:p>fa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89" calcext:value-type="float">
            <text:p>589</text:p>
          </table:table-cell>
          <table:table-cell office:value-type="string" calcext:value-type="string">
            <text:p>Students (Copenhagen University)</text:p>
          </table:table-cell>
          <table:table-cell office:value-type="string" calcext:value-type="string">
            <text:p>Hst-TorfEggerz-1835-03-30.txt</text:p>
          </table:table-cell>
          <table:table-cell office:value-type="string" calcext:value-type="string">
            <text:p>Torfi Eggerz</text:p>
          </table:table-cell>
          <table:table-cell/>
          <table:table-cell office:value-type="float" office:value="1835" calcext:value-type="float">
            <text:p>1835</text:p>
          </table:table-cell>
          <table:table-cell office:value-type="float" office:value="1809" calcext:value-type="float">
            <text:p>1809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Hafnarstúdent</text:p>
          </table:table-cell>
          <table:table-cell office:value-type="string" calcext:value-type="string">
            <text:p>Skarðsþing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Copenhagen</text:p>
          </table:table-cell>
          <table:table-cell table:number-columns-repeated="3"/>
          <table:table-cell office:value-type="string" calcext:value-type="string">
            <text:p>m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90" calcext:value-type="float">
            <text:p>590</text:p>
          </table:table-cell>
          <table:table-cell office:value-type="string" calcext:value-type="string">
            <text:p>Students (Copenhagen University)</text:p>
          </table:table-cell>
          <table:table-cell office:value-type="string" calcext:value-type="string">
            <text:p>Hst-TorfEggerz-1835-03-31.txt</text:p>
          </table:table-cell>
          <table:table-cell office:value-type="string" calcext:value-type="string">
            <text:p>Torfi Eggerz</text:p>
          </table:table-cell>
          <table:table-cell/>
          <table:table-cell office:value-type="float" office:value="1835" calcext:value-type="float">
            <text:p>1835</text:p>
          </table:table-cell>
          <table:table-cell office:value-type="float" office:value="1809" calcext:value-type="float">
            <text:p>1809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Hafnarstúdent</text:p>
          </table:table-cell>
          <table:table-cell office:value-type="string" calcext:value-type="string">
            <text:p>Skarðsþing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Copenhagen</text:p>
          </table:table-cell>
          <table:table-cell table:number-columns-repeated="3"/>
          <table:table-cell office:value-type="string" calcext:value-type="string">
            <text:p>m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91" calcext:value-type="float">
            <text:p>591</text:p>
          </table:table-cell>
          <table:table-cell office:value-type="string" calcext:value-type="string">
            <text:p>Students (Copenhagen University)</text:p>
          </table:table-cell>
          <table:table-cell office:value-type="string" calcext:value-type="string">
            <text:p>Hst-TorfEggerz-1835-04-20.txt</text:p>
          </table:table-cell>
          <table:table-cell office:value-type="string" calcext:value-type="string">
            <text:p>Torfi Eggerz</text:p>
          </table:table-cell>
          <table:table-cell office:value-type="string" calcext:value-type="string">
            <text:p>Eggert Jónsson</text:p>
          </table:table-cell>
          <table:table-cell office:value-type="float" office:value="1835" calcext:value-type="float">
            <text:p>1835</text:p>
          </table:table-cell>
          <table:table-cell office:value-type="float" office:value="1809" calcext:value-type="float">
            <text:p>1809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Hafnarstúdent</text:p>
          </table:table-cell>
          <table:table-cell office:value-type="string" calcext:value-type="string">
            <text:p>Skarðsþing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Copenhagen</text:p>
          </table:table-cell>
          <table:table-cell table:number-columns-repeated="3"/>
          <table:table-cell office:value-type="string" calcext:value-type="string">
            <text:p>fa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92" calcext:value-type="float">
            <text:p>592</text:p>
          </table:table-cell>
          <table:table-cell office:value-type="string" calcext:value-type="string">
            <text:p>Students (Copenhagen University)</text:p>
          </table:table-cell>
          <table:table-cell office:value-type="string" calcext:value-type="string">
            <text:p>Hst-TorfEggerz-1835-07-12.txt</text:p>
          </table:table-cell>
          <table:table-cell office:value-type="string" calcext:value-type="string">
            <text:p>Torfi Eggerz</text:p>
          </table:table-cell>
          <table:table-cell office:value-type="string" calcext:value-type="string">
            <text:p>Eggert Jónsson</text:p>
          </table:table-cell>
          <table:table-cell office:value-type="float" office:value="1835" calcext:value-type="float">
            <text:p>1835</text:p>
          </table:table-cell>
          <table:table-cell office:value-type="float" office:value="1809" calcext:value-type="float">
            <text:p>1809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Hafnarstúdent</text:p>
          </table:table-cell>
          <table:table-cell office:value-type="string" calcext:value-type="string">
            <text:p>Skarðsþing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Copenhagen</text:p>
          </table:table-cell>
          <table:table-cell table:number-columns-repeated="3"/>
          <table:table-cell office:value-type="string" calcext:value-type="string">
            <text:p>fa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93" calcext:value-type="float">
            <text:p>593</text:p>
          </table:table-cell>
          <table:table-cell office:value-type="string" calcext:value-type="string">
            <text:p>Students (Copenhagen University)</text:p>
          </table:table-cell>
          <table:table-cell office:value-type="string" calcext:value-type="string">
            <text:p>Hst-TorfEggerz-18XX-XX-XX.txt</text:p>
          </table:table-cell>
          <table:table-cell office:value-type="string" calcext:value-type="string">
            <text:p>Torfi Eggerz</text:p>
          </table:table-cell>
          <table:table-cell office:value-type="string" calcext:value-type="string">
            <text:p>Friðrik Eggerz</text:p>
          </table:table-cell>
          <table:table-cell office:value-type="string" calcext:value-type="string">
            <text:p>18XX</text:p>
          </table:table-cell>
          <table:table-cell office:value-type="float" office:value="1809" calcext:value-type="float">
            <text:p>1809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Hafnarstúdent</text:p>
          </table:table-cell>
          <table:table-cell office:value-type="string" calcext:value-type="string">
            <text:p>Skarðsþing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Copenhagen</text:p>
          </table:table-cell>
          <table:table-cell table:number-columns-repeated="3"/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594" calcext:value-type="float">
            <text:p>594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KSB-AlfJon-1820-01-01.txt</text:p>
          </table:table-cell>
          <table:table-cell office:value-type="string" calcext:value-type="string">
            <text:p>Álfheiður Jónsdóttir</text:p>
          </table:table-cell>
          <table:table-cell office:value-type="string" calcext:value-type="string">
            <text:p>Hálfdan Einarsson</text:p>
          </table:table-cell>
          <table:table-cell office:value-type="float" office:value="1820" calcext:value-type="float">
            <text:p>1820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string" calcext:value-type="string">
            <text:p>prestdóttir</text:p>
          </table:table-cell>
          <table:table-cell office:value-type="string" calcext:value-type="string">
            <text:p>Möðrufell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office:value-type="string" calcext:value-type="string">
            <text:p>Möðrufelli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 table:number-columns-repeated="1008"/>
        </table:table-row>
        <table:table-row table:style-name="ro1" table:visibility="filter">
          <table:table-cell office:value-type="float" office:value="595" calcext:value-type="float">
            <text:p>595</text:p>
          </table:table-cell>
          <table:table-cell office:value-type="string" calcext:value-type="string">
            <text:p>Peasants</text:p>
          </table:table-cell>
          <table:table-cell office:value-type="string" calcext:value-type="string">
            <text:p>KSB-GudMagn-1819-00-00.txt</text:p>
          </table:table-cell>
          <table:table-cell office:value-type="string" calcext:value-type="string">
            <text:p>Guðríður Magnúsdóttir</text:p>
          </table:table-cell>
          <table:table-cell office:value-type="string" calcext:value-type="string">
            <text:p>Finnur Magnússon</text:p>
          </table:table-cell>
          <table:table-cell office:value-type="float" office:value="1819" calcext:value-type="float">
            <text:p>1819</text:p>
          </table:table-cell>
          <table:table-cell office:value-type="float" office:value="1782" calcext:value-type="float">
            <text:p>1782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lögmannsdóttir, giftist ráðsmanni (prestsyni), ekki efnuð, ekkja frá 1840</text:p>
          </table:table-cell>
          <table:table-cell office:value-type="string" calcext:value-type="string">
            <text:p>Skálholt (elst upp á Meðalfelli, eftir giftingu 1820 á Oddgeirshólum)</text:p>
          </table:table-cell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Oddgeirshólar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2" table:visibility="filter">
          <table:table-cell office:value-type="float" office:value="596" calcext:value-type="float">
            <text:p>596</text:p>
          </table:table-cell>
          <table:table-cell office:value-type="string" calcext:value-type="string">
            <text:p>Peasants</text:p>
          </table:table-cell>
          <table:table-cell office:value-type="string" calcext:value-type="string">
            <text:p>KSB-GudMagn-1844-06-13.txt</text:p>
          </table:table-cell>
          <table:table-cell office:value-type="string" calcext:value-type="string">
            <text:p>Guðríður Magnúsdóttir</text:p>
          </table:table-cell>
          <table:table-cell office:value-type="string" calcext:value-type="string">
            <text:p>Finnur Magnússon</text:p>
          </table:table-cell>
          <table:table-cell office:value-type="float" office:value="1844" calcext:value-type="float">
            <text:p>1844</text:p>
          </table:table-cell>
          <table:table-cell office:value-type="float" office:value="1782" calcext:value-type="float">
            <text:p>1782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lögmannsdóttir, giftist ráðsmanni (prestsyni), ekki efnuð, ekkja frá 1840</text:p>
          </table:table-cell>
          <table:table-cell office:value-type="string" calcext:value-type="string">
            <text:p>Skálholt (elst upp á Meðalfelli, eftir giftingu 1820 á Oddgeirshólum)</text:p>
          </table:table-cell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Oddgeirshólar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2" table:visibility="filter">
          <table:table-cell office:value-type="float" office:value="597" calcext:value-type="float">
            <text:p>597</text:p>
          </table:table-cell>
          <table:table-cell office:value-type="string" calcext:value-type="string">
            <text:p>Peasants</text:p>
          </table:table-cell>
          <table:table-cell office:value-type="string" calcext:value-type="string">
            <text:p>KSB-GudMagn-1844-07-21.txt</text:p>
          </table:table-cell>
          <table:table-cell office:value-type="string" calcext:value-type="string">
            <text:p>Guðríður Magnúsdóttir</text:p>
          </table:table-cell>
          <table:table-cell office:value-type="string" calcext:value-type="string">
            <text:p>Finnur Magnússon</text:p>
          </table:table-cell>
          <table:table-cell office:value-type="float" office:value="1844" calcext:value-type="float">
            <text:p>1844</text:p>
          </table:table-cell>
          <table:table-cell office:value-type="float" office:value="1782" calcext:value-type="float">
            <text:p>1782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lögmannsdóttir, giftist ráðsmanni (prestsyni), ekki efnuð, ekkja frá 1840</text:p>
          </table:table-cell>
          <table:table-cell office:value-type="string" calcext:value-type="string">
            <text:p>Skálholt (elst upp á Meðalfelli, eftir giftingu 1820 á Oddgeirshólum)</text:p>
          </table:table-cell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Oddgeirshólar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2" table:visibility="filter">
          <table:table-cell office:value-type="float" office:value="598" calcext:value-type="float">
            <text:p>598</text:p>
          </table:table-cell>
          <table:table-cell office:value-type="string" calcext:value-type="string">
            <text:p>Peasants</text:p>
          </table:table-cell>
          <table:table-cell office:value-type="string" calcext:value-type="string">
            <text:p>KSB-GudMagn-1844-07-23.txt</text:p>
          </table:table-cell>
          <table:table-cell office:value-type="string" calcext:value-type="string">
            <text:p>Guðríður Magnúsdóttir</text:p>
          </table:table-cell>
          <table:table-cell office:value-type="string" calcext:value-type="string">
            <text:p>Finnur Magnússon</text:p>
          </table:table-cell>
          <table:table-cell office:value-type="float" office:value="1844" calcext:value-type="float">
            <text:p>1844</text:p>
          </table:table-cell>
          <table:table-cell office:value-type="float" office:value="1782" calcext:value-type="float">
            <text:p>1782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lögmannsdóttir, giftist ráðsmanni (prestsyni), ekki efnuð, ekkja frá 1840</text:p>
          </table:table-cell>
          <table:table-cell office:value-type="string" calcext:value-type="string">
            <text:p>Skálholt (elst upp á Meðalfelli, eftir giftingu 1820 á Oddgeirshólum)</text:p>
          </table:table-cell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Oddgeirshólar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2" table:visibility="filter">
          <table:table-cell office:value-type="float" office:value="599" calcext:value-type="float">
            <text:p>599</text:p>
          </table:table-cell>
          <table:table-cell office:value-type="string" calcext:value-type="string">
            <text:p>Peasants</text:p>
          </table:table-cell>
          <table:table-cell office:value-type="string" calcext:value-type="string">
            <text:p>KSB-GudMagn-1844-XX-XX.txt</text:p>
          </table:table-cell>
          <table:table-cell office:value-type="string" calcext:value-type="string">
            <text:p>Guðríður Magnúsdóttir</text:p>
          </table:table-cell>
          <table:table-cell office:value-type="string" calcext:value-type="string">
            <text:p>Finnur Magnússon</text:p>
          </table:table-cell>
          <table:table-cell office:value-type="float" office:value="1844" calcext:value-type="float">
            <text:p>1844</text:p>
          </table:table-cell>
          <table:table-cell office:value-type="float" office:value="1782" calcext:value-type="float">
            <text:p>1782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lögmannsdóttir, giftist ráðsmanni (prestsyni), ekki efnuð, ekkja frá 1840</text:p>
          </table:table-cell>
          <table:table-cell office:value-type="string" calcext:value-type="string">
            <text:p>Skálholt (elst upp á Meðalfelli, eftir giftingu 1820 á Oddgeirshólum)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2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Peasants</text:p>
          </table:table-cell>
          <table:table-cell office:value-type="string" calcext:value-type="string">
            <text:p>KSB-GudMagn-1845-01-23.txt</text:p>
          </table:table-cell>
          <table:table-cell office:value-type="string" calcext:value-type="string">
            <text:p>Guðríður Magnúsdóttir</text:p>
          </table:table-cell>
          <table:table-cell office:value-type="string" calcext:value-type="string">
            <text:p>Finnur Magnússon</text:p>
          </table:table-cell>
          <table:table-cell office:value-type="float" office:value="1845" calcext:value-type="float">
            <text:p>1845</text:p>
          </table:table-cell>
          <table:table-cell office:value-type="float" office:value="1782" calcext:value-type="float">
            <text:p>1782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lögmannsdóttir, giftist ráðsmanni (prestsyni), ekki efnuð, ekkja frá 1840</text:p>
          </table:table-cell>
          <table:table-cell office:value-type="string" calcext:value-type="string">
            <text:p>Skálholt (elst upp á Meðalfelli, eftir giftingu 1820 á Oddgeirshólum)</text:p>
          </table:table-cell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Oddgeirshólar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2" table:visibility="filter">
          <table:table-cell office:value-type="float" office:value="601" calcext:value-type="float">
            <text:p>601</text:p>
          </table:table-cell>
          <table:table-cell office:value-type="string" calcext:value-type="string">
            <text:p>Peasants</text:p>
          </table:table-cell>
          <table:table-cell office:value-type="string" calcext:value-type="string">
            <text:p>KSB-GudMagn-1845-02-08.txt</text:p>
          </table:table-cell>
          <table:table-cell office:value-type="string" calcext:value-type="string">
            <text:p>Guðríður Magnúsdóttir</text:p>
          </table:table-cell>
          <table:table-cell office:value-type="string" calcext:value-type="string">
            <text:p>Finnur Magnússon</text:p>
          </table:table-cell>
          <table:table-cell office:value-type="float" office:value="1845" calcext:value-type="float">
            <text:p>1845</text:p>
          </table:table-cell>
          <table:table-cell office:value-type="float" office:value="1782" calcext:value-type="float">
            <text:p>1782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lögmannsdóttir, giftist ráðsmanni (prestsyni), ekki efnuð, ekkja frá 1840</text:p>
          </table:table-cell>
          <table:table-cell office:value-type="string" calcext:value-type="string">
            <text:p>Skálholt (elst upp á Meðalfelli, eftir giftingu 1820 á Oddgeirshólum)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2" table:visibility="filter">
          <table:table-cell office:value-type="float" office:value="602" calcext:value-type="float">
            <text:p>602</text:p>
          </table:table-cell>
          <table:table-cell office:value-type="string" calcext:value-type="string">
            <text:p>Peasants</text:p>
          </table:table-cell>
          <table:table-cell office:value-type="string" calcext:value-type="string">
            <text:p>KSB-GudMagn-1845-07-17.txt</text:p>
          </table:table-cell>
          <table:table-cell office:value-type="string" calcext:value-type="string">
            <text:p>Guðríður Magnúsdóttir</text:p>
          </table:table-cell>
          <table:table-cell office:value-type="string" calcext:value-type="string">
            <text:p>Finnur Magnússon</text:p>
          </table:table-cell>
          <table:table-cell office:value-type="float" office:value="1845" calcext:value-type="float">
            <text:p>1845</text:p>
          </table:table-cell>
          <table:table-cell office:value-type="float" office:value="1782" calcext:value-type="float">
            <text:p>1782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lögmannsdóttir, giftist ráðsmanni (prestsyni), ekki efnuð, ekkja frá 1840</text:p>
          </table:table-cell>
          <table:table-cell office:value-type="string" calcext:value-type="string">
            <text:p>Skálholt (elst upp á Meðalfelli, eftir giftingu 1820 á Oddgeirshólum)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2" table:visibility="filter">
          <table:table-cell office:value-type="float" office:value="603" calcext:value-type="float">
            <text:p>603</text:p>
          </table:table-cell>
          <table:table-cell office:value-type="string" calcext:value-type="string">
            <text:p>Peasants</text:p>
          </table:table-cell>
          <table:table-cell office:value-type="string" calcext:value-type="string">
            <text:p>KSB-GudMagn-1845-07-20.txt</text:p>
          </table:table-cell>
          <table:table-cell office:value-type="string" calcext:value-type="string">
            <text:p>Guðríður Magnúsdóttir</text:p>
          </table:table-cell>
          <table:table-cell office:value-type="string" calcext:value-type="string">
            <text:p>Finnur Magnússon</text:p>
          </table:table-cell>
          <table:table-cell office:value-type="float" office:value="1845" calcext:value-type="float">
            <text:p>1845</text:p>
          </table:table-cell>
          <table:table-cell office:value-type="float" office:value="1782" calcext:value-type="float">
            <text:p>1782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lögmannsdóttir, giftist ráðsmanni (prestsyni), ekki efnuð, ekkja frá 1840</text:p>
          </table:table-cell>
          <table:table-cell office:value-type="string" calcext:value-type="string">
            <text:p>Skálholt (elst upp á Meðalfelli, eftir giftingu 1820 á Oddgeirshólum)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2" table:visibility="filter">
          <table:table-cell office:value-type="float" office:value="604" calcext:value-type="float">
            <text:p>604</text:p>
          </table:table-cell>
          <table:table-cell office:value-type="string" calcext:value-type="string">
            <text:p>Peasants</text:p>
          </table:table-cell>
          <table:table-cell office:value-type="string" calcext:value-type="string">
            <text:p>KSB-GudMagn-1845-07-22.txt</text:p>
          </table:table-cell>
          <table:table-cell office:value-type="string" calcext:value-type="string">
            <text:p>Guðríður Magnúsdóttir</text:p>
          </table:table-cell>
          <table:table-cell office:value-type="string" calcext:value-type="string">
            <text:p>Finnur Magnússon</text:p>
          </table:table-cell>
          <table:table-cell office:value-type="float" office:value="1845" calcext:value-type="float">
            <text:p>1845</text:p>
          </table:table-cell>
          <table:table-cell office:value-type="float" office:value="1782" calcext:value-type="float">
            <text:p>1782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lögmannsdóttir, giftist ráðsmanni (prestsyni), ekki efnuð, ekkja frá 1840</text:p>
          </table:table-cell>
          <table:table-cell office:value-type="string" calcext:value-type="string">
            <text:p>Skálholt (elst upp á Meðalfelli, eftir giftingu 1820 á Oddgeirshólum)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2" table:visibility="filter">
          <table:table-cell office:value-type="float" office:value="605" calcext:value-type="float">
            <text:p>605</text:p>
          </table:table-cell>
          <table:table-cell office:value-type="string" calcext:value-type="string">
            <text:p>Peasants</text:p>
          </table:table-cell>
          <table:table-cell office:value-type="string" calcext:value-type="string">
            <text:p>KSB-GudMagn-1845-09-07.txt</text:p>
          </table:table-cell>
          <table:table-cell office:value-type="string" calcext:value-type="string">
            <text:p>Guðríður Magnúsdóttir</text:p>
          </table:table-cell>
          <table:table-cell office:value-type="string" calcext:value-type="string">
            <text:p>Finnur Magnússon</text:p>
          </table:table-cell>
          <table:table-cell office:value-type="float" office:value="1845" calcext:value-type="float">
            <text:p>1845</text:p>
          </table:table-cell>
          <table:table-cell office:value-type="float" office:value="1782" calcext:value-type="float">
            <text:p>1782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lögmannsdóttir, giftist ráðsmanni (prestsyni), ekki efnuð, ekkja frá 1840</text:p>
          </table:table-cell>
          <table:table-cell office:value-type="string" calcext:value-type="string">
            <text:p>Skálholt (elst upp á Meðalfelli, eftir giftingu 1820 á Oddgeirshólum)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2" table:visibility="filter">
          <table:table-cell office:value-type="float" office:value="606" calcext:value-type="float">
            <text:p>606</text:p>
          </table:table-cell>
          <table:table-cell office:value-type="string" calcext:value-type="string">
            <text:p>Peasants</text:p>
          </table:table-cell>
          <table:table-cell office:value-type="string" calcext:value-type="string">
            <text:p>KSB-GudMagn-1845-12-25.txt</text:p>
          </table:table-cell>
          <table:table-cell office:value-type="string" calcext:value-type="string">
            <text:p>Guðríður Magnúsdóttir</text:p>
          </table:table-cell>
          <table:table-cell office:value-type="string" calcext:value-type="string">
            <text:p>Finnur Magnússon</text:p>
          </table:table-cell>
          <table:table-cell office:value-type="float" office:value="1845" calcext:value-type="float">
            <text:p>1845</text:p>
          </table:table-cell>
          <table:table-cell office:value-type="float" office:value="1782" calcext:value-type="float">
            <text:p>1782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lögmannsdóttir, giftist ráðsmanni (prestsyni), ekki efnuð, ekkja frá 1840</text:p>
          </table:table-cell>
          <table:table-cell office:value-type="string" calcext:value-type="string">
            <text:p>Skálholt (elst upp á Meðalfelli, eftir giftingu 1820 á Oddgeirshólum)</text:p>
          </table:table-cell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Oddgeirshólar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2" table:visibility="filter">
          <table:table-cell office:value-type="float" office:value="607" calcext:value-type="float">
            <text:p>607</text:p>
          </table:table-cell>
          <table:table-cell office:value-type="string" calcext:value-type="string">
            <text:p>Peasants</text:p>
          </table:table-cell>
          <table:table-cell office:value-type="string" calcext:value-type="string">
            <text:p>KSB-GudMagn-1846-02-08.txt</text:p>
          </table:table-cell>
          <table:table-cell office:value-type="string" calcext:value-type="string">
            <text:p>Guðríður Magnúsdóttir</text:p>
          </table:table-cell>
          <table:table-cell office:value-type="string" calcext:value-type="string">
            <text:p>Finnur Magnússon</text:p>
          </table:table-cell>
          <table:table-cell office:value-type="float" office:value="1846" calcext:value-type="float">
            <text:p>1846</text:p>
          </table:table-cell>
          <table:table-cell office:value-type="float" office:value="1782" calcext:value-type="float">
            <text:p>1782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lögmannsdóttir, giftist ráðsmanni (prestsyni), ekki efnuð, ekkja frá 1840</text:p>
          </table:table-cell>
          <table:table-cell office:value-type="string" calcext:value-type="string">
            <text:p>Skálholt (elst upp á Meðalfelli, eftir giftingu 1820 á Oddgeirshólum)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2" table:visibility="filter">
          <table:table-cell office:value-type="float" office:value="608" calcext:value-type="float">
            <text:p>608</text:p>
          </table:table-cell>
          <table:table-cell office:value-type="string" calcext:value-type="string">
            <text:p>Peasants</text:p>
          </table:table-cell>
          <table:table-cell office:value-type="string" calcext:value-type="string">
            <text:p>KSB-GudMagn-1846-02-24.txt</text:p>
          </table:table-cell>
          <table:table-cell office:value-type="string" calcext:value-type="string">
            <text:p>Guðríður Magnúsdóttir</text:p>
          </table:table-cell>
          <table:table-cell office:value-type="string" calcext:value-type="string">
            <text:p>Finnur Magnússon</text:p>
          </table:table-cell>
          <table:table-cell office:value-type="float" office:value="1846" calcext:value-type="float">
            <text:p>1846</text:p>
          </table:table-cell>
          <table:table-cell office:value-type="float" office:value="1782" calcext:value-type="float">
            <text:p>1782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lögmannsdóttir, giftist ráðsmanni (prestsyni), ekki efnuð, ekkja frá 1840</text:p>
          </table:table-cell>
          <table:table-cell office:value-type="string" calcext:value-type="string">
            <text:p>Skálholt (elst upp á Meðalfelli, eftir giftingu 1820 á Oddgeirshólum)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2" table:visibility="filter">
          <table:table-cell office:value-type="float" office:value="609" calcext:value-type="float">
            <text:p>609</text:p>
          </table:table-cell>
          <table:table-cell office:value-type="string" calcext:value-type="string">
            <text:p>Peasants</text:p>
          </table:table-cell>
          <table:table-cell office:value-type="string" calcext:value-type="string">
            <text:p>KSB-GudMagn-1846-07-24.txt</text:p>
          </table:table-cell>
          <table:table-cell office:value-type="string" calcext:value-type="string">
            <text:p>Guðríður Magnúsdóttir</text:p>
          </table:table-cell>
          <table:table-cell office:value-type="string" calcext:value-type="string">
            <text:p>Finnur Magnússon</text:p>
          </table:table-cell>
          <table:table-cell office:value-type="float" office:value="1846" calcext:value-type="float">
            <text:p>1846</text:p>
          </table:table-cell>
          <table:table-cell office:value-type="float" office:value="1782" calcext:value-type="float">
            <text:p>1782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lögmannsdóttir, giftist ráðsmanni (prestsyni), ekki efnuð, ekkja frá 1840</text:p>
          </table:table-cell>
          <table:table-cell office:value-type="string" calcext:value-type="string">
            <text:p>Skálholt (elst upp á Meðalfelli, eftir giftingu 1820 á Oddgeirshólum)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2" table:visibility="filter">
          <table:table-cell office:value-type="float" office:value="610" calcext:value-type="float">
            <text:p>610</text:p>
          </table:table-cell>
          <table:table-cell office:value-type="string" calcext:value-type="string">
            <text:p>Peasants</text:p>
          </table:table-cell>
          <table:table-cell office:value-type="string" calcext:value-type="string">
            <text:p>KSB-GudMagn-1846-08-01.txt</text:p>
          </table:table-cell>
          <table:table-cell office:value-type="string" calcext:value-type="string">
            <text:p>Guðríður Magnúsdóttir</text:p>
          </table:table-cell>
          <table:table-cell office:value-type="string" calcext:value-type="string">
            <text:p>Finnur Magnússon</text:p>
          </table:table-cell>
          <table:table-cell office:value-type="float" office:value="1846" calcext:value-type="float">
            <text:p>1846</text:p>
          </table:table-cell>
          <table:table-cell office:value-type="float" office:value="1782" calcext:value-type="float">
            <text:p>1782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lögmannsdóttir, giftist ráðsmanni (prestsyni), ekki efnuð, ekkja frá 1840</text:p>
          </table:table-cell>
          <table:table-cell office:value-type="string" calcext:value-type="string">
            <text:p>Skálholt (elst upp á Meðalfelli, eftir giftingu 1820 á Oddgeirshólum)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2" table:visibility="filter">
          <table:table-cell office:value-type="float" office:value="611" calcext:value-type="float">
            <text:p>611</text:p>
          </table:table-cell>
          <table:table-cell office:value-type="string" calcext:value-type="string">
            <text:p>Peasants</text:p>
          </table:table-cell>
          <table:table-cell office:value-type="string" calcext:value-type="string">
            <text:p>KSB-GudMagn-1846-09-26.txt</text:p>
          </table:table-cell>
          <table:table-cell office:value-type="string" calcext:value-type="string">
            <text:p>Guðríður Magnúsdóttir</text:p>
          </table:table-cell>
          <table:table-cell office:value-type="string" calcext:value-type="string">
            <text:p>Finnur Magnússon</text:p>
          </table:table-cell>
          <table:table-cell office:value-type="float" office:value="1846" calcext:value-type="float">
            <text:p>1846</text:p>
          </table:table-cell>
          <table:table-cell office:value-type="float" office:value="1782" calcext:value-type="float">
            <text:p>1782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lögmannsdóttir, giftist ráðsmanni (prestsyni), ekki efnuð, ekkja frá 1840</text:p>
          </table:table-cell>
          <table:table-cell office:value-type="string" calcext:value-type="string">
            <text:p>Skálholt (elst upp á Meðalfelli, eftir giftingu 1820 á Oddgeirshólum)</text:p>
          </table:table-cell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Oddgeirshólar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2" table:visibility="filter">
          <table:table-cell office:value-type="float" office:value="612" calcext:value-type="float">
            <text:p>612</text:p>
          </table:table-cell>
          <table:table-cell office:value-type="string" calcext:value-type="string">
            <text:p>Peasants</text:p>
          </table:table-cell>
          <table:table-cell office:value-type="string" calcext:value-type="string">
            <text:p>KSB-GudMagn-1846-12-25.txt</text:p>
          </table:table-cell>
          <table:table-cell office:value-type="string" calcext:value-type="string">
            <text:p>Guðríður Magnúsdóttir</text:p>
          </table:table-cell>
          <table:table-cell office:value-type="string" calcext:value-type="string">
            <text:p>Finnur Magnússon</text:p>
          </table:table-cell>
          <table:table-cell office:value-type="float" office:value="1846" calcext:value-type="float">
            <text:p>1846</text:p>
          </table:table-cell>
          <table:table-cell office:value-type="float" office:value="1782" calcext:value-type="float">
            <text:p>1782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lögmannsdóttir, giftist ráðsmanni (prestsyni), ekki efnuð, ekkja frá 1840</text:p>
          </table:table-cell>
          <table:table-cell office:value-type="string" calcext:value-type="string">
            <text:p>Skálholt (elst upp á Meðalfelli, eftir giftingu 1820 á Oddgeirshólum)</text:p>
          </table:table-cell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Oddgeirshólar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2" table:visibility="filter">
          <table:table-cell office:value-type="float" office:value="613" calcext:value-type="float">
            <text:p>613</text:p>
          </table:table-cell>
          <table:table-cell office:value-type="string" calcext:value-type="string">
            <text:p>Peasants</text:p>
          </table:table-cell>
          <table:table-cell office:value-type="string" calcext:value-type="string">
            <text:p>KSB-GudMagn-1847-02-22.txt</text:p>
          </table:table-cell>
          <table:table-cell office:value-type="string" calcext:value-type="string">
            <text:p>Guðríður Magnúsdóttir</text:p>
          </table:table-cell>
          <table:table-cell office:value-type="string" calcext:value-type="string">
            <text:p>Finnur Magnússon</text:p>
          </table:table-cell>
          <table:table-cell office:value-type="float" office:value="1847" calcext:value-type="float">
            <text:p>1847</text:p>
          </table:table-cell>
          <table:table-cell office:value-type="float" office:value="1782" calcext:value-type="float">
            <text:p>1782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lögmannsdóttir, giftist ráðsmanni (prestsyni), ekki efnuð, ekkja frá 1840</text:p>
          </table:table-cell>
          <table:table-cell office:value-type="string" calcext:value-type="string">
            <text:p>Skálholt (elst upp á Meðalfelli, eftir giftingu 1820 á Oddgeirshólum)</text:p>
          </table:table-cell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Oddgeirshólar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2" table:visibility="filter">
          <table:table-cell office:value-type="float" office:value="614" calcext:value-type="float">
            <text:p>614</text:p>
          </table:table-cell>
          <table:table-cell office:value-type="string" calcext:value-type="string">
            <text:p>Peasants</text:p>
          </table:table-cell>
          <table:table-cell office:value-type="string" calcext:value-type="string">
            <text:p>KSB-GudMagn-1847-08-15.txt</text:p>
          </table:table-cell>
          <table:table-cell office:value-type="string" calcext:value-type="string">
            <text:p>Guðríður Magnúsdóttir</text:p>
          </table:table-cell>
          <table:table-cell office:value-type="string" calcext:value-type="string">
            <text:p>Finnur Magnússon</text:p>
          </table:table-cell>
          <table:table-cell office:value-type="float" office:value="1847" calcext:value-type="float">
            <text:p>1847</text:p>
          </table:table-cell>
          <table:table-cell office:value-type="float" office:value="1782" calcext:value-type="float">
            <text:p>1782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lögmannsdóttir, giftist ráðsmanni (prestsyni), ekki efnuð, ekkja frá 1840</text:p>
          </table:table-cell>
          <table:table-cell office:value-type="string" calcext:value-type="string">
            <text:p>Skálholt (elst upp á Meðalfelli, eftir giftingu 1820 á Oddgeirshólum)</text:p>
          </table:table-cell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Oddgeirshólar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2" table:visibility="filter">
          <table:table-cell office:value-type="float" office:value="615" calcext:value-type="float">
            <text:p>615</text:p>
          </table:table-cell>
          <table:table-cell office:value-type="string" calcext:value-type="string">
            <text:p>Peasants</text:p>
          </table:table-cell>
          <table:table-cell office:value-type="string" calcext:value-type="string">
            <text:p>KSB-GudMagn-1847-09-26.txt</text:p>
          </table:table-cell>
          <table:table-cell office:value-type="string" calcext:value-type="string">
            <text:p>Guðríður Magnúsdóttir</text:p>
          </table:table-cell>
          <table:table-cell office:value-type="string" calcext:value-type="string">
            <text:p>Finnur Magnússon</text:p>
          </table:table-cell>
          <table:table-cell office:value-type="float" office:value="1847" calcext:value-type="float">
            <text:p>1847</text:p>
          </table:table-cell>
          <table:table-cell office:value-type="float" office:value="1782" calcext:value-type="float">
            <text:p>1782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lögmannsdóttir, giftist ráðsmanni (prestsyni), ekki efnuð, ekkja frá 1840</text:p>
          </table:table-cell>
          <table:table-cell office:value-type="string" calcext:value-type="string">
            <text:p>Skálholt (elst upp á Meðalfelli, eftir giftingu 1820 á Oddgeirshólum)</text:p>
          </table:table-cell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Hruni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616" calcext:value-type="float">
            <text:p>616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KSB-IngJons-1849-08-05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Þóra Grímsdóttir</text:p>
          </table:table-cell>
          <table:table-cell office:value-type="float" office:value="1849" calcext:value-type="float">
            <text:p>1849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óðurdóttir</text:p>
          </table:table-cell>
          <table:table-cell table:number-columns-repeated="1006"/>
        </table:table-row>
        <table:table-row table:style-name="ro1" table:visibility="filter">
          <table:table-cell office:value-type="float" office:value="617" calcext:value-type="float">
            <text:p>617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KSB-IngJons-1850-09-05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Þóra Grímsdóttir</text:p>
          </table:table-cell>
          <table:table-cell office:value-type="float" office:value="1850" calcext:value-type="float">
            <text:p>1850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óðurdóttir</text:p>
          </table:table-cell>
          <table:table-cell table:number-columns-repeated="1006"/>
        </table:table-row>
        <table:table-row table:style-name="ro1" table:visibility="filter">
          <table:table-cell office:value-type="float" office:value="618" calcext:value-type="float">
            <text:p>618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KSB-IngJons-1851-02-25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Þóra Grímsdóttir</text:p>
          </table:table-cell>
          <table:table-cell office:value-type="float" office:value="1851" calcext:value-type="float">
            <text:p>1851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óðurdóttir</text:p>
          </table:table-cell>
          <table:table-cell table:number-columns-repeated="1006"/>
        </table:table-row>
        <table:table-row table:style-name="ro1" table:visibility="filter">
          <table:table-cell office:value-type="float" office:value="619" calcext:value-type="float">
            <text:p>619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KSB-IngJons-1851-09-23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Þóra Grímsdóttir</text:p>
          </table:table-cell>
          <table:table-cell office:value-type="float" office:value="1851" calcext:value-type="float">
            <text:p>1851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óðurdóttir</text:p>
          </table:table-cell>
          <table:table-cell table:number-columns-repeated="1006"/>
        </table:table-row>
        <table:table-row table:style-name="ro1" table:visibility="filter">
          <table:table-cell office:value-type="float" office:value="620" calcext:value-type="float">
            <text:p>620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KSB-IngJons-1852-02-25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Þóra Grímsdóttir</text:p>
          </table:table-cell>
          <table:table-cell office:value-type="float" office:value="1852" calcext:value-type="float">
            <text:p>1852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óðurdóttir</text:p>
          </table:table-cell>
          <table:table-cell table:number-columns-repeated="1006"/>
        </table:table-row>
        <table:table-row table:style-name="ro1" table:visibility="filter">
          <table:table-cell office:value-type="float" office:value="621" calcext:value-type="float">
            <text:p>621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KSB-MSteph-1812-24-9br.txt</text:p>
          </table:table-cell>
          <table:table-cell office:value-type="string" calcext:value-type="string">
            <text:p>Magnús Stephensen</text:p>
          </table:table-cell>
          <table:table-cell/>
          <table:table-cell office:value-type="float" office:value="1812" calcext:value-type="float">
            <text:p>1812</text:p>
          </table:table-cell>
          <table:table-cell office:value-type="float" office:value="1762" calcext:value-type="float">
            <text:p>1762</text:p>
          </table:table-cell>
          <table:table-cell office:value-type="float" office:value="1833" calcext:value-type="float">
            <text:p>1833</text:p>
          </table:table-cell>
          <table:table-cell office:value-type="string" calcext:value-type="string">
            <text:p>embættismaður</text:p>
          </table:table-cell>
          <table:table-cell table:number-columns-repeated="3"/>
          <table:table-cell office:value-type="string" calcext:value-type="string">
            <text:p>Viðey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622" calcext:value-type="float">
            <text:p>622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KSB-RagnFinn-1797-06-26.txt</text:p>
          </table:table-cell>
          <table:table-cell office:value-type="string" calcext:value-type="string">
            <text:p>Ragnheiður Finnsdóttir</text:p>
          </table:table-cell>
          <table:table-cell office:value-type="string" calcext:value-type="string">
            <text:p>Valgerður Jónsdóttir</text:p>
          </table:table-cell>
          <table:table-cell office:value-type="float" office:value="1797" calcext:value-type="float">
            <text:p>1797</text:p>
          </table:table-cell>
          <table:table-cell office:value-type="float" office:value="1749" calcext:value-type="float">
            <text:p>1749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biskupsdóttir, lögmansfrú</text:p>
          </table:table-cell>
          <table:table-cell office:value-type="string" calcext:value-type="string">
            <text:p>Skálholt (flyst að Meðalfelli í Kjós við giftingu, ekkja frá 1800, ekki efnuð og skuldug, stundaði búskap til 1816)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Meðalfell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mágkona [ávarpar: systir]</text:p>
          </table:table-cell>
          <table:table-cell table:number-columns-repeated="1006"/>
        </table:table-row>
        <table:table-row table:style-name="ro1" table:visibility="filter">
          <table:table-cell office:value-type="float" office:value="623" calcext:value-type="float">
            <text:p>623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KSB-RagnFinn-1797-09-27.txt</text:p>
          </table:table-cell>
          <table:table-cell office:value-type="string" calcext:value-type="string">
            <text:p>Ragnheiður Finnsdóttir</text:p>
          </table:table-cell>
          <table:table-cell office:value-type="string" calcext:value-type="string">
            <text:p>Valgerður Jónsdóttir</text:p>
          </table:table-cell>
          <table:table-cell office:value-type="float" office:value="1797" calcext:value-type="float">
            <text:p>1797</text:p>
          </table:table-cell>
          <table:table-cell office:value-type="float" office:value="1749" calcext:value-type="float">
            <text:p>1749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biskupsdóttir, lögmansfrú</text:p>
          </table:table-cell>
          <table:table-cell office:value-type="string" calcext:value-type="string">
            <text:p>Skálholt (flyst að Meðalfelli í Kjós við giftingu, ekkja frá 1800, ekki efnuð og skuldug, stundaði búskap til 1816)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mágkona [ávarpar: systir]</text:p>
          </table:table-cell>
          <table:table-cell table:number-columns-repeated="1006"/>
        </table:table-row>
        <table:table-row table:style-name="ro1" table:visibility="filter">
          <table:table-cell office:value-type="float" office:value="624" calcext:value-type="float">
            <text:p>624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KSB-RagnFinn-1798-07-09.txt</text:p>
          </table:table-cell>
          <table:table-cell office:value-type="string" calcext:value-type="string">
            <text:p>Ragnheiður Finnsdóttir</text:p>
          </table:table-cell>
          <table:table-cell office:value-type="string" calcext:value-type="string">
            <text:p>Valgerður Jónsdóttir</text:p>
          </table:table-cell>
          <table:table-cell office:value-type="float" office:value="1798" calcext:value-type="float">
            <text:p>1798</text:p>
          </table:table-cell>
          <table:table-cell office:value-type="float" office:value="1749" calcext:value-type="float">
            <text:p>1749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biskupsdóttir, lögmansfrú</text:p>
          </table:table-cell>
          <table:table-cell office:value-type="string" calcext:value-type="string">
            <text:p>Skálholt (flyst að Meðalfelli í Kjós við giftingu, ekkja frá 1800, ekki efnuð og skuldug, stundaði búskap til 1816)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mágkona [ávarpar: systir]</text:p>
          </table:table-cell>
          <table:table-cell table:number-columns-repeated="1006"/>
        </table:table-row>
        <table:table-row table:style-name="ro1" table:visibility="filter">
          <table:table-cell office:value-type="float" office:value="625" calcext:value-type="float">
            <text:p>625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KSB-RagnFinn-1798-08-13.txt</text:p>
          </table:table-cell>
          <table:table-cell office:value-type="string" calcext:value-type="string">
            <text:p>Ragnheiður Finnsdóttir</text:p>
          </table:table-cell>
          <table:table-cell office:value-type="string" calcext:value-type="string">
            <text:p>Valgerður Jónsdóttir</text:p>
          </table:table-cell>
          <table:table-cell office:value-type="float" office:value="1798" calcext:value-type="float">
            <text:p>1798</text:p>
          </table:table-cell>
          <table:table-cell office:value-type="float" office:value="1749" calcext:value-type="float">
            <text:p>1749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biskupsdóttir, lögmansfrú</text:p>
          </table:table-cell>
          <table:table-cell office:value-type="string" calcext:value-type="string">
            <text:p>Skálholt (flyst að Meðalfelli í Kjós við giftingu, ekkja frá 1800, ekki efnuð og skuldug, stundaði búskap til 1816)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Meðalfell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mágkona [ávarpar: systir]</text:p>
          </table:table-cell>
          <table:table-cell table:number-columns-repeated="1006"/>
        </table:table-row>
        <table:table-row table:style-name="ro1" table:visibility="filter">
          <table:table-cell office:value-type="float" office:value="626" calcext:value-type="float">
            <text:p>626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KSB-RagnFinn-1798-10-19.txt</text:p>
          </table:table-cell>
          <table:table-cell office:value-type="string" calcext:value-type="string">
            <text:p>Ragnheiður Finnsdóttir</text:p>
          </table:table-cell>
          <table:table-cell office:value-type="string" calcext:value-type="string">
            <text:p>Valgerður Jónsdóttir</text:p>
          </table:table-cell>
          <table:table-cell office:value-type="float" office:value="1798" calcext:value-type="float">
            <text:p>1798</text:p>
          </table:table-cell>
          <table:table-cell office:value-type="float" office:value="1749" calcext:value-type="float">
            <text:p>1749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biskupsdóttir, lögmansfrú</text:p>
          </table:table-cell>
          <table:table-cell office:value-type="string" calcext:value-type="string">
            <text:p>Skálholt (flyst að Meðalfelli í Kjós við giftingu, ekkja frá 1800, ekki efnuð og skuldug, stundaði búskap til 1816)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mágkona [ávarpar: systir]</text:p>
          </table:table-cell>
          <table:table-cell table:number-columns-repeated="1006"/>
        </table:table-row>
        <table:table-row table:style-name="ro1" table:visibility="filter">
          <table:table-cell office:value-type="float" office:value="627" calcext:value-type="float">
            <text:p>627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KSB-RagnFinn-1798-11-20.txt</text:p>
          </table:table-cell>
          <table:table-cell office:value-type="string" calcext:value-type="string">
            <text:p>Ragnheiður Finnsdóttir</text:p>
          </table:table-cell>
          <table:table-cell office:value-type="string" calcext:value-type="string">
            <text:p>Valgerður Jónsdóttir</text:p>
          </table:table-cell>
          <table:table-cell office:value-type="float" office:value="1798" calcext:value-type="float">
            <text:p>1798</text:p>
          </table:table-cell>
          <table:table-cell office:value-type="float" office:value="1749" calcext:value-type="float">
            <text:p>1749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biskupsdóttir, lögmansfrú</text:p>
          </table:table-cell>
          <table:table-cell office:value-type="string" calcext:value-type="string">
            <text:p>Skálholt (flyst að Meðalfelli í Kjós við giftingu, ekkja frá 1800, ekki efnuð og skuldug, stundaði búskap til 1816)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mágkona [ávarpar: systir]</text:p>
          </table:table-cell>
          <table:table-cell table:number-columns-repeated="1006"/>
        </table:table-row>
        <table:table-row table:style-name="ro1" table:visibility="filter">
          <table:table-cell office:value-type="float" office:value="628" calcext:value-type="float">
            <text:p>628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KSB-RagnFinn-1799-05-06.txt</text:p>
          </table:table-cell>
          <table:table-cell office:value-type="string" calcext:value-type="string">
            <text:p>Ragnheiður Finnsdóttir</text:p>
          </table:table-cell>
          <table:table-cell office:value-type="string" calcext:value-type="string">
            <text:p>Valgerður Jónsdóttir</text:p>
          </table:table-cell>
          <table:table-cell office:value-type="float" office:value="1799" calcext:value-type="float">
            <text:p>1799</text:p>
          </table:table-cell>
          <table:table-cell office:value-type="float" office:value="1749" calcext:value-type="float">
            <text:p>1749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biskupsdóttir, lögmansfrú</text:p>
          </table:table-cell>
          <table:table-cell office:value-type="string" calcext:value-type="string">
            <text:p>Skálholt (flyst að Meðalfelli í Kjós við giftingu, ekkja frá 1800, ekki efnuð og skuldug, stundaði búskap til 1816)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Meðalfell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mágkona [ávarpar: systir]</text:p>
          </table:table-cell>
          <table:table-cell table:number-columns-repeated="1006"/>
        </table:table-row>
        <table:table-row table:style-name="ro1" table:visibility="filter">
          <table:table-cell office:value-type="float" office:value="629" calcext:value-type="float">
            <text:p>629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KSB-RagnFinn-1799-05-28.txt</text:p>
          </table:table-cell>
          <table:table-cell office:value-type="string" calcext:value-type="string">
            <text:p>Ragnheiður Finnsdóttir</text:p>
          </table:table-cell>
          <table:table-cell office:value-type="string" calcext:value-type="string">
            <text:p>Valgerður Jónsdóttir</text:p>
          </table:table-cell>
          <table:table-cell office:value-type="float" office:value="1799" calcext:value-type="float">
            <text:p>1799</text:p>
          </table:table-cell>
          <table:table-cell office:value-type="float" office:value="1749" calcext:value-type="float">
            <text:p>1749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biskupsdóttir, lögmansfrú</text:p>
          </table:table-cell>
          <table:table-cell office:value-type="string" calcext:value-type="string">
            <text:p>Skálholt (flyst að Meðalfelli í Kjós við giftingu, ekkja frá 1800, ekki efnuð og skuldug, stundaði búskap til 1816)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mágkona [ávarpar: systir]</text:p>
          </table:table-cell>
          <table:table-cell table:number-columns-repeated="1006"/>
        </table:table-row>
        <table:table-row table:style-name="ro1" table:visibility="filter">
          <table:table-cell office:value-type="float" office:value="630" calcext:value-type="float">
            <text:p>630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KSB-RagnFinn-1801-10-12.txt</text:p>
          </table:table-cell>
          <table:table-cell office:value-type="string" calcext:value-type="string">
            <text:p>Ragnheiður Finnsdóttir</text:p>
          </table:table-cell>
          <table:table-cell office:value-type="string" calcext:value-type="string">
            <text:p>Valgerður Jónsdóttir</text:p>
          </table:table-cell>
          <table:table-cell office:value-type="float" office:value="1801" calcext:value-type="float">
            <text:p>1801</text:p>
          </table:table-cell>
          <table:table-cell office:value-type="float" office:value="1749" calcext:value-type="float">
            <text:p>1749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biskupsdóttir, lögmansfrú</text:p>
          </table:table-cell>
          <table:table-cell office:value-type="string" calcext:value-type="string">
            <text:p>Skálholt (flyst að Meðalfelli í Kjós við giftingu, ekkja frá 1800, ekki efnuð og skuldug, stundaði búskap til 1816)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Meðalfell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mágkona [ávarpar: systir]</text:p>
          </table:table-cell>
          <table:table-cell table:number-columns-repeated="1006"/>
        </table:table-row>
        <table:table-row table:style-name="ro1" table:visibility="filter">
          <table:table-cell office:value-type="float" office:value="631" calcext:value-type="float">
            <text:p>631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KSB-RagnFinn-1802-06-25.txt</text:p>
          </table:table-cell>
          <table:table-cell office:value-type="string" calcext:value-type="string">
            <text:p>Ragnheiður Finnsdóttir</text:p>
          </table:table-cell>
          <table:table-cell office:value-type="string" calcext:value-type="string">
            <text:p>Valgerður Jónsdóttir</text:p>
          </table:table-cell>
          <table:table-cell office:value-type="float" office:value="1802" calcext:value-type="float">
            <text:p>1802</text:p>
          </table:table-cell>
          <table:table-cell office:value-type="float" office:value="1749" calcext:value-type="float">
            <text:p>1749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biskupsdóttir, lögmansfrú</text:p>
          </table:table-cell>
          <table:table-cell office:value-type="string" calcext:value-type="string">
            <text:p>Skálholt (flyst að Meðalfelli í Kjós við giftingu, ekkja frá 1800, ekki efnuð og skuldug, stundaði búskap til 1816)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mágkona [ávarpar: systir]</text:p>
          </table:table-cell>
          <table:table-cell table:number-columns-repeated="1006"/>
        </table:table-row>
        <table:table-row table:style-name="ro1" table:visibility="filter">
          <table:table-cell office:value-type="float" office:value="632" calcext:value-type="float">
            <text:p>632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KSB-RagnFinn-1804-02-28.txt</text:p>
          </table:table-cell>
          <table:table-cell office:value-type="string" calcext:value-type="string">
            <text:p>Ragnheiður Finnsdóttir</text:p>
          </table:table-cell>
          <table:table-cell office:value-type="string" calcext:value-type="string">
            <text:p>Valgerður Jónsdóttir</text:p>
          </table:table-cell>
          <table:table-cell office:value-type="float" office:value="1804" calcext:value-type="float">
            <text:p>1804</text:p>
          </table:table-cell>
          <table:table-cell office:value-type="float" office:value="1749" calcext:value-type="float">
            <text:p>1749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biskupsdóttir, lögmansfrú</text:p>
          </table:table-cell>
          <table:table-cell office:value-type="string" calcext:value-type="string">
            <text:p>Skálholt (flyst að Meðalfelli í Kjós við giftingu, ekkja frá 1800, ekki efnuð og skuldug, stundaði búskap til 1816)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mágkona [ávarpar: systir]</text:p>
          </table:table-cell>
          <table:table-cell table:number-columns-repeated="1006"/>
        </table:table-row>
        <table:table-row table:style-name="ro1" table:visibility="filter">
          <table:table-cell office:value-type="float" office:value="633" calcext:value-type="float">
            <text:p>633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KSB-RagnFinn-1804-04-21.txt</text:p>
          </table:table-cell>
          <table:table-cell office:value-type="string" calcext:value-type="string">
            <text:p>Ragnheiður Finnsdóttir</text:p>
          </table:table-cell>
          <table:table-cell office:value-type="string" calcext:value-type="string">
            <text:p>Valgerður Jónsdóttir</text:p>
          </table:table-cell>
          <table:table-cell office:value-type="float" office:value="1804" calcext:value-type="float">
            <text:p>1804</text:p>
          </table:table-cell>
          <table:table-cell office:value-type="float" office:value="1749" calcext:value-type="float">
            <text:p>1749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biskupsdóttir, lögmansfrú</text:p>
          </table:table-cell>
          <table:table-cell office:value-type="string" calcext:value-type="string">
            <text:p>Skálholt (flyst að Meðalfelli í Kjós við giftingu, ekkja frá 1800, ekki efnuð og skuldug, stundaði búskap til 1816)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Þingvöllum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ágkona [ávarpar: systir]</text:p>
          </table:table-cell>
          <table:table-cell table:number-columns-repeated="1006"/>
        </table:table-row>
        <table:table-row table:style-name="ro1" table:visibility="filter">
          <table:table-cell office:value-type="float" office:value="634" calcext:value-type="float">
            <text:p>634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KSB-RagnFinn-1804-05-24.txt</text:p>
          </table:table-cell>
          <table:table-cell office:value-type="string" calcext:value-type="string">
            <text:p>Ragnheiður Finnsdóttir</text:p>
          </table:table-cell>
          <table:table-cell office:value-type="string" calcext:value-type="string">
            <text:p>Valgerður Jónsdóttir</text:p>
          </table:table-cell>
          <table:table-cell office:value-type="float" office:value="1804" calcext:value-type="float">
            <text:p>1804</text:p>
          </table:table-cell>
          <table:table-cell office:value-type="float" office:value="1749" calcext:value-type="float">
            <text:p>1749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biskupsdóttir, lögmansfrú</text:p>
          </table:table-cell>
          <table:table-cell office:value-type="string" calcext:value-type="string">
            <text:p>Skálholt (flyst að Meðalfelli í Kjós við giftingu, ekkja frá 1800, ekki efnuð og skuldug, stundaði búskap til 1816)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Meðalfell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mágkona [ávarpar: systir]</text:p>
          </table:table-cell>
          <table:table-cell table:number-columns-repeated="1006"/>
        </table:table-row>
        <table:table-row table:style-name="ro1" table:visibility="filter">
          <table:table-cell office:value-type="float" office:value="635" calcext:value-type="float">
            <text:p>635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KSB-RagnFinn-1806-05-11.txt</text:p>
          </table:table-cell>
          <table:table-cell office:value-type="string" calcext:value-type="string">
            <text:p>Ragnheiður Finnsdóttir</text:p>
          </table:table-cell>
          <table:table-cell office:value-type="string" calcext:value-type="string">
            <text:p>Valgerður Jónsdóttir</text:p>
          </table:table-cell>
          <table:table-cell office:value-type="float" office:value="1806" calcext:value-type="float">
            <text:p>1806</text:p>
          </table:table-cell>
          <table:table-cell office:value-type="float" office:value="1749" calcext:value-type="float">
            <text:p>1749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biskupsdóttir, lögmansfrú</text:p>
          </table:table-cell>
          <table:table-cell office:value-type="string" calcext:value-type="string">
            <text:p>Skálholt (flyst að Meðalfelli í Kjós við giftingu, ekkja frá 1800, ekki efnuð og skuldug, stundaði búskap til 1816)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mágkona [ávarpar: systir]</text:p>
          </table:table-cell>
          <table:table-cell table:number-columns-repeated="1006"/>
        </table:table-row>
        <table:table-row table:style-name="ro1" table:visibility="filter">
          <table:table-cell office:value-type="float" office:value="636" calcext:value-type="float">
            <text:p>636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KSB-RagnMagn-1818-08-15.txt</text:p>
          </table:table-cell>
          <table:table-cell office:value-type="string" calcext:value-type="string">
            <text:p>Ragnhildur Magnúsdóttir</text:p>
          </table:table-cell>
          <table:table-cell office:value-type="string" calcext:value-type="string">
            <text:p>Finnur Magnússon</text:p>
          </table:table-cell>
          <table:table-cell office:value-type="float" office:value="1818" calcext:value-type="float">
            <text:p>1818</text:p>
          </table:table-cell>
          <table:table-cell office:value-type="float" office:value="1786" calcext:value-type="float">
            <text:p>1786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prestdóttir, prestfrú</text:p>
          </table:table-cell>
          <table:table-cell office:value-type="string" calcext:value-type="string">
            <text:p>ólst upp á Meðalfelli, giftist (aðstoðar)presti 1818 og er þá á Þingvöllum til 1822, eftir það að Meðalfelli, ekkja frá 1830</text:p>
          </table:table-cell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Þingvöllum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637" calcext:value-type="float">
            <text:p>637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KSB-RagnMagn-1829-08-26.txt</text:p>
          </table:table-cell>
          <table:table-cell office:value-type="string" calcext:value-type="string">
            <text:p>Ragnhildur Magnúsdóttir</text:p>
          </table:table-cell>
          <table:table-cell office:value-type="string" calcext:value-type="string">
            <text:p>Finnur Magnússon</text:p>
          </table:table-cell>
          <table:table-cell office:value-type="float" office:value="1829" calcext:value-type="float">
            <text:p>1829</text:p>
          </table:table-cell>
          <table:table-cell office:value-type="float" office:value="1786" calcext:value-type="float">
            <text:p>1786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prestdóttir, prestfrú</text:p>
          </table:table-cell>
          <table:table-cell office:value-type="string" calcext:value-type="string">
            <text:p>ólst upp á Meðalfelli, giftist (aðstoðar)presti 1818 og er þá á Þingvöllum til 1822, eftir það að Meðalfelli, ekkja frá 1830</text:p>
          </table:table-cell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Meðalfell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638" calcext:value-type="float">
            <text:p>638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KSB-RagnMagn-1830-02-24.txt</text:p>
          </table:table-cell>
          <table:table-cell office:value-type="string" calcext:value-type="string">
            <text:p>Ragnhildur Magnúsdóttir</text:p>
          </table:table-cell>
          <table:table-cell office:value-type="string" calcext:value-type="string">
            <text:p>Finnur Magnússon</text:p>
          </table:table-cell>
          <table:table-cell office:value-type="float" office:value="1830" calcext:value-type="float">
            <text:p>1830</text:p>
          </table:table-cell>
          <table:table-cell office:value-type="float" office:value="1786" calcext:value-type="float">
            <text:p>1786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prestdóttir, prestfrú</text:p>
          </table:table-cell>
          <table:table-cell office:value-type="string" calcext:value-type="string">
            <text:p>ólst upp á Meðalfelli, giftist (aðstoðar)presti 1818 og er þá á Þingvöllum til 1822, eftir það að Meðalfelli, ekkja frá 1830</text:p>
          </table:table-cell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Meðalfell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639" calcext:value-type="float">
            <text:p>639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KSB-RagnMagn-1831-08-10.txt</text:p>
          </table:table-cell>
          <table:table-cell office:value-type="string" calcext:value-type="string">
            <text:p>Ragnhildur Magnúsdóttir</text:p>
          </table:table-cell>
          <table:table-cell office:value-type="string" calcext:value-type="string">
            <text:p>Finnur Magnússon</text:p>
          </table:table-cell>
          <table:table-cell office:value-type="float" office:value="1831" calcext:value-type="float">
            <text:p>1831</text:p>
          </table:table-cell>
          <table:table-cell office:value-type="float" office:value="1786" calcext:value-type="float">
            <text:p>1786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prestdóttir, prestfrú</text:p>
          </table:table-cell>
          <table:table-cell office:value-type="string" calcext:value-type="string">
            <text:p>ólst upp á Meðalfelli, giftist (aðstoðar)presti 1818 og er þá á Þingvöllum til 1822, eftir það að Meðalfelli, ekkja frá 1830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640" calcext:value-type="float">
            <text:p>640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KSB-RagnMagn-1844-02-25.txt</text:p>
          </table:table-cell>
          <table:table-cell office:value-type="string" calcext:value-type="string">
            <text:p>Ragnhildur Magnúsdóttir</text:p>
          </table:table-cell>
          <table:table-cell office:value-type="string" calcext:value-type="string">
            <text:p>Finnur Magnússon</text:p>
          </table:table-cell>
          <table:table-cell office:value-type="float" office:value="1844" calcext:value-type="float">
            <text:p>1844</text:p>
          </table:table-cell>
          <table:table-cell office:value-type="float" office:value="1786" calcext:value-type="float">
            <text:p>1786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prestdóttir, prestfrú</text:p>
          </table:table-cell>
          <table:table-cell office:value-type="string" calcext:value-type="string">
            <text:p>ólst upp á Meðalfelli, giftist (aðstoðar)presti 1818 og er þá á Þingvöllum til 1822, eftir það að Meðalfelli, ekkja frá 1830</text:p>
          </table:table-cell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Meðalfell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641" calcext:value-type="float">
            <text:p>641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KSB-RagnMagn-1844-08-19.txt</text:p>
          </table:table-cell>
          <table:table-cell office:value-type="string" calcext:value-type="string">
            <text:p>Ragnhildur Magnúsdóttir</text:p>
          </table:table-cell>
          <table:table-cell office:value-type="string" calcext:value-type="string">
            <text:p>Finnur Magnússon</text:p>
          </table:table-cell>
          <table:table-cell office:value-type="float" office:value="1844" calcext:value-type="float">
            <text:p>1844</text:p>
          </table:table-cell>
          <table:table-cell office:value-type="float" office:value="1786" calcext:value-type="float">
            <text:p>1786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prestdóttir, prestfrú</text:p>
          </table:table-cell>
          <table:table-cell office:value-type="string" calcext:value-type="string">
            <text:p>ólst upp á Meðalfelli, giftist (aðstoðar)presti 1818 og er þá á Þingvöllum til 1822, eftir það að Meðalfelli, ekkja frá 1830</text:p>
          </table:table-cell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Meðalfell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642" calcext:value-type="float">
            <text:p>642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KSB-RagnMagn-1844-11-04.txt</text:p>
          </table:table-cell>
          <table:table-cell office:value-type="string" calcext:value-type="string">
            <text:p>Ragnhildur Magnúsdóttir</text:p>
          </table:table-cell>
          <table:table-cell office:value-type="string" calcext:value-type="string">
            <text:p>Finnur Magnússon</text:p>
          </table:table-cell>
          <table:table-cell office:value-type="float" office:value="1844" calcext:value-type="float">
            <text:p>1844</text:p>
          </table:table-cell>
          <table:table-cell office:value-type="float" office:value="1786" calcext:value-type="float">
            <text:p>1786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prestdóttir, prestfrú</text:p>
          </table:table-cell>
          <table:table-cell office:value-type="string" calcext:value-type="string">
            <text:p>ólst upp á Meðalfelli, giftist (aðstoðar)presti 1818 og er þá á Þingvöllum til 1822, eftir það að Meðalfelli, ekkja frá 1830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643" calcext:value-type="float">
            <text:p>643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KSB-RagnMagn-1845-07-30.txt</text:p>
          </table:table-cell>
          <table:table-cell office:value-type="string" calcext:value-type="string">
            <text:p>Ragnhildur Magnúsdóttir</text:p>
          </table:table-cell>
          <table:table-cell office:value-type="string" calcext:value-type="string">
            <text:p>Finnur Magnússon</text:p>
          </table:table-cell>
          <table:table-cell office:value-type="float" office:value="1845" calcext:value-type="float">
            <text:p>1845</text:p>
          </table:table-cell>
          <table:table-cell office:value-type="float" office:value="1786" calcext:value-type="float">
            <text:p>1786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prestdóttir, prestfrú</text:p>
          </table:table-cell>
          <table:table-cell office:value-type="string" calcext:value-type="string">
            <text:p>ólst upp á Meðalfelli, giftist (aðstoðar)presti 1818 og er þá á Þingvöllum til 1822, eftir það að Meðalfelli, ekkja frá 1830</text:p>
          </table:table-cell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Reykjavík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KSB-RagnMagn-1845-08-03.txt</text:p>
          </table:table-cell>
          <table:table-cell office:value-type="string" calcext:value-type="string">
            <text:p>Ragnhildur Magnúsdóttir</text:p>
          </table:table-cell>
          <table:table-cell office:value-type="string" calcext:value-type="string">
            <text:p>Finnur Magnússon</text:p>
          </table:table-cell>
          <table:table-cell office:value-type="float" office:value="1845" calcext:value-type="float">
            <text:p>1845</text:p>
          </table:table-cell>
          <table:table-cell office:value-type="float" office:value="1786" calcext:value-type="float">
            <text:p>1786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prestdóttir, prestfrú</text:p>
          </table:table-cell>
          <table:table-cell office:value-type="string" calcext:value-type="string">
            <text:p>ólst upp á Meðalfelli, giftist (aðstoðar)presti 1818 og er þá á Þingvöllum til 1822, eftir það að Meðalfelli, ekkja frá 1830</text:p>
          </table:table-cell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Meðalfell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645" calcext:value-type="float">
            <text:p>645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KSB-RagnMagn-1846-02-28.txt</text:p>
          </table:table-cell>
          <table:table-cell office:value-type="string" calcext:value-type="string">
            <text:p>Ragnhildur Magnúsdóttir</text:p>
          </table:table-cell>
          <table:table-cell office:value-type="string" calcext:value-type="string">
            <text:p>Finnur Magnússon</text:p>
          </table:table-cell>
          <table:table-cell office:value-type="float" office:value="1846" calcext:value-type="float">
            <text:p>1846</text:p>
          </table:table-cell>
          <table:table-cell office:value-type="float" office:value="1786" calcext:value-type="float">
            <text:p>1786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prestdóttir, prestfrú</text:p>
          </table:table-cell>
          <table:table-cell office:value-type="string" calcext:value-type="string">
            <text:p>ólst upp á Meðalfelli, giftist (aðstoðar)presti 1818 og er þá á Þingvöllum til 1822, eftir það að Meðalfelli, ekkja frá 1830</text:p>
          </table:table-cell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Meðalfell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646" calcext:value-type="float">
            <text:p>646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KSB-RagnMagn-1847-08-11.txt</text:p>
          </table:table-cell>
          <table:table-cell office:value-type="string" calcext:value-type="string">
            <text:p>Ragnhildur Magnúsdóttir</text:p>
          </table:table-cell>
          <table:table-cell office:value-type="string" calcext:value-type="string">
            <text:p>Finnur Magnússon</text:p>
          </table:table-cell>
          <table:table-cell office:value-type="float" office:value="1847" calcext:value-type="float">
            <text:p>1847</text:p>
          </table:table-cell>
          <table:table-cell office:value-type="float" office:value="1786" calcext:value-type="float">
            <text:p>1786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prestdóttir, prestfrú</text:p>
          </table:table-cell>
          <table:table-cell office:value-type="string" calcext:value-type="string">
            <text:p>ólst upp á Meðalfelli, giftist (aðstoðar)presti 1818 og er þá á Þingvöllum til 1822, eftir það að Meðalfelli, ekkja frá 1830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647" calcext:value-type="float">
            <text:p>647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KSB-RagnThor-1811-XX-XX.txt</text:p>
          </table:table-cell>
          <table:table-cell office:value-type="string" calcext:value-type="string">
            <text:p>Ragnheiður Þórarinsdóttir</text:p>
          </table:table-cell>
          <table:table-cell office:value-type="string" calcext:value-type="string">
            <text:p>Grímur Jónsson</text:p>
          </table:table-cell>
          <table:table-cell office:value-type="float" office:value="1811" calcext:value-type="float">
            <text:p>1811</text:p>
          </table:table-cell>
          <table:table-cell office:value-type="float" office:value="1738" calcext:value-type="float">
            <text:p>1738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sýslumannsdóttir, embættisfrú</text:p>
          </table:table-cell>
          <table:table-cell office:value-type="string" calcext:value-type="string">
            <text:p>Grund í Eyjafirði, gift flyst til Viðeyjar, ekkja frá 1789, flyst einhverju síðar að Hlíðarenda í Fljótshlíð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yf.</text:p>
          </table:table-cell>
          <table:table-cell office:value-type="string" calcext:value-type="string">
            <text:p>Viðey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friend</text:p>
          </table:table-cell>
          <table:table-cell table:number-columns-repeated="1006"/>
        </table:table-row>
        <table:table-row table:style-name="ro1" table:visibility="filter">
          <table:table-cell office:value-type="float" office:value="648" calcext:value-type="float">
            <text:p>648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KSB-RagnThor-1813-08-09.txt</text:p>
          </table:table-cell>
          <table:table-cell office:value-type="string" calcext:value-type="string">
            <text:p>Ragnheiður Þórarinsdóttir</text:p>
          </table:table-cell>
          <table:table-cell office:value-type="string" calcext:value-type="string">
            <text:p>Grímur Jónsson</text:p>
          </table:table-cell>
          <table:table-cell office:value-type="float" office:value="1813" calcext:value-type="float">
            <text:p>1813</text:p>
          </table:table-cell>
          <table:table-cell office:value-type="float" office:value="1738" calcext:value-type="float">
            <text:p>1738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sýslumannsdóttir, embættisfrú</text:p>
          </table:table-cell>
          <table:table-cell office:value-type="string" calcext:value-type="string">
            <text:p>Grund í Eyjafirði, gift flyst til Viðeyjar, ekkja frá 1789, flyst einhverju síðar að Hlíðarenda í Fljótshlíð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yf.</text:p>
          </table:table-cell>
          <table:table-cell office:value-type="string" calcext:value-type="string">
            <text:p>Hlíðarend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/>
          <table:table-cell office:value-type="string" calcext:value-type="string">
            <text:p>friend</text:p>
          </table:table-cell>
          <table:table-cell table:number-columns-repeated="1006"/>
        </table:table-row>
        <table:table-row table:style-name="ro1" table:visibility="filter">
          <table:table-cell office:value-type="float" office:value="649" calcext:value-type="float">
            <text:p>649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KSB-RagnThor-1814-09-04.txt</text:p>
          </table:table-cell>
          <table:table-cell office:value-type="string" calcext:value-type="string">
            <text:p>Ragnheiður Þórarinsdóttir</text:p>
          </table:table-cell>
          <table:table-cell office:value-type="string" calcext:value-type="string">
            <text:p>Grímur Jónsson</text:p>
          </table:table-cell>
          <table:table-cell office:value-type="float" office:value="1814" calcext:value-type="float">
            <text:p>1814</text:p>
          </table:table-cell>
          <table:table-cell office:value-type="float" office:value="1738" calcext:value-type="float">
            <text:p>1738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sýslumannsdóttir, embættisfrú</text:p>
          </table:table-cell>
          <table:table-cell office:value-type="string" calcext:value-type="string">
            <text:p>Grund í Eyjafirði, gift flyst til Viðeyjar, ekkja frá 1789, flyst einhverju síðar að Hlíðarenda í Fljótshlíð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yf.</text:p>
          </table:table-cell>
          <table:table-cell office:value-type="string" calcext:value-type="string">
            <text:p>Hlíðarend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/>
          <table:table-cell office:value-type="string" calcext:value-type="string">
            <text:p>friend</text:p>
          </table:table-cell>
          <table:table-cell table:number-columns-repeated="1006"/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KSB-RagnThor-1815-07-03.txt</text:p>
          </table:table-cell>
          <table:table-cell office:value-type="string" calcext:value-type="string">
            <text:p>Ragnheiður Þórarinsdóttir</text:p>
          </table:table-cell>
          <table:table-cell office:value-type="string" calcext:value-type="string">
            <text:p>Grímur Jónsson</text:p>
          </table:table-cell>
          <table:table-cell office:value-type="float" office:value="1815" calcext:value-type="float">
            <text:p>1815</text:p>
          </table:table-cell>
          <table:table-cell office:value-type="float" office:value="1738" calcext:value-type="float">
            <text:p>1738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sýslumannsdóttir, embættisfrú</text:p>
          </table:table-cell>
          <table:table-cell office:value-type="string" calcext:value-type="string">
            <text:p>Grund í Eyjafirði, gift flyst til Viðeyjar, ekkja frá 1789, flyst einhverju síðar að Hlíðarenda í Fljótshlíð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yf.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friend</text:p>
          </table:table-cell>
          <table:table-cell table:number-columns-repeated="1006"/>
        </table:table-row>
        <table:table-row table:style-name="ro1" table:visibility="filter">
          <table:table-cell office:value-type="float" office:value="651" calcext:value-type="float">
            <text:p>651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KSB-RagnThor-1817-07-30.txt</text:p>
          </table:table-cell>
          <table:table-cell office:value-type="string" calcext:value-type="string">
            <text:p>Ragnheiður Þórarinsdóttir</text:p>
          </table:table-cell>
          <table:table-cell office:value-type="string" calcext:value-type="string">
            <text:p>Grímur Jónsson</text:p>
          </table:table-cell>
          <table:table-cell office:value-type="float" office:value="1817" calcext:value-type="float">
            <text:p>1817</text:p>
          </table:table-cell>
          <table:table-cell office:value-type="float" office:value="1738" calcext:value-type="float">
            <text:p>1738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sýslumannsdóttir, embættisfrú</text:p>
          </table:table-cell>
          <table:table-cell office:value-type="string" calcext:value-type="string">
            <text:p>Grund í Eyjafirði, gift flyst til Viðeyjar, ekkja frá 1789, flyst einhverju síðar að Hlíðarenda í Fljótshlíð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yf.</text:p>
          </table:table-cell>
          <table:table-cell office:value-type="string" calcext:value-type="string">
            <text:p>Hlíðarend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ng.</text:p>
          </table:table-cell>
          <table:table-cell/>
          <table:table-cell office:value-type="string" calcext:value-type="string">
            <text:p>friend</text:p>
          </table:table-cell>
          <table:table-cell table:number-columns-repeated="1006"/>
        </table:table-row>
        <table:table-row table:style-name="ro2" table:visibility="filter">
          <table:table-cell office:value-type="float" office:value="652" calcext:value-type="float">
            <text:p>652</text:p>
          </table:table-cell>
          <table:table-cell office:value-type="string" calcext:value-type="string">
            <text:p>Peasants</text:p>
          </table:table-cell>
          <table:table-cell office:value-type="string" calcext:value-type="string">
            <text:p>SIK-DomhBriem-1851-07-10.txt</text:p>
          </table:table-cell>
          <table:table-cell office:value-type="string" calcext:value-type="string">
            <text:p>Dómhildur Briem</text:p>
          </table:table-cell>
          <table:table-cell office:value-type="string" calcext:value-type="string">
            <text:p>Ólafur Briem</text:p>
          </table:table-cell>
          <table:table-cell office:value-type="float" office:value="1851" calcext:value-type="float">
            <text:p>1851</text:p>
          </table:table-cell>
          <table:table-cell office:value-type="float" office:value="1817" calcext:value-type="float">
            <text:p>1817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eiginkona bónda og timburmeistara</text:p>
          </table:table-cell>
          <table:table-cell table:number-columns-repeated="3"/>
          <table:table-cell office:value-type="string" calcext:value-type="string">
            <text:p>Grun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yf.</text:p>
          </table:table-cell>
          <table:table-cell/>
          <table:table-cell office:value-type="string" calcext:value-type="string">
            <text:p>husband</text:p>
          </table:table-cell>
          <table:table-cell table:number-columns-repeated="1006"/>
        </table:table-row>
        <table:table-row table:style-name="ro1" table:visibility="filter">
          <table:table-cell office:value-type="float" office:value="653" calcext:value-type="float">
            <text:p>653</text:p>
          </table:table-cell>
          <table:table-cell office:value-type="string" calcext:value-type="string">
            <text:p>Peasants</text:p>
          </table:table-cell>
          <table:table-cell office:value-type="string" calcext:value-type="string">
            <text:p>SIK-GudrJons-1784-XX-XX.txt</text:p>
          </table:table-cell>
          <table:table-cell office:value-type="string" calcext:value-type="string">
            <text:p>Guðrún Jónsdóttir</text:p>
          </table:table-cell>
          <table:table-cell office:value-type="string" calcext:value-type="string">
            <text:p>Sveinn Pálsson</text:p>
          </table:table-cell>
          <table:table-cell office:value-type="float" office:value="1784" calcext:value-type="float">
            <text:p>1784</text:p>
          </table:table-cell>
          <table:table-cell office:value-type="float" office:value="1732" calcext:value-type="float">
            <text:p>1732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bóndakona</text:p>
          </table:table-cell>
          <table:table-cell office:value-type="string" calcext:value-type="string">
            <text:p>úr Skagafirði</text:p>
          </table:table-cell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Steinsstaðir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kag.</text:p>
          </table:table-cell>
          <table:table-cell/>
          <table:table-cell office:value-type="string" calcext:value-type="string">
            <text:p>son</text:p>
          </table:table-cell>
          <table:table-cell table:number-columns-repeated="1006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SIK-GudrSkula-1789-08-16.txt</text:p>
          </table:table-cell>
          <table:table-cell office:value-type="string" calcext:value-type="string">
            <text:p>Guðrún Skúladóttir</text:p>
          </table:table-cell>
          <table:table-cell office:value-type="string" calcext:value-type="string">
            <text:p>Sveinn Pálsson</text:p>
          </table:table-cell>
          <table:table-cell office:value-type="float" office:value="1789" calcext:value-type="float">
            <text:p>1789</text:p>
          </table:table-cell>
          <table:table-cell office:value-type="float" office:value="1740" calcext:value-type="float">
            <text:p>1740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landfógetadóttir, sýslumannsfrú</text:p>
          </table:table-cell>
          <table:table-cell office:value-type="string" calcext:value-type="string">
            <text:p>faðir hennar, Skúli Magnússon (síðar landsfógeti), búsettur í Skag. til 1750 þegar hann flyst suður, Bessastöðum og síðar Viðey; Guðr. fluttist til Viðeyjar 1783 og dó þar 1816</text:p>
          </table:table-cell>
          <table:table-cell/>
          <table:table-cell office:value-type="string" calcext:value-type="string">
            <text:p>Skag.</text:p>
          </table:table-cell>
          <table:table-cell office:value-type="string" calcext:value-type="string">
            <text:p>Viðey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SIK-GudrSkula-1813-XX-XX.txt</text:p>
          </table:table-cell>
          <table:table-cell office:value-type="string" calcext:value-type="string">
            <text:p>Guðrún Skúladóttir</text:p>
          </table:table-cell>
          <table:table-cell office:value-type="string" calcext:value-type="string">
            <text:p>Grímur Jónsson</text:p>
          </table:table-cell>
          <table:table-cell office:value-type="float" office:value="1813" calcext:value-type="float">
            <text:p>1813</text:p>
          </table:table-cell>
          <table:table-cell office:value-type="float" office:value="1740" calcext:value-type="float">
            <text:p>1740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landfógetadóttir, sýslumannsfrú</text:p>
          </table:table-cell>
          <table:table-cell office:value-type="string" calcext:value-type="string">
            <text:p>faðir hennar, Skúli Magnússon (síðar landsfógeti), búsettur í Skag. til 1750 þegar hann flyst suður, Bessastöðum og síðar Viðey; Guðr. fluttist til Viðeyjar 1783 og dó þar 1816</text:p>
          </table:table-cell>
          <table:table-cell/>
          <table:table-cell office:value-type="string" calcext:value-type="string">
            <text:p>Skag.</text:p>
          </table:table-cell>
          <table:table-cell office:value-type="string" calcext:value-type="string">
            <text:p>Viðey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SIK-GudrSkula-1814-08-27.txt</text:p>
          </table:table-cell>
          <table:table-cell office:value-type="string" calcext:value-type="string">
            <text:p>Guðrún Skúladóttir</text:p>
          </table:table-cell>
          <table:table-cell office:value-type="string" calcext:value-type="string">
            <text:p>-GudrSkula-</text:p>
          </table:table-cell>
          <table:table-cell office:value-type="float" office:value="1814" calcext:value-type="float">
            <text:p>1814</text:p>
          </table:table-cell>
          <table:table-cell office:value-type="float" office:value="1740" calcext:value-type="float">
            <text:p>1740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landfógetadóttir, sýslumannsfrú</text:p>
          </table:table-cell>
          <table:table-cell office:value-type="string" calcext:value-type="string">
            <text:p>faðir hennar, Skúli Magnússon (síðar landsfógeti), búsettur í Skag. til 1750 þegar hann flyst suður, Bessastöðum og síðar Viðey; Guðr. fluttist til Viðeyjar 1783 og dó þar 1816</text:p>
          </table:table-cell>
          <table:table-cell/>
          <table:table-cell office:value-type="string" calcext:value-type="string">
            <text:p>Skag.</text:p>
          </table:table-cell>
          <table:table-cell office:value-type="string" calcext:value-type="string">
            <text:p>Viðey</text:p>
          </table:table-cell>
          <table:table-cell office:value-type="string" calcext:value-type="string">
            <text:p>SW</text:p>
          </table:table-cell>
          <table:table-cell table:number-columns-repeated="1009"/>
        </table:table-row>
        <table:table-row table:style-name="ro1" table:visibility="filter">
          <table:table-cell office:value-type="float" office:value="657" calcext:value-type="float">
            <text:p>657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SIK-HelgSteingr-1797-08-05.txt</text:p>
          </table:table-cell>
          <table:table-cell office:value-type="string" calcext:value-type="string">
            <text:p>Helga Steingrímsdóttir</text:p>
          </table:table-cell>
          <table:table-cell office:value-type="string" calcext:value-type="string">
            <text:p>Valgerður Jónsdóttir</text:p>
          </table:table-cell>
          <table:table-cell office:value-type="float" office:value="1797" calcext:value-type="float">
            <text:p>1797</text:p>
          </table:table-cell>
          <table:table-cell office:value-type="float" office:value="1735" calcext:value-type="float">
            <text:p>1735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prestfrú, systir Jóns prófasts Steingrímssonar</text:p>
          </table:table-cell>
          <table:table-cell office:value-type="string" calcext:value-type="string">
            <text:p>á Mýrum í Álftaver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-Skaft.</text:p>
          </table:table-cell>
          <table:table-cell office:value-type="string" calcext:value-type="string">
            <text:p>Mýra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.-Skaft.</text:p>
          </table:table-cell>
          <table:table-cell table:number-columns-repeated="1008"/>
        </table:table-row>
        <table:table-row table:style-name="ro1" table:visibility="filter">
          <table:table-cell office:value-type="float" office:value="658" calcext:value-type="float">
            <text:p>658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SIK-IngibJonsd-1807-10-08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Grímur Jónsson</text:p>
          </table:table-cell>
          <table:table-cell office:value-type="float" office:value="1807" calcext:value-type="float">
            <text:p>1807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659" calcext:value-type="float">
            <text:p>659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SIK-IngibJonsd-1833-03-02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Magnús Eiríksson</text:p>
          </table:table-cell>
          <table:table-cell office:value-type="float" office:value="1833" calcext:value-type="float">
            <text:p>1833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[frændi]</text:p>
          </table:table-cell>
          <table:table-cell table:number-columns-repeated="1006"/>
        </table:table-row>
        <table:table-row table:style-name="ro1" table:visibility="filter">
          <table:table-cell office:value-type="float" office:value="660" calcext:value-type="float">
            <text:p>660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SIK-IngibJonsd-1836-08-18.txt</text:p>
          </table:table-cell>
          <table:table-cell office:value-type="string" calcext:value-type="string">
            <text:p>Ingibjörg Jónsdóttir</text:p>
          </table:table-cell>
          <table:table-cell office:value-type="string" calcext:value-type="string">
            <text:p>Magnús Eiríksson</text:p>
          </table:table-cell>
          <table:table-cell office:value-type="float" office:value="1836" calcext:value-type="float">
            <text:p>1836</text:p>
          </table:table-cell>
          <table:table-cell office:value-type="float" office:value="1784" calcext:value-type="float">
            <text:p>1784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húsfreyja, prestdóttir, giftist gullsmiði (gullsmiðssyni)</text:p>
          </table:table-cell>
          <table:table-cell office:value-type="string" calcext:value-type="string">
            <text:p>Garðar, Akranes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Bessastaðir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[frændi]</text:p>
          </table:table-cell>
          <table:table-cell table:number-columns-repeated="1006"/>
        </table:table-row>
        <table:table-row table:style-name="ro1" table:visibility="filter">
          <table:table-cell office:value-type="float" office:value="661" calcext:value-type="float">
            <text:p>661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SIK-KristEiriksd-1812-08-25.txt</text:p>
          </table:table-cell>
          <table:table-cell office:value-type="string" calcext:value-type="string">
            <text:p>Kristín Eiríksdóttir</text:p>
          </table:table-cell>
          <table:table-cell office:value-type="string" calcext:value-type="string">
            <text:p>Grímur Jónsson</text:p>
          </table:table-cell>
          <table:table-cell office:value-type="float" office:value="1812" calcext:value-type="float">
            <text:p>1812</text:p>
          </table:table-cell>
          <table:table-cell office:value-type="float" office:value="1749" calcext:value-type="float">
            <text:p>1749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húsfreyja í Görðum á Akranesi (Íslb.); Móðir Gríms amtmanns og Ingibjargar Jónsdóttur</text:p>
          </table:table-cell>
          <table:table-cell office:value-type="string" calcext:value-type="string">
            <text:p>Býr í Viðey með Ingibjörgu Jónsdóttur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Viðey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n</text:p>
          </table:table-cell>
          <table:table-cell table:number-columns-repeated="1006"/>
        </table:table-row>
        <table:table-row table:style-name="ro1" table:visibility="filter">
          <table:table-cell office:value-type="float" office:value="662" calcext:value-type="float">
            <text:p>662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SIK-MargFinn-1784-01-02.txt</text:p>
          </table:table-cell>
          <table:table-cell office:value-type="string" calcext:value-type="string">
            <text:p>Margrét Finnsdóttir</text:p>
          </table:table-cell>
          <table:table-cell office:value-type="string" calcext:value-type="string">
            <text:p>Hannes Finsson</text:p>
          </table:table-cell>
          <table:table-cell office:value-type="float" office:value="1784" calcext:value-type="float">
            <text:p>1784</text:p>
          </table:table-cell>
          <table:table-cell office:value-type="float" office:value="1734" calcext:value-type="float">
            <text:p>1734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biskupsfrú, ekkja Jóns biskups Teitssonar</text:p>
          </table:table-cell>
          <table:table-cell office:value-type="string" calcext:value-type="string">
            <text:p>Hólar í Hjaltadal</text:p>
          </table:table-cell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Hólar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kag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663" calcext:value-type="float">
            <text:p>663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SIK-RagnFinns-1801-10-12.txt</text:p>
          </table:table-cell>
          <table:table-cell office:value-type="string" calcext:value-type="string">
            <text:p>Ragnheiður Finnsdóttir</text:p>
          </table:table-cell>
          <table:table-cell office:value-type="string" calcext:value-type="string">
            <text:p>Valgerður Jónsdóttir</text:p>
          </table:table-cell>
          <table:table-cell office:value-type="float" office:value="1801" calcext:value-type="float">
            <text:p>1801</text:p>
          </table:table-cell>
          <table:table-cell office:value-type="float" office:value="1749" calcext:value-type="float">
            <text:p>1749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biskupsdóttir, móðir Finns Magnússonar, húsfreyja á Meðalfelli (Íslb.)</text:p>
          </table:table-cell>
          <table:table-cell office:value-type="string" calcext:value-type="string">
            <text:p>Meðalfell</text:p>
          </table:table-cell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Meðalfell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mágkona</text:p>
          </table:table-cell>
          <table:table-cell table:number-columns-repeated="1006"/>
        </table:table-row>
        <table:table-row table:style-name="ro1" table:visibility="filter">
          <table:table-cell office:value-type="float" office:value="664" calcext:value-type="float">
            <text:p>664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SIK-RagnThor-1789-08-06.txt</text:p>
          </table:table-cell>
          <table:table-cell office:value-type="string" calcext:value-type="string">
            <text:p>Ragnheiður Þórarinsdóttir</text:p>
          </table:table-cell>
          <table:table-cell office:value-type="string" calcext:value-type="string">
            <text:p>Sveinn Pálsson</text:p>
          </table:table-cell>
          <table:table-cell office:value-type="float" office:value="1789" calcext:value-type="float">
            <text:p>1789</text:p>
          </table:table-cell>
          <table:table-cell office:value-type="float" office:value="1738" calcext:value-type="float">
            <text:p>1738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sýslumannsdóttir, embættisfrú</text:p>
          </table:table-cell>
          <table:table-cell office:value-type="string" calcext:value-type="string">
            <text:p>Grund í Eyjafirði, gift flyst til Viðeyjar, ekkja frá 1789, flyst einhverju síðar að Hlíðarenda í Fljótshlíð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yf.</text:p>
          </table:table-cell>
          <table:table-cell office:value-type="string" calcext:value-type="string">
            <text:p>Viðey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friend</text:p>
          </table:table-cell>
          <table:table-cell table:number-columns-repeated="1006"/>
        </table:table-row>
        <table:table-row table:style-name="ro1" table:visibility="filter">
          <table:table-cell office:value-type="float" office:value="665" calcext:value-type="float">
            <text:p>665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SIK-RagnThor-1790-08-23.txt</text:p>
          </table:table-cell>
          <table:table-cell office:value-type="string" calcext:value-type="string">
            <text:p>Ragnheiður Þórarinsdóttir</text:p>
          </table:table-cell>
          <table:table-cell office:value-type="string" calcext:value-type="string">
            <text:p>Sveinn Pálsson</text:p>
          </table:table-cell>
          <table:table-cell office:value-type="float" office:value="1790" calcext:value-type="float">
            <text:p>1790</text:p>
          </table:table-cell>
          <table:table-cell office:value-type="float" office:value="1738" calcext:value-type="float">
            <text:p>1738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sýslumannsdóttir, embættisfrú</text:p>
          </table:table-cell>
          <table:table-cell office:value-type="string" calcext:value-type="string">
            <text:p>Grund í Eyjafirði, gift flyst til Viðeyjar, ekkja frá 1789, flyst einhverju síðar að Hlíðarenda í Fljótshlíð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yf.</text:p>
          </table:table-cell>
          <table:table-cell office:value-type="string" calcext:value-type="string">
            <text:p>Viðey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friend</text:p>
          </table:table-cell>
          <table:table-cell table:number-columns-repeated="1006"/>
        </table:table-row>
        <table:table-row table:style-name="ro2" table:visibility="filter">
          <table:table-cell office:value-type="float" office:value="666" calcext:value-type="float">
            <text:p>666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SIK-SigrHann-1831-07-27.txt</text:p>
          </table:table-cell>
          <table:table-cell office:value-type="string" calcext:value-type="string">
            <text:p>Sigríður Hannesdóttir</text:p>
          </table:table-cell>
          <table:table-cell office:value-type="string" calcext:value-type="string">
            <text:p>Hannes Steingrímsson</text:p>
          </table:table-cell>
          <table:table-cell office:value-type="float" office:value="1831" calcext:value-type="float">
            <text:p>1831</text:p>
          </table:table-cell>
          <table:table-cell office:value-type="float" office:value="1795" calcext:value-type="float">
            <text:p>1795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biskupsdóttir</text:p>
          </table:table-cell>
          <table:table-cell table:number-columns-repeated="3"/>
          <table:table-cell office:value-type="string" calcext:value-type="string">
            <text:p>Laugarnes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rother</text:p>
          </table:table-cell>
          <table:table-cell table:number-columns-repeated="1006"/>
        </table:table-row>
        <table:table-row table:style-name="ro1" table:visibility="filter">
          <table:table-cell office:value-type="float" office:value="667" calcext:value-type="float">
            <text:p>667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SIK-SigrOrum-1816-10-07.txt</text:p>
          </table:table-cell>
          <table:table-cell office:value-type="string" calcext:value-type="string">
            <text:p>Sigríður Örum</text:p>
          </table:table-cell>
          <table:table-cell office:value-type="string" calcext:value-type="string">
            <text:p>Bjarni Þorsteinsson</text:p>
          </table:table-cell>
          <table:table-cell office:value-type="float" office:value="1816" calcext:value-type="float">
            <text:p>1816</text:p>
          </table:table-cell>
          <table:table-cell office:value-type="float" office:value="1754" calcext:value-type="float">
            <text:p>1754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ekkja Jens Örum verslunarmanns á Vopnafirði; systir Geirs biskups</text:p>
          </table:table-cell>
          <table:table-cell office:value-type="string" calcext:value-type="string">
            <text:p>Var á Lambastöðum, Reykjavíkursókn, Gull. 1801. (Íslb.)</text:p>
          </table:table-cell>
          <table:table-cell table:number-columns-repeated="2"/>
          <table:table-cell office:value-type="string" calcext:value-type="string">
            <text:p>Hallfreðarstaðir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friend</text:p>
          </table:table-cell>
          <table:table-cell table:number-columns-repeated="1006"/>
        </table:table-row>
        <table:table-row table:style-name="ro1" table:visibility="filter">
          <table:table-cell office:value-type="float" office:value="668" calcext:value-type="float">
            <text:p>668</text:p>
          </table:table-cell>
          <table:table-cell office:value-type="string" calcext:value-type="string">
            <text:p>Merchants/Artisans</text:p>
          </table:table-cell>
          <table:table-cell office:value-type="string" calcext:value-type="string">
            <text:p>SIK-SigrOrum-1826-06-25.txt</text:p>
          </table:table-cell>
          <table:table-cell office:value-type="string" calcext:value-type="string">
            <text:p>Sigríður Örum</text:p>
          </table:table-cell>
          <table:table-cell office:value-type="string" calcext:value-type="string">
            <text:p>Páll Pálsson</text:p>
          </table:table-cell>
          <table:table-cell office:value-type="float" office:value="1826" calcext:value-type="float">
            <text:p>1826</text:p>
          </table:table-cell>
          <table:table-cell office:value-type="float" office:value="1754" calcext:value-type="float">
            <text:p>1754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ekkja Jens Örum verslunarmanns á Vopnafirði; systir Geirs biskups</text:p>
          </table:table-cell>
          <table:table-cell office:value-type="string" calcext:value-type="string">
            <text:p>Var á Lambastöðum, Reykjavíkursókn, Gull. 1801. (Íslb.)</text:p>
          </table:table-cell>
          <table:table-cell table:number-columns-repeated="2"/>
          <table:table-cell office:value-type="string" calcext:value-type="string">
            <text:p>Hallfreðarstaðir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dóttursonur</text:p>
          </table:table-cell>
          <table:table-cell table:number-columns-repeated="1006"/>
        </table:table-row>
        <table:table-row table:style-name="ro1" table:visibility="filter">
          <table:table-cell office:value-type="float" office:value="669" calcext:value-type="float">
            <text:p>669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SIK-ThorHannesd-1847-06-20.txt</text:p>
          </table:table-cell>
          <table:table-cell office:value-type="string" calcext:value-type="string">
            <text:p>Þórunn Hannesdóttir</text:p>
          </table:table-cell>
          <table:table-cell office:value-type="string" calcext:value-type="string">
            <text:p>Sigríður Hannesdóttir</text:p>
          </table:table-cell>
          <table:table-cell office:value-type="float" office:value="1847" calcext:value-type="float">
            <text:p>1847</text:p>
          </table:table-cell>
          <table:table-cell office:value-type="float" office:value="1794" calcext:value-type="float">
            <text:p>1794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amtmannsfrú, dóttir Hannesar biskups og Valgerðar Jónsdóttur; Var í Skálholti, Skálholtssókn, Árn. 1801. Húsfreyja á Arnarstapa, Laugarbrekkusókn, Snæf. 1845, seinna í Reykjavík. (Íslb.)</text:p>
          </table:table-cell>
          <table:table-cell office:value-type="string" calcext:value-type="string">
            <text:p>Skálholt?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ap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ugarbrekkusókn, Snæf.</text:p>
          </table:table-cell>
          <table:table-cell/>
          <table:table-cell office:value-type="string" calcext:value-type="string">
            <text:p>sister</text:p>
          </table:table-cell>
          <table:table-cell table:number-columns-repeated="1006"/>
        </table:table-row>
        <table:table-row table:style-name="ro1" table:visibility="filter">
          <table:table-cell office:value-type="float" office:value="670" calcext:value-type="float">
            <text:p>670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SIK-ValgJonsd-1831-07-27.txt</text:p>
          </table:table-cell>
          <table:table-cell office:value-type="string" calcext:value-type="string">
            <text:p>Valgerður Jónsdóttir</text:p>
          </table:table-cell>
          <table:table-cell office:value-type="string" calcext:value-type="string">
            <text:p>Hannes Steingrímsson</text:p>
          </table:table-cell>
          <table:table-cell office:value-type="float" office:value="1831" calcext:value-type="float">
            <text:p>1831</text:p>
          </table:table-cell>
          <table:table-cell office:value-type="float" office:value="1771" calcext:value-type="float">
            <text:p>1771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biskupsfrú, Hannes biskup Finnsson (látinn 1796), 1806 giftist hún Steingrími Jónssyni, skrifara biskups, síðar lektor við Bessastaðaskóla 1806, prestur í Odda 1811 og biskup 1824; aftur ekkja 1845; <text:s/>Húsfreyja í Skálholti, Skálholtssókn, Árn. 1801. Biskupsekkja í Laugarnesi 1845.</text:p>
          </table:table-cell>
          <table:table-cell table:number-columns-repeated="3"/>
          <table:table-cell office:value-type="string" calcext:value-type="string">
            <text:p>Laugarnes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son</text:p>
          </table:table-cell>
          <table:table-cell table:number-columns-repeated="1006"/>
        </table:table-row>
      </table:table>
      <table:table table:name="talning" table:style-name="ta1">
        <office:forms form:automatic-focus="false" form:apply-design-mode="false"/>
        <table:table-column table:style-name="co12" table:default-cell-style-name="Default"/>
        <table:table-column table:style-name="co11" table:number-columns-repeated="1023" table:default-cell-style-name="Default"/>
        <table:table-row table:style-name="ro2">
          <table:table-cell table:style-name="ce1" office:value-type="string" calcext:value-type="string">
            <text:p>uniqueScribes</text:p>
          </table:table-cell>
          <table:table-cell table:style-name="ce1" office:value-type="string" calcext:value-type="string">
            <text:p>letter.countScribe</text:p>
          </table:table-cell>
          <table:table-cell table:style-name="ce1" table:number-columns-repeated="2"/>
          <table:table-cell table:style-name="ce1" office:value-type="string" calcext:value-type="string">
            <text:p>lettersScribes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Árni Helgason</text:p>
          </table:table-cell>
          <table:table-cell table:formula="of:=COUNTIFS([uppl.D2:.D671];[.A2])" office:value-type="float" office:value="187" calcext:value-type="float">
            <text:p>187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jarni Thorarensen</text:p>
          </table:table-cell>
          <table:table-cell table:formula="of:=COUNTIFS([uppl.D2:.D671];[.A3])" office:value-type="float" office:value="203" calcext:value-type="float">
            <text:p>20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ir Vídalín biskup</text:p>
          </table:table-cell>
          <table:table-cell table:formula="of:=COUNTIFS([uppl.D2:.D671];[.A4])" office:value-type="float" office:value="64" calcext:value-type="float">
            <text:p>64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gibjörg Jónsdóttir</text:p>
          </table:table-cell>
          <table:table-cell table:formula="of:=COUNTIFS([uppl.D2:.D671];[.A5])" office:value-type="float" office:value="123" calcext:value-type="float">
            <text:p>123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ldvin Einarsson</text:p>
          </table:table-cell>
          <table:table-cell table:formula="of:=COUNTIFS([uppl.D2:.D671];[.A6])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nnur Magnússon</text:p>
          </table:table-cell>
          <table:table-cell table:formula="of:=COUNTIFS([uppl.D2:.D671];[.A7])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ísli Hjálmarsson</text:p>
          </table:table-cell>
          <table:table-cell table:formula="of:=COUNTIFS([uppl.D2:.D671];[.A8])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ögni Einarsson</text:p>
          </table:table-cell>
          <table:table-cell table:formula="of:=COUNTIFS([uppl.D2:.D671];[.A9])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Þorgeir Guðmundsson</text:p>
          </table:table-cell>
          <table:table-cell table:formula="of:=COUNTIFS([uppl.D2:.D671];[.A10])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Þorsteinn Helgason</text:p>
          </table:table-cell>
          <table:table-cell table:formula="of:=COUNTIFS([uppl.D2:.D671];[.A11])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rfi Eggerz</text:p>
          </table:table-cell>
          <table:table-cell table:formula="of:=COUNTIFS([uppl.D2:.D671];[.A12])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Álfheiður Jónsdóttir</text:p>
          </table:table-cell>
          <table:table-cell table:formula="of:=COUNTIFS([uppl.D2:.D671];[.A13])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ðríður Magnúsdóttir</text:p>
          </table:table-cell>
          <table:table-cell table:formula="of:=COUNTIFS([uppl.D2:.D671];[.A14])" office:value-type="float" office:value="21" calcext:value-type="float">
            <text:p>21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agnús Stephensen</text:p>
          </table:table-cell>
          <table:table-cell table:style-name="ce2" table:formula="of:=COUNTIFS([uppl.D2:.D671];[.A15])" office:value-type="float" office:value="1" calcext:value-type="float">
            <text:p>1</text:p>
          </table:table-cell>
          <table:table-cell table:style-name="ce2" office:value-type="string" calcext:value-type="string">
            <text:p>m</text:p>
          </table:table-cell>
          <table:table-cell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gnheiður Finnsdóttir</text:p>
          </table:table-cell>
          <table:table-cell table:formula="of:=COUNTIFS([uppl.D2:.D671];[.A16])"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gnhildur Magnúsdóttir</text:p>
          </table:table-cell>
          <table:table-cell table:formula="of:=COUNTIFS([uppl.D2:.D671];[.A17])" office:value-type="float" office:value="11" calcext:value-type="float">
            <text:p>11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gnheiður Þórarinsdóttir</text:p>
          </table:table-cell>
          <table:table-cell table:formula="of:=COUNTIFS([uppl.D2:.D671];[.A18])"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ómhildur Briem</text:p>
          </table:table-cell>
          <table:table-cell table:formula="of:=COUNTIFS([uppl.D2:.D671];[.A19])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ðrún Jónsdóttir</text:p>
          </table:table-cell>
          <table:table-cell table:formula="of:=COUNTIFS([uppl.D2:.D671];[.A20])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ðrún Skúladóttir</text:p>
          </table:table-cell>
          <table:table-cell table:formula="of:=COUNTIFS([uppl.D2:.D671];[.A21])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lga Steingrímsdóttir</text:p>
          </table:table-cell>
          <table:table-cell table:formula="of:=COUNTIFS([uppl.D2:.D671];[.A22])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istín Eiríksdóttir</text:p>
          </table:table-cell>
          <table:table-cell table:formula="of:=COUNTIFS([uppl.D2:.D671];[.A23])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grét Finnsdóttir</text:p>
          </table:table-cell>
          <table:table-cell table:formula="of:=COUNTIFS([uppl.D2:.D671];[.A24])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gríður Hannesdóttir</text:p>
          </table:table-cell>
          <table:table-cell table:formula="of:=COUNTIFS([uppl.D2:.D671];[.A25])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gríður Örum</text:p>
          </table:table-cell>
          <table:table-cell table:formula="of:=COUNTIFS([uppl.D2:.D671];[.A26])"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Þórunn Hannesdóttir</text:p>
          </table:table-cell>
          <table:table-cell table:formula="of:=COUNTIFS([uppl.D2:.D671];[.A27])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lgerður Jónsdóttir</text:p>
          </table:table-cell>
          <table:table-cell table:formula="of:=COUNTIFS([uppl.D2:.D671];[.A28])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rni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jarni Thorar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ir Vídalín bisku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aldvin Einars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aldvin Einars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aldvin Einars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Finnur Magnús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Finnur Magnús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Finnur Magnús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ísli Hjálmars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ísli Hjálmars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ísli Hjálmars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Högni Einars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Högni Einars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Þorgeir Guðmunds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Þorsteinn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Þorsteinn Helgas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orfi Eggerz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orfi Eggerz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orfi Eggerz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orfi Eggerz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orfi Eggerz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orfi Eggerz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orfi Eggerz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orfi Eggerz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orfi Eggerz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orfi Eggerz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Álfheiður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uðríður Magnú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uðríður Magnú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uðríður Magnú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uðríður Magnú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uðríður Magnú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uðríður Magnú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uðríður Magnú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uðríður Magnú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uðríður Magnú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uðríður Magnú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uðríður Magnú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uðríður Magnú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uðríður Magnú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uðríður Magnú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uðríður Magnú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uðríður Magnú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uðríður Magnú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uðríður Magnú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uðríður Magnú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uðríður Magnú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uðríður Magnú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agnús Stephens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agnheiður Fin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agnheiður Fin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agnheiður Fin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agnheiður Fin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agnheiður Fin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agnheiður Fin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agnheiður Fin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agnheiður Fin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agnheiður Fin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agnheiður Fin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agnheiður Fin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agnheiður Fin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agnheiður Fin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agnheiður Fin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agnhildur Magnú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agnhildur Magnú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agnhildur Magnú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agnhildur Magnú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agnhildur Magnú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agnhildur Magnú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agnhildur Magnú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agnhildur Magnú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agnhildur Magnú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agnhildur Magnú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agnhildur Magnú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agnheiður Þórari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agnheiður Þórari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agnheiður Þórari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agnheiður Þórari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agnheiður Þórari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ómhildur Briem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uðrún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uðrún Skúla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uðrún Skúla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uðrún Skúla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Helga Steingrím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gibjörg Jó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Kristín Eirík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argrét Fin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agnheiður Fin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agnheiður Þórari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agnheiður Þórarin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igríður Hanne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igríður Örum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igríður Örum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Þórunn Hannesdótti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Valgerður Jónsdóttir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uppl.C1:uppl.Q671" table:display-filter-buttons="true">
          <table:filter>
            <table:filter-and>
              <table:filter-condition table:field-number="1" table:value="Guðrún Skúladóttir" table:operator="="/>
            </table:filter-and>
          </table:filter>
          <table:sort>
            <table:sort-by table:field-number="0" table:data-type="automatic"/>
          </table:sort>
        </table:database-range>
        <table:database-range table:name="__Anonymous_Sheet_DB__1" table:target-range-address="talning.A1:talning.C2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/00/0000</text:date>, <text:time style:data-style-name="N2" text:time-value="08:51:39.9842106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5T15:03:04.221422045</meta:creation-date>
    <dc:date>2017-01-03T11:03:24.612127519</dc:date>
    <meta:editing-duration>PT13H45M46S</meta:editing-duration>
    <meta:editing-cycles>178</meta:editing-cycles>
    <meta:generator>LibreOffice/5.2.2.2$Linux_X86_64 LibreOffice_project/20m0$Build-2</meta:generator>
    <meta:document-statistic meta:table-count="2" meta:cell-count="10591" meta:object-count="0"/>
  </office:meta>
</office:document-meta>
</file>